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07.26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d5a6bd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#b4a7d6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ackground-color="#b6d7a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ackground-color="#ffe5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ea99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fo:background-color="#9fc5e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fo:background-color="#d5a6b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d5a6b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fo:background-color="#9fc5e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fo:background-color="#d5a6bd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fo:background-color="#b4a7d6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fo:background-color="#b6d7a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fo:background-color="#ffe5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fo:background-color="#ea99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fo:background-color="#9fc5e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Default">
      <style:table-cell-properties fo:background-color="#d5a6b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>
      <style:table-cell-properties fo:background-color="#9fc5e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10.6 GeV KAON-LT physics settings</text:p>
          </table:table-cell>
          <table:table-cell table:style-name="ce9"/>
          <table:table-cell table:style-name="ce2" table:number-columns-repeated="2"/>
          <table:table-cell table:style-name="ce16" table:number-columns-repeated="3"/>
          <table:table-cell table:style-name="ce23"/>
          <table:table-cell table:style-name="ce2" table:number-columns-repeated="2"/>
          <table:table-cell table:style-name="ce23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16" table:number-columns-repeated="3"/>
          <table:table-cell table:style-name="ce23"/>
          <table:table-cell table:style-name="ce2" table:number-columns-repeated="2"/>
          <table:table-cell table:style-name="ce23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3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7" office:value-type="string" calcext:value-type="string">
            <text:p>t_I&gt;5uA (sec)</text:p>
          </table:table-cell>
          <table:table-cell table:style-name="ce17" office:value-type="string" calcext:value-type="string">
            <text:p>t_setting (sec)</text:p>
          </table:table-cell>
          <table:table-cell table:style-name="ce17" office:value-type="string" calcext:value-type="string">
            <text:p>t_PAC (hr @ 100% eff)</text:p>
          </table:table-cell>
          <table:table-cell table:style-name="ce24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3" office:value-type="string" calcext:value-type="string">
            <text:p>Q_actual /Q_PAC</text:p>
          </table:table-cell>
          <table:table-cell table:style-name="ce24" office:value-type="string" calcext:value-type="string">
            <text:p>Effective Efficiency (J/H)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4" office:value-type="string" calcext:value-type="string">
            <text:p>Q2=3.0 W=2.32 high epsilon</text:p>
          </table:table-cell>
          <table:table-cell table:style-name="ce6" table:number-columns-repeated="3"/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5" office:value-type="string" calcext:value-type="string">
            <text:p>15.18deg LH2</text:p>
          </table:table-cell>
          <table:table-cell table:style-name="ce10" office:value-type="float" office:value="4865" calcext:value-type="float">
            <text:p>4865</text:p>
          </table:table-cell>
          <table:table-cell table:style-name="ce10" office:value-type="float" office:value="102.26" calcext:value-type="float">
            <text:p>102.26</text:p>
          </table:table-cell>
          <table:table-cell table:style-name="ce11" office:value-type="float" office:value="3137" calcext:value-type="float">
            <text:p>3137</text:p>
          </table:table-cell>
          <table:table-cell table:style-name="ce18" office:value-type="float" office:value="1989.24" calcext:value-type="float">
            <text:p>1989</text:p>
          </table:table-cell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866" calcext:value-type="float">
            <text:p>4866</text:p>
          </table:table-cell>
          <table:table-cell table:style-name="ce10" office:value-type="float" office:value="120.66" calcext:value-type="float">
            <text:p>120.66</text:p>
          </table:table-cell>
          <table:table-cell table:style-name="ce11" office:value-type="float" office:value="3429" calcext:value-type="float">
            <text:p>3429</text:p>
          </table:table-cell>
          <table:table-cell table:style-name="ce18" office:value-type="float" office:value="2427.63" calcext:value-type="float">
            <text:p>2428</text:p>
          </table:table-cell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867" calcext:value-type="float">
            <text:p>4867</text:p>
          </table:table-cell>
          <table:table-cell table:style-name="ce10" office:value-type="float" office:value="59.62" calcext:value-type="float">
            <text:p>59.62</text:p>
          </table:table-cell>
          <table:table-cell table:style-name="ce11" office:value-type="float" office:value="3617" calcext:value-type="float">
            <text:p>3617</text:p>
          </table:table-cell>
          <table:table-cell table:style-name="ce18" office:value-type="float" office:value="1525.3" calcext:value-type="float">
            <text:p>1525</text:p>
          </table:table-cell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868" calcext:value-type="float">
            <text:p>4868</text:p>
          </table:table-cell>
          <table:table-cell table:style-name="ce10" office:value-type="float" office:value="69.77" calcext:value-type="float">
            <text:p>69.77</text:p>
          </table:table-cell>
          <table:table-cell table:style-name="ce11" office:value-type="float" office:value="3522" calcext:value-type="float">
            <text:p>3522</text:p>
          </table:table-cell>
          <table:table-cell table:style-name="ce18" office:value-type="float" office:value="1447.45" calcext:value-type="float">
            <text:p>1447</text:p>
          </table:table-cell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6"/>
          <table:table-cell table:style-name="ce12" table:formula="of:=SUM([.C5:.C8])" office:value-type="float" office:value="352.31" calcext:value-type="float">
            <text:p>352.31</text:p>
          </table:table-cell>
          <table:table-cell table:style-name="ce15" table:formula="of:=SUM([.D5:.D8])" office:value-type="float" office:value="13705" calcext:value-type="float">
            <text:p>13705</text:p>
          </table:table-cell>
          <table:table-cell table:style-name="ce19" table:formula="of:=SUM([.E5:.E8])" office:value-type="float" office:value="7389.62" calcext:value-type="float">
            <text:p>7390</text:p>
          </table:table-cell>
          <table:table-cell table:style-name="ce22" office:value-type="float" office:value="23601" calcext:value-type="float">
            <text:p>23601</text:p>
          </table:table-cell>
          <table:table-cell table:style-name="ce21" office:value-type="float" office:value="4.8" calcext:value-type="float">
            <text:p>5</text:p>
          </table:table-cell>
          <table:table-cell table:style-name="ce26" table:formula="of:=[.F9]/3600/[.G9]" office:value-type="string" office:string-value="136.6%" calcext:value-type="string">
            <text:p>136.6%</text:p>
          </table:table-cell>
          <table:table-cell table:style-name="ce12" table:formula="of:=[.G9]*3600*0.00007*1000" office:value-type="string" office:string-value="1209.6" calcext:value-type="string">
            <text:p>1209.6</text:p>
          </table:table-cell>
          <table:table-cell table:style-name="ce28" table:formula="of:=[.C9]/[.I9]" office:value-type="string" office:string-value="29.1%" calcext:value-type="string">
            <text:p>29.1%</text:p>
          </table:table-cell>
          <table:table-cell table:style-name="ce28" table:formula="of:=[.J9]/[.H9]" office:value-type="string" office:string-value="21.3%" calcext:value-type="string">
            <text:p>21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 table:number-columns-repeated="3"/>
          <table:table-cell table:style-name="ce11"/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5" office:value-type="string" calcext:value-type="string">
            <text:p>15.18deg Dummy</text:p>
          </table:table-cell>
          <table:table-cell table:style-name="ce10" office:value-type="float" office:value="4870" calcext:value-type="float">
            <text:p>4870</text:p>
          </table:table-cell>
          <table:table-cell table:style-name="ce10" office:value-type="float" office:value="31.91" calcext:value-type="float">
            <text:p>31.91</text:p>
          </table:table-cell>
          <table:table-cell table:style-name="ce15" office:value-type="float" office:value="956" calcext:value-type="float">
            <text:p>956</text:p>
          </table:table-cell>
          <table:table-cell table:style-name="ce19" office:value-type="float" office:value="853.67" calcext:value-type="float">
            <text:p>854</text:p>
          </table:table-cell>
          <table:table-cell table:style-name="ce22" office:value-type="float" office:value="2340" calcext:value-type="float">
            <text:p>2340</text:p>
          </table:table-cell>
          <table:table-cell table:style-name="ce21" office:value-type="float" office:value="0.3" calcext:value-type="float">
            <text:p>0</text:p>
          </table:table-cell>
          <table:table-cell table:style-name="ce26" table:formula="of:=[.F11]/3600/[.G11]" office:value-type="string" office:string-value="216.7%" calcext:value-type="string">
            <text:p>216.7%</text:p>
          </table:table-cell>
          <table:table-cell table:style-name="ce12" table:formula="of:=[.G11]*3600*0.00007*1000" office:value-type="string" office:string-value="75.6" calcext:value-type="string">
            <text:p>75.6</text:p>
          </table:table-cell>
          <table:table-cell table:style-name="ce28" table:formula="of:=[.C11]/[.I11]" office:value-type="string" office:string-value="42.2%" calcext:value-type="string">
            <text:p>42.2%</text:p>
          </table:table-cell>
          <table:table-cell table:style-name="ce28" table:formula="of:=[.J11]/[.H11]" office:value-type="string" office:string-value="19.5%" calcext:value-type="string">
            <text:p>19.5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 table:number-columns-repeated="3"/>
          <table:table-cell table:style-name="ce11"/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5" office:value-type="string" calcext:value-type="string">
            <text:p>18.18deg LH2</text:p>
          </table:table-cell>
          <table:table-cell table:style-name="ce10" office:value-type="float" office:value="4871" calcext:value-type="float">
            <text:p>4871</text:p>
          </table:table-cell>
          <table:table-cell table:style-name="ce10" office:value-type="float" office:value="91.59" calcext:value-type="float">
            <text:p>91.59</text:p>
          </table:table-cell>
          <table:table-cell table:style-name="ce11" office:value-type="float" office:value="2660" calcext:value-type="float">
            <text:p>2660</text:p>
          </table:table-cell>
          <table:table-cell table:style-name="ce18" office:value-type="float" office:value="1595.22" calcext:value-type="float">
            <text:p>1595</text:p>
          </table:table-cell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873" calcext:value-type="float">
            <text:p>4873</text:p>
          </table:table-cell>
          <table:table-cell table:style-name="ce10" office:value-type="float" office:value="91.51" calcext:value-type="float">
            <text:p>91.51</text:p>
          </table:table-cell>
          <table:table-cell table:style-name="ce11" office:value-type="float" office:value="3145" calcext:value-type="float">
            <text:p>3145</text:p>
          </table:table-cell>
          <table:table-cell table:style-name="ce18" office:value-type="float" office:value="2111.15" calcext:value-type="float">
            <text:p>2111</text:p>
          </table:table-cell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874" calcext:value-type="float">
            <text:p>4874</text:p>
          </table:table-cell>
          <table:table-cell table:style-name="ce10" office:value-type="float" office:value="41.74" calcext:value-type="float">
            <text:p>41.74</text:p>
          </table:table-cell>
          <table:table-cell table:style-name="ce11" office:value-type="float" office:value="1482" calcext:value-type="float">
            <text:p>1482</text:p>
          </table:table-cell>
          <table:table-cell table:style-name="ce18" office:value-type="float" office:value="975.68" calcext:value-type="float">
            <text:p>976</text:p>
          </table:table-cell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875" calcext:value-type="float">
            <text:p>4875</text:p>
          </table:table-cell>
          <table:table-cell table:style-name="ce10" office:value-type="float" office:value="121.1" calcext:value-type="float">
            <text:p>121.1</text:p>
          </table:table-cell>
          <table:table-cell table:style-name="ce11" office:value-type="float" office:value="3722" calcext:value-type="float">
            <text:p>3722</text:p>
          </table:table-cell>
          <table:table-cell table:style-name="ce18" office:value-type="float" office:value="2531.45" calcext:value-type="float">
            <text:p>2531</text:p>
          </table:table-cell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876" calcext:value-type="float">
            <text:p>4876</text:p>
          </table:table-cell>
          <table:table-cell table:style-name="ce10" office:value-type="float" office:value="71.46" calcext:value-type="float">
            <text:p>71.46</text:p>
          </table:table-cell>
          <table:table-cell table:style-name="ce11" office:value-type="float" office:value="3557" calcext:value-type="float">
            <text:p>3557</text:p>
          </table:table-cell>
          <table:table-cell table:style-name="ce18" office:value-type="float" office:value="1396.06" calcext:value-type="float">
            <text:p>1396</text:p>
          </table:table-cell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877" calcext:value-type="float">
            <text:p>4877</text:p>
          </table:table-cell>
          <table:table-cell table:style-name="ce10" office:value-type="float" office:value="135.91" calcext:value-type="float">
            <text:p>135.91</text:p>
          </table:table-cell>
          <table:table-cell table:style-name="ce11" office:value-type="float" office:value="3526" calcext:value-type="float">
            <text:p>3526</text:p>
          </table:table-cell>
          <table:table-cell table:style-name="ce18" office:value-type="float" office:value="2410.06" calcext:value-type="float">
            <text:p>2410</text:p>
          </table:table-cell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878" calcext:value-type="float">
            <text:p>4878</text:p>
          </table:table-cell>
          <table:table-cell table:style-name="ce10" office:value-type="float" office:value="161.77" calcext:value-type="float">
            <text:p>161.77</text:p>
          </table:table-cell>
          <table:table-cell table:style-name="ce11" office:value-type="float" office:value="145" calcext:value-type="float">
            <text:p>145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879" calcext:value-type="float">
            <text:p>4879</text:p>
          </table:table-cell>
          <table:table-cell table:style-name="ce10" office:value-type="float" office:value="132.26" calcext:value-type="float">
            <text:p>132.26</text:p>
          </table:table-cell>
          <table:table-cell table:style-name="ce11" office:value-type="float" office:value="3827" calcext:value-type="float">
            <text:p>3827</text:p>
          </table:table-cell>
          <table:table-cell table:style-name="ce18" office:value-type="float" office:value="2574.33" calcext:value-type="float">
            <text:p>2574</text:p>
          </table:table-cell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6"/>
          <table:table-cell table:style-name="ce12" table:formula="of:=SUM([.C13:.C20])" office:value-type="float" office:value="847.34" calcext:value-type="float">
            <text:p>847.34</text:p>
          </table:table-cell>
          <table:table-cell table:style-name="ce15" table:formula="of:=SUM([.D13:.D20])" office:value-type="float" office:value="22064" calcext:value-type="float">
            <text:p>22064</text:p>
          </table:table-cell>
          <table:table-cell table:style-name="ce19" table:formula="of:=SUM([.E13:.E20])" office:value-type="float" office:value="13593.95" calcext:value-type="float">
            <text:p>13594</text:p>
          </table:table-cell>
          <table:table-cell table:style-name="ce22" office:value-type="float" office:value="30420" calcext:value-type="float">
            <text:p>30420</text:p>
          </table:table-cell>
          <table:table-cell table:style-name="ce21" office:value-type="float" office:value="4.8" calcext:value-type="float">
            <text:p>5</text:p>
          </table:table-cell>
          <table:table-cell table:style-name="ce26" table:formula="of:=[.F21]/3600/[.G21]" office:value-type="string" office:string-value="176.0%" calcext:value-type="string">
            <text:p>176.0%</text:p>
          </table:table-cell>
          <table:table-cell table:style-name="ce12" table:formula="of:=[.G21]*3600*0.00007*1000" office:value-type="string" office:string-value="1209.6" calcext:value-type="string">
            <text:p>1209.6</text:p>
          </table:table-cell>
          <table:table-cell table:style-name="ce28" table:formula="of:=[.C21]/[.I21]" office:value-type="string" office:string-value="70.1%" calcext:value-type="string">
            <text:p>70.1%</text:p>
          </table:table-cell>
          <table:table-cell table:style-name="ce28" table:formula="of:=[.J21]/[.H21]" office:value-type="string" office:string-value="39.8%" calcext:value-type="string">
            <text:p>39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 table:number-columns-repeated="3"/>
          <table:table-cell table:style-name="ce11"/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5" office:value-type="string" calcext:value-type="string">
            <text:p>18.18deg Dummy</text:p>
          </table:table-cell>
          <table:table-cell table:style-name="ce10" office:value-type="float" office:value="4880" calcext:value-type="float">
            <text:p>4880</text:p>
          </table:table-cell>
          <table:table-cell table:style-name="ce10" office:value-type="float" office:value="43.67" calcext:value-type="float">
            <text:p>43.67</text:p>
          </table:table-cell>
          <table:table-cell table:style-name="ce15" office:value-type="float" office:value="1096" calcext:value-type="float">
            <text:p>1096</text:p>
          </table:table-cell>
          <table:table-cell table:style-name="ce18"/>
          <table:table-cell table:style-name="ce22" office:value-type="float" office:value="1200" calcext:value-type="float">
            <text:p>1200</text:p>
          </table:table-cell>
          <table:table-cell table:style-name="ce21" office:value-type="float" office:value="0.3" calcext:value-type="float">
            <text:p>0</text:p>
          </table:table-cell>
          <table:table-cell table:style-name="ce26" table:formula="of:=[.F23]/3600/[.G23]" office:value-type="string" office:string-value="111.1%" calcext:value-type="string">
            <text:p>111.1%</text:p>
          </table:table-cell>
          <table:table-cell table:style-name="ce12" table:formula="of:=[.G23]*3600*0.00007*1000" office:value-type="string" office:string-value="75.6" calcext:value-type="string">
            <text:p>75.6</text:p>
          </table:table-cell>
          <table:table-cell table:style-name="ce28" table:formula="of:=[.C23]/[.I23]" office:value-type="string" office:string-value="57.8%" calcext:value-type="string">
            <text:p>57.8%</text:p>
          </table:table-cell>
          <table:table-cell table:style-name="ce28" table:formula="of:=[.J23]/[.H23]" office:value-type="string" office:string-value="52.0%" calcext:value-type="string">
            <text:p>52.0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 table:number-columns-repeated="3"/>
          <table:table-cell table:style-name="ce11"/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5" office:value-type="string" calcext:value-type="string">
            <text:p>21.18deg Dummy</text:p>
          </table:table-cell>
          <table:table-cell table:style-name="ce10" office:value-type="float" office:value="4881" calcext:value-type="float">
            <text:p>4881</text:p>
          </table:table-cell>
          <table:table-cell table:style-name="ce10" office:value-type="float" office:value="38.84" calcext:value-type="float">
            <text:p>38.84</text:p>
          </table:table-cell>
          <table:table-cell table:style-name="ce15" office:value-type="float" office:value="1041" calcext:value-type="float">
            <text:p>1041</text:p>
          </table:table-cell>
          <table:table-cell table:style-name="ce19" office:value-type="float" office:value="991.02" calcext:value-type="float">
            <text:p>991</text:p>
          </table:table-cell>
          <table:table-cell table:style-name="ce22" office:value-type="float" office:value="1041" calcext:value-type="float">
            <text:p>1041</text:p>
          </table:table-cell>
          <table:table-cell table:style-name="ce21" office:value-type="float" office:value="0.3" calcext:value-type="float">
            <text:p>0</text:p>
          </table:table-cell>
          <table:table-cell table:style-name="ce26" table:formula="of:=[.F25]/3600/[.G25]" office:value-type="string" office:string-value="96.4%" calcext:value-type="string">
            <text:p>96.4%</text:p>
          </table:table-cell>
          <table:table-cell table:style-name="ce12" table:formula="of:=[.G25]*3600*0.00007*1000" office:value-type="string" office:string-value="75.6" calcext:value-type="string">
            <text:p>75.6</text:p>
          </table:table-cell>
          <table:table-cell table:style-name="ce28" table:formula="of:=[.C25]/[.I25]" office:value-type="string" office:string-value="51.4%" calcext:value-type="string">
            <text:p>51.4%</text:p>
          </table:table-cell>
          <table:table-cell table:style-name="ce28" table:formula="of:=[.J25]/[.H25]" office:value-type="string" office:string-value="53.3%" calcext:value-type="string">
            <text:p>53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 table:number-columns-repeated="3"/>
          <table:table-cell table:style-name="ce11"/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5" office:value-type="string" calcext:value-type="string">
            <text:p>21.18deg LH2</text:p>
          </table:table-cell>
          <table:table-cell table:style-name="ce10" office:value-type="float" office:value="4882" calcext:value-type="float">
            <text:p>4882</text:p>
          </table:table-cell>
          <table:table-cell table:style-name="ce10" office:value-type="float" office:value="89.21" calcext:value-type="float">
            <text:p>89.21</text:p>
          </table:table-cell>
          <table:table-cell table:style-name="ce11" office:value-type="float" office:value="2643" calcext:value-type="float">
            <text:p>2643</text:p>
          </table:table-cell>
          <table:table-cell table:style-name="ce18" office:value-type="float" office:value="2297.16" calcext:value-type="float">
            <text:p>2297</text:p>
          </table:table-cell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884" calcext:value-type="float">
            <text:p>4884</text:p>
          </table:table-cell>
          <table:table-cell table:style-name="ce10" office:value-type="float" office:value="45.37" calcext:value-type="float">
            <text:p>45.37</text:p>
          </table:table-cell>
          <table:table-cell table:style-name="ce11" office:value-type="float" office:value="1209" calcext:value-type="float">
            <text:p>1209</text:p>
          </table:table-cell>
          <table:table-cell table:style-name="ce18" office:value-type="float" office:value="1169.3" calcext:value-type="float">
            <text:p>1169</text:p>
          </table:table-cell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885" calcext:value-type="float">
            <text:p>4885</text:p>
          </table:table-cell>
          <table:table-cell table:style-name="ce10" office:value-type="float" office:value="89.52" calcext:value-type="float">
            <text:p>89.52</text:p>
          </table:table-cell>
          <table:table-cell table:style-name="ce11" office:value-type="float" office:value="2309" calcext:value-type="float">
            <text:p>2309</text:p>
          </table:table-cell>
          <table:table-cell table:style-name="ce18" office:value-type="float" office:value="2268.18" calcext:value-type="float">
            <text:p>2268</text:p>
          </table:table-cell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887" calcext:value-type="float">
            <text:p>4887</text:p>
          </table:table-cell>
          <table:table-cell table:style-name="ce10" office:value-type="float" office:value="90.15" calcext:value-type="float">
            <text:p>90.15</text:p>
          </table:table-cell>
          <table:table-cell table:style-name="ce11" office:value-type="float" office:value="2660" calcext:value-type="float">
            <text:p>2660</text:p>
          </table:table-cell>
          <table:table-cell table:style-name="ce18" office:value-type="float" office:value="2348.57" calcext:value-type="float">
            <text:p>2349</text:p>
          </table:table-cell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888" calcext:value-type="float">
            <text:p>4888</text:p>
          </table:table-cell>
          <table:table-cell table:style-name="ce10" office:value-type="float" office:value="72.16" calcext:value-type="float">
            <text:p>72.16</text:p>
          </table:table-cell>
          <table:table-cell table:style-name="ce11" office:value-type="float" office:value="2239" calcext:value-type="float">
            <text:p>2239</text:p>
          </table:table-cell>
          <table:table-cell table:style-name="ce18" office:value-type="float" office:value="1882.36" calcext:value-type="float">
            <text:p>1882</text:p>
          </table:table-cell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889" calcext:value-type="float">
            <text:p>4889</text:p>
          </table:table-cell>
          <table:table-cell table:style-name="ce10" office:value-type="float" office:value="80.09" calcext:value-type="float">
            <text:p>80.09</text:p>
          </table:table-cell>
          <table:table-cell table:style-name="ce11" office:value-type="float" office:value="1880" calcext:value-type="float">
            <text:p>1880</text:p>
          </table:table-cell>
          <table:table-cell table:style-name="ce18" office:value-type="float" office:value="1419.17" calcext:value-type="float">
            <text:p>1419</text:p>
          </table:table-cell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890" calcext:value-type="float">
            <text:p>4890</text:p>
          </table:table-cell>
          <table:table-cell table:style-name="ce10" office:value-type="float" office:value="80.07" calcext:value-type="float">
            <text:p>80.07</text:p>
          </table:table-cell>
          <table:table-cell table:style-name="ce11" office:value-type="float" office:value="1850" calcext:value-type="float">
            <text:p>1850</text:p>
          </table:table-cell>
          <table:table-cell table:style-name="ce18" office:value-type="float" office:value="1430.25" calcext:value-type="float">
            <text:p>1430</text:p>
          </table:table-cell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6"/>
          <table:table-cell table:style-name="ce12" table:formula="of:=SUM([.C27:.C33])" office:value-type="float" office:value="546.57" calcext:value-type="float">
            <text:p>546.57</text:p>
          </table:table-cell>
          <table:table-cell table:style-name="ce15" table:formula="of:=SUM([.D27:.D33])" office:value-type="float" office:value="14790" calcext:value-type="float">
            <text:p>14790</text:p>
          </table:table-cell>
          <table:table-cell table:style-name="ce19" table:formula="of:=SUM([.E27:.E33])" office:value-type="float" office:value="12814.99" calcext:value-type="float">
            <text:p>12815</text:p>
          </table:table-cell>
          <table:table-cell table:style-name="ce22" office:value-type="float" office:value="19299" calcext:value-type="float">
            <text:p>19299</text:p>
          </table:table-cell>
          <table:table-cell table:style-name="ce21" office:value-type="float" office:value="4.8" calcext:value-type="float">
            <text:p>5</text:p>
          </table:table-cell>
          <table:table-cell table:style-name="ce26" table:formula="of:=[.F34]/3600/[.G34]" office:value-type="string" office:string-value="111.7%" calcext:value-type="string">
            <text:p>111.7%</text:p>
          </table:table-cell>
          <table:table-cell table:style-name="ce12" table:formula="of:=[.G34]*3600*0.00007*1000" office:value-type="string" office:string-value="1209.6" calcext:value-type="string">
            <text:p>1209.6</text:p>
          </table:table-cell>
          <table:table-cell table:style-name="ce28" table:formula="of:=[.C34]/[.I34]" office:value-type="string" office:string-value="45.2%" calcext:value-type="string">
            <text:p>45.2%</text:p>
          </table:table-cell>
          <table:table-cell table:style-name="ce28" table:formula="of:=[.J34]/[.H34]" office:value-type="string" office:string-value="40.5%" calcext:value-type="string">
            <text:p>40.5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 table:number-columns-repeated="3"/>
          <table:table-cell table:style-name="ce11"/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4" office:value-type="string" calcext:value-type="string">
            <text:p>Q2=2.11 W=2.95 high epsilon</text:p>
          </table:table-cell>
          <table:table-cell table:style-name="ce6" table:number-columns-repeated="2"/>
          <table:table-cell table:style-name="ce11"/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5" office:value-type="string" calcext:value-type="string">
            <text:p>13.74deg LH2</text:p>
          </table:table-cell>
          <table:table-cell table:style-name="ce10" office:value-type="float" office:value="4892" calcext:value-type="float">
            <text:p>4892</text:p>
          </table:table-cell>
          <table:table-cell table:style-name="ce10" office:value-type="float" office:value="51.2" calcext:value-type="float">
            <text:p>51.2</text:p>
          </table:table-cell>
          <table:table-cell table:style-name="ce11" office:value-type="float" office:value="1856" calcext:value-type="float">
            <text:p>1856</text:p>
          </table:table-cell>
          <table:table-cell table:style-name="ce20" office:value-type="float" office:value="862.05" calcext:value-type="float">
            <text:p>862</text:p>
          </table:table-cell>
          <table:table-cell table:style-name="ce20"/>
          <table:table-cell table:style-name="ce18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893" calcext:value-type="float">
            <text:p>4893</text:p>
          </table:table-cell>
          <table:table-cell table:style-name="ce10" office:value-type="float" office:value="84.04" calcext:value-type="float">
            <text:p>84.04</text:p>
          </table:table-cell>
          <table:table-cell table:style-name="ce11" office:value-type="float" office:value="2854" calcext:value-type="float">
            <text:p>2854</text:p>
          </table:table-cell>
          <table:table-cell table:style-name="ce20" office:value-type="float" office:value="1747.57" calcext:value-type="float">
            <text:p>1748</text:p>
          </table:table-cell>
          <table:table-cell table:style-name="ce20"/>
          <table:table-cell table:style-name="ce18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894" calcext:value-type="float">
            <text:p>4894</text:p>
          </table:table-cell>
          <table:table-cell table:style-name="ce10" office:value-type="float" office:value="27.18" calcext:value-type="float">
            <text:p>27.18</text:p>
          </table:table-cell>
          <table:table-cell table:style-name="ce11" office:value-type="float" office:value="2668" calcext:value-type="float">
            <text:p>2668</text:p>
          </table:table-cell>
          <table:table-cell table:style-name="ce20" office:value-type="float" office:value="563.43" calcext:value-type="float">
            <text:p>563</text:p>
          </table:table-cell>
          <table:table-cell table:style-name="ce20"/>
          <table:table-cell table:style-name="ce18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895" calcext:value-type="float">
            <text:p>4895</text:p>
          </table:table-cell>
          <table:table-cell table:style-name="ce10" office:value-type="float" office:value="25.87" calcext:value-type="float">
            <text:p>25.87</text:p>
          </table:table-cell>
          <table:table-cell table:style-name="ce11" office:value-type="float" office:value="589" calcext:value-type="float">
            <text:p>589</text:p>
          </table:table-cell>
          <table:table-cell table:style-name="ce20" office:value-type="float" office:value="489.46" calcext:value-type="float">
            <text:p>489</text:p>
          </table:table-cell>
          <table:table-cell table:style-name="ce20"/>
          <table:table-cell table:style-name="ce18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896" calcext:value-type="float">
            <text:p>4896</text:p>
          </table:table-cell>
          <table:table-cell table:style-name="ce10" office:value-type="float" office:value="11.84" calcext:value-type="float">
            <text:p>11.84</text:p>
          </table:table-cell>
          <table:table-cell table:style-name="ce11" office:value-type="float" office:value="2401" calcext:value-type="float">
            <text:p>2401</text:p>
          </table:table-cell>
          <table:table-cell table:style-name="ce20" office:value-type="float" office:value="2126.25" calcext:value-type="float">
            <text:p>2126</text:p>
          </table:table-cell>
          <table:table-cell table:style-name="ce20"/>
          <table:table-cell table:style-name="ce18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897" calcext:value-type="float">
            <text:p>4897</text:p>
          </table:table-cell>
          <table:table-cell table:style-name="ce10" office:value-type="float" office:value="109.48" calcext:value-type="float">
            <text:p>109.48</text:p>
          </table:table-cell>
          <table:table-cell table:style-name="ce11" office:value-type="float" office:value="2273" calcext:value-type="float">
            <text:p>2273</text:p>
          </table:table-cell>
          <table:table-cell table:style-name="ce20" office:value-type="float" office:value="2051.52" calcext:value-type="float">
            <text:p>2052</text:p>
          </table:table-cell>
          <table:table-cell table:style-name="ce20"/>
          <table:table-cell table:style-name="ce18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898" calcext:value-type="float">
            <text:p>4898</text:p>
          </table:table-cell>
          <table:table-cell table:style-name="ce10" office:value-type="float" office:value="44.16" calcext:value-type="float">
            <text:p>44.16</text:p>
          </table:table-cell>
          <table:table-cell table:style-name="ce11" office:value-type="float" office:value="1995" calcext:value-type="float">
            <text:p>1995</text:p>
          </table:table-cell>
          <table:table-cell table:style-name="ce20" office:value-type="float" office:value="929.69" calcext:value-type="float">
            <text:p>930</text:p>
          </table:table-cell>
          <table:table-cell table:style-name="ce20"/>
          <table:table-cell table:style-name="ce18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899" calcext:value-type="float">
            <text:p>4899</text:p>
          </table:table-cell>
          <table:table-cell table:style-name="ce10" office:value-type="float" office:value="70.56" calcext:value-type="float">
            <text:p>70.56</text:p>
          </table:table-cell>
          <table:table-cell table:style-name="ce11" office:value-type="float" office:value="2740" calcext:value-type="float">
            <text:p>2740</text:p>
          </table:table-cell>
          <table:table-cell table:style-name="ce20" office:value-type="float" office:value="1506.54" calcext:value-type="float">
            <text:p>1507</text:p>
          </table:table-cell>
          <table:table-cell table:style-name="ce20"/>
          <table:table-cell table:style-name="ce18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900" calcext:value-type="float">
            <text:p>4900</text:p>
          </table:table-cell>
          <table:table-cell table:style-name="ce10" office:value-type="float" office:value="78.47" calcext:value-type="float">
            <text:p>78.47</text:p>
          </table:table-cell>
          <table:table-cell table:style-name="ce11" office:value-type="float" office:value="3282" calcext:value-type="float">
            <text:p>3282</text:p>
          </table:table-cell>
          <table:table-cell table:style-name="ce20" office:value-type="float" office:value="1728.73" calcext:value-type="float">
            <text:p>1729</text:p>
          </table:table-cell>
          <table:table-cell table:style-name="ce20"/>
          <table:table-cell table:style-name="ce18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901" calcext:value-type="float">
            <text:p>4901</text:p>
          </table:table-cell>
          <table:table-cell table:style-name="ce10" office:value-type="float" office:value="35.04" calcext:value-type="float">
            <text:p>35.04</text:p>
          </table:table-cell>
          <table:table-cell table:style-name="ce11" office:value-type="float" office:value="1528" calcext:value-type="float">
            <text:p>1528</text:p>
          </table:table-cell>
          <table:table-cell table:style-name="ce20" office:value-type="float" office:value="689.84" calcext:value-type="float">
            <text:p>690</text:p>
          </table:table-cell>
          <table:table-cell table:style-name="ce20"/>
          <table:table-cell table:style-name="ce18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904" calcext:value-type="float">
            <text:p>4904</text:p>
          </table:table-cell>
          <table:table-cell table:style-name="ce10" office:value-type="float" office:value="31.96" calcext:value-type="float">
            <text:p>31.96</text:p>
          </table:table-cell>
          <table:table-cell table:style-name="ce11" office:value-type="float" office:value="1419" calcext:value-type="float">
            <text:p>1419</text:p>
          </table:table-cell>
          <table:table-cell table:style-name="ce20" office:value-type="float" office:value="578.9" calcext:value-type="float">
            <text:p>579</text:p>
          </table:table-cell>
          <table:table-cell table:style-name="ce20"/>
          <table:table-cell table:style-name="ce18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905" calcext:value-type="float">
            <text:p>4905</text:p>
          </table:table-cell>
          <table:table-cell table:style-name="ce10" office:value-type="float" office:value="49.92" calcext:value-type="float">
            <text:p>49.92</text:p>
          </table:table-cell>
          <table:table-cell table:style-name="ce11" office:value-type="float" office:value="1610" calcext:value-type="float">
            <text:p>1610</text:p>
          </table:table-cell>
          <table:table-cell table:style-name="ce20" office:value-type="float" office:value="1013.92" calcext:value-type="float">
            <text:p>1014</text:p>
          </table:table-cell>
          <table:table-cell table:style-name="ce20"/>
          <table:table-cell table:style-name="ce18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906" calcext:value-type="float">
            <text:p>4906</text:p>
          </table:table-cell>
          <table:table-cell table:style-name="ce10" office:value-type="float" office:value="105.16" calcext:value-type="float">
            <text:p>105.16</text:p>
          </table:table-cell>
          <table:table-cell table:style-name="ce11" office:value-type="float" office:value="2606" calcext:value-type="float">
            <text:p>2606</text:p>
          </table:table-cell>
          <table:table-cell table:style-name="ce20" office:value-type="float" office:value="2092.3" calcext:value-type="float">
            <text:p>2092</text:p>
          </table:table-cell>
          <table:table-cell table:style-name="ce20"/>
          <table:table-cell table:style-name="ce18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907" calcext:value-type="float">
            <text:p>4907</text:p>
          </table:table-cell>
          <table:table-cell table:style-name="ce10" office:value-type="float" office:value="53.31" calcext:value-type="float">
            <text:p>53.31</text:p>
          </table:table-cell>
          <table:table-cell table:style-name="ce11" office:value-type="float" office:value="2142" calcext:value-type="float">
            <text:p>2142</text:p>
          </table:table-cell>
          <table:table-cell table:style-name="ce20" office:value-type="float" office:value="1069.21" calcext:value-type="float">
            <text:p>1069</text:p>
          </table:table-cell>
          <table:table-cell table:style-name="ce20"/>
          <table:table-cell table:style-name="ce18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908" calcext:value-type="float">
            <text:p>4908</text:p>
          </table:table-cell>
          <table:table-cell table:style-name="ce10" office:value-type="float" office:value="84.59" calcext:value-type="float">
            <text:p>84.59</text:p>
          </table:table-cell>
          <table:table-cell table:style-name="ce11" office:value-type="float" office:value="2965" calcext:value-type="float">
            <text:p>2965</text:p>
          </table:table-cell>
          <table:table-cell table:style-name="ce20" office:value-type="float" office:value="1729.62" calcext:value-type="float">
            <text:p>1730</text:p>
          </table:table-cell>
          <table:table-cell table:style-name="ce20"/>
          <table:table-cell table:style-name="ce18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909" calcext:value-type="float">
            <text:p>4909</text:p>
          </table:table-cell>
          <table:table-cell table:style-name="ce10" office:value-type="float" office:value="85.08" calcext:value-type="float">
            <text:p>85.08</text:p>
          </table:table-cell>
          <table:table-cell table:style-name="ce11" office:value-type="float" office:value="2095" calcext:value-type="float">
            <text:p>2095</text:p>
          </table:table-cell>
          <table:table-cell table:style-name="ce20" office:value-type="float" office:value="1192.83" calcext:value-type="float">
            <text:p>1193</text:p>
          </table:table-cell>
          <table:table-cell table:style-name="ce20"/>
          <table:table-cell table:style-name="ce18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6"/>
          <table:table-cell table:style-name="ce12" table:formula="of:=SUM([.C37:.C52])" office:value-type="float" office:value="947.86" calcext:value-type="float">
            <text:p>947.86</text:p>
          </table:table-cell>
          <table:table-cell table:style-name="ce15" table:formula="of:=SUM([.D37:.D52])" office:value-type="float" office:value="35023" calcext:value-type="float">
            <text:p>35023</text:p>
          </table:table-cell>
          <table:table-cell table:style-name="ce21" table:formula="of:=SUM([.E37:.E52])" office:value-type="float" office:value="20371.86" calcext:value-type="float">
            <text:p>20372</text:p>
          </table:table-cell>
          <table:table-cell table:style-name="ce22" office:value-type="float" office:value="62385" calcext:value-type="float">
            <text:p>62385</text:p>
          </table:table-cell>
          <table:table-cell table:style-name="ce21" office:value-type="float" office:value="19.8" calcext:value-type="float">
            <text:p>20</text:p>
          </table:table-cell>
          <table:table-cell table:style-name="ce26" table:formula="of:=[.F53]/3600/[.G53]" office:value-type="string" office:string-value="87.5%" calcext:value-type="string">
            <text:p>87.5%</text:p>
          </table:table-cell>
          <table:table-cell table:style-name="ce12" table:formula="of:=[.G53]*3600*0.00007*1000" office:value-type="string" office:string-value="4989.6" calcext:value-type="string">
            <text:p>4989.6</text:p>
          </table:table-cell>
          <table:table-cell table:style-name="ce28" table:formula="of:=[.C53]/[.I53]" office:value-type="string" office:string-value="19.0%" calcext:value-type="string">
            <text:p>19.0%</text:p>
          </table:table-cell>
          <table:table-cell table:style-name="ce28" table:formula="of:=[.J53]/[.H53]" office:value-type="string" office:string-value="21.7%" calcext:value-type="string">
            <text:p>21.7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 table:number-columns-repeated="3"/>
          <table:table-cell table:style-name="ce11"/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5" office:value-type="string" calcext:value-type="string">
            <text:p>13.74deg Dummy</text:p>
          </table:table-cell>
          <table:table-cell table:style-name="ce10" office:value-type="float" office:value="4910" calcext:value-type="float">
            <text:p>4910</text:p>
          </table:table-cell>
          <table:table-cell table:style-name="ce10" office:value-type="float" office:value="29.16" calcext:value-type="float">
            <text:p>29.16</text:p>
          </table:table-cell>
          <table:table-cell table:style-name="ce11" office:value-type="float" office:value="1509" calcext:value-type="float">
            <text:p>1509</text:p>
          </table:table-cell>
          <table:table-cell table:style-name="ce18" office:value-type="float" office:value="861.69" calcext:value-type="float">
            <text:p>862</text:p>
          </table:table-cell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911" calcext:value-type="float">
            <text:p>4911</text:p>
          </table:table-cell>
          <table:table-cell table:style-name="ce10" office:value-type="float" office:value="53.18" calcext:value-type="float">
            <text:p>53.18</text:p>
          </table:table-cell>
          <table:table-cell table:style-name="ce11" office:value-type="float" office:value="3330" calcext:value-type="float">
            <text:p>3330</text:p>
          </table:table-cell>
          <table:table-cell table:style-name="ce18" office:value-type="float" office:value="2033.97" calcext:value-type="float">
            <text:p>2034</text:p>
          </table:table-cell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912" calcext:value-type="float">
            <text:p>4912</text:p>
          </table:table-cell>
          <table:table-cell table:style-name="ce10" office:value-type="float" office:value="76.57" calcext:value-type="float">
            <text:p>76.57</text:p>
          </table:table-cell>
          <table:table-cell table:style-name="ce11" office:value-type="float" office:value="2619" calcext:value-type="float">
            <text:p>2619</text:p>
          </table:table-cell>
          <table:table-cell table:style-name="ce18" office:value-type="float" office:value="2085.49" calcext:value-type="float">
            <text:p>2085</text:p>
          </table:table-cell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6"/>
          <table:table-cell table:style-name="ce12" table:formula="of:=SUM([.C55:.C57])" office:value-type="float" office:value="158.91" calcext:value-type="float">
            <text:p>158.91</text:p>
          </table:table-cell>
          <table:table-cell table:style-name="ce15" table:formula="of:=SUM([.D55:.D57])" office:value-type="float" office:value="7458" calcext:value-type="float">
            <text:p>7458</text:p>
          </table:table-cell>
          <table:table-cell table:style-name="ce19" table:formula="of:=SUM([.E55:.E57])" office:value-type="float" office:value="4981.15" calcext:value-type="float">
            <text:p>4981</text:p>
          </table:table-cell>
          <table:table-cell table:style-name="ce22" office:value-type="float" office:value="7629" calcext:value-type="float">
            <text:p>7629</text:p>
          </table:table-cell>
          <table:table-cell table:style-name="ce21" office:value-type="float" office:value="1.4" calcext:value-type="float">
            <text:p>1</text:p>
          </table:table-cell>
          <table:table-cell table:style-name="ce26" table:formula="of:=[.F58]/3600/[.G58]" office:value-type="string" office:string-value="151.4%" calcext:value-type="string">
            <text:p>151.4%</text:p>
          </table:table-cell>
          <table:table-cell table:style-name="ce12" table:formula="of:=[.G58]*3600*0.00007*1000" office:value-type="string" office:string-value="352.8" calcext:value-type="string">
            <text:p>352.8</text:p>
          </table:table-cell>
          <table:table-cell table:style-name="ce28" table:formula="of:=[.C58]/[.I58]" office:value-type="string" office:string-value="45.0%" calcext:value-type="string">
            <text:p>45.0%</text:p>
          </table:table-cell>
          <table:table-cell table:style-name="ce28" table:formula="of:=[.J58]/[.H58]" office:value-type="string" office:string-value="29.8%" calcext:value-type="string">
            <text:p>29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 table:number-columns-repeated="3"/>
          <table:table-cell table:style-name="ce11"/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5" office:value-type="string" calcext:value-type="string">
            <text:p>10.735deg Dummy</text:p>
          </table:table-cell>
          <table:table-cell table:style-name="ce10" office:value-type="float" office:value="4913" calcext:value-type="float">
            <text:p>4913</text:p>
          </table:table-cell>
          <table:table-cell table:style-name="ce10" office:value-type="float" office:value="91.96" calcext:value-type="float">
            <text:p>91.96</text:p>
          </table:table-cell>
          <table:table-cell table:style-name="ce15" office:value-type="float" office:value="2609" calcext:value-type="float">
            <text:p>2609</text:p>
          </table:table-cell>
          <table:table-cell table:style-name="ce19" office:value-type="float" office:value="2430.86" calcext:value-type="float">
            <text:p>2431</text:p>
          </table:table-cell>
          <table:table-cell table:style-name="ce22" office:value-type="float" office:value="2820" calcext:value-type="float">
            <text:p>2820</text:p>
          </table:table-cell>
          <table:table-cell table:style-name="ce21" office:value-type="float" office:value="1.4" calcext:value-type="float">
            <text:p>1</text:p>
          </table:table-cell>
          <table:table-cell table:style-name="ce26" table:formula="of:=[.F60]/3600/[.G60]" office:value-type="string" office:string-value="56.0%" calcext:value-type="string">
            <text:p>56.0%</text:p>
          </table:table-cell>
          <table:table-cell table:style-name="ce12" table:formula="of:=[.G60]*3600*0.00007*1000" office:value-type="string" office:string-value="352.8" calcext:value-type="string">
            <text:p>352.8</text:p>
          </table:table-cell>
          <table:table-cell table:style-name="ce28" table:formula="of:=[.C60]/[.I60]" office:value-type="string" office:string-value="26.1%" calcext:value-type="string">
            <text:p>26.1%</text:p>
          </table:table-cell>
          <table:table-cell table:style-name="ce28" table:formula="of:=[.J60]/[.H60]" office:value-type="string" office:string-value="46.6%" calcext:value-type="string">
            <text:p>46.6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 table:number-columns-repeated="3"/>
          <table:table-cell table:style-name="ce11"/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5" office:value-type="string" calcext:value-type="string">
            <text:p>10.735deg LH2</text:p>
          </table:table-cell>
          <table:table-cell table:style-name="ce10" office:value-type="float" office:value="4914" calcext:value-type="float">
            <text:p>4914</text:p>
          </table:table-cell>
          <table:table-cell table:style-name="ce10" office:value-type="float" office:value="46.85" calcext:value-type="float">
            <text:p>46.85</text:p>
          </table:table-cell>
          <table:table-cell table:style-name="ce11" office:value-type="float" office:value="1260" calcext:value-type="float">
            <text:p>1260</text:p>
          </table:table-cell>
          <table:table-cell table:style-name="ce18" office:value-type="float" office:value="893.78" calcext:value-type="float">
            <text:p>894</text:p>
          </table:table-cell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916" calcext:value-type="float">
            <text:p>4916</text:p>
          </table:table-cell>
          <table:table-cell table:style-name="ce10" office:value-type="float" office:value="66.42" calcext:value-type="float">
            <text:p>66.42</text:p>
          </table:table-cell>
          <table:table-cell table:style-name="ce11" office:value-type="float" office:value="2066" calcext:value-type="float">
            <text:p>2066</text:p>
          </table:table-cell>
          <table:table-cell table:style-name="ce18" office:value-type="float" office:value="1657.75" calcext:value-type="float">
            <text:p>1658</text:p>
          </table:table-cell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917" calcext:value-type="float">
            <text:p>4917</text:p>
          </table:table-cell>
          <table:table-cell table:style-name="ce10" office:value-type="float" office:value="90.22" calcext:value-type="float">
            <text:p>90.22</text:p>
          </table:table-cell>
          <table:table-cell table:style-name="ce11" office:value-type="float" office:value="3700" calcext:value-type="float">
            <text:p>3700</text:p>
          </table:table-cell>
          <table:table-cell table:style-name="ce18" office:value-type="float" office:value="2420.02" calcext:value-type="float">
            <text:p>2420</text:p>
          </table:table-cell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918" calcext:value-type="float">
            <text:p>4918</text:p>
          </table:table-cell>
          <table:table-cell table:style-name="ce10" office:value-type="float" office:value="121.59" calcext:value-type="float">
            <text:p>121.59</text:p>
          </table:table-cell>
          <table:table-cell table:style-name="ce11" office:value-type="float" office:value="3600" calcext:value-type="float">
            <text:p>3600</text:p>
          </table:table-cell>
          <table:table-cell table:style-name="ce18" office:value-type="float" office:value="2372.24" calcext:value-type="float">
            <text:p>2372</text:p>
          </table:table-cell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919" calcext:value-type="float">
            <text:p>4919</text:p>
          </table:table-cell>
          <table:table-cell table:style-name="ce10" office:value-type="float" office:value="106.68" calcext:value-type="float">
            <text:p>106.68</text:p>
          </table:table-cell>
          <table:table-cell table:style-name="ce11" office:value-type="float" office:value="3720" calcext:value-type="float">
            <text:p>3720</text:p>
          </table:table-cell>
          <table:table-cell table:style-name="ce18" office:value-type="float" office:value="2036.24" calcext:value-type="float">
            <text:p>2036</text:p>
          </table:table-cell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920" calcext:value-type="float">
            <text:p>4920</text:p>
          </table:table-cell>
          <table:table-cell table:style-name="ce10" office:value-type="float" office:value="114.54" calcext:value-type="float">
            <text:p>114.54</text:p>
          </table:table-cell>
          <table:table-cell table:style-name="ce11" office:value-type="float" office:value="3965" calcext:value-type="float">
            <text:p>3965</text:p>
          </table:table-cell>
          <table:table-cell table:style-name="ce18" office:value-type="float" office:value="2443.94" calcext:value-type="float">
            <text:p>2444</text:p>
          </table:table-cell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921" calcext:value-type="float">
            <text:p>4921</text:p>
          </table:table-cell>
          <table:table-cell table:style-name="ce10" office:value-type="float" office:value="151.21" calcext:value-type="float">
            <text:p>151.21</text:p>
          </table:table-cell>
          <table:table-cell table:style-name="ce11" office:value-type="float" office:value="4085" calcext:value-type="float">
            <text:p>4085</text:p>
          </table:table-cell>
          <table:table-cell table:style-name="ce18" office:value-type="float" office:value="3015.16" calcext:value-type="float">
            <text:p>3015</text:p>
          </table:table-cell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922" calcext:value-type="float">
            <text:p>4922</text:p>
          </table:table-cell>
          <table:table-cell table:style-name="ce10" office:value-type="float" office:value="105.25" calcext:value-type="float">
            <text:p>105.25</text:p>
          </table:table-cell>
          <table:table-cell table:style-name="ce11" office:value-type="float" office:value="3807" calcext:value-type="float">
            <text:p>3807</text:p>
          </table:table-cell>
          <table:table-cell table:style-name="ce18" office:value-type="float" office:value="2307.66" calcext:value-type="float">
            <text:p>2308</text:p>
          </table:table-cell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923" calcext:value-type="float">
            <text:p>4923</text:p>
          </table:table-cell>
          <table:table-cell table:style-name="ce10" office:value-type="float" office:value="109.29" calcext:value-type="float">
            <text:p>109.29</text:p>
          </table:table-cell>
          <table:table-cell table:style-name="ce11" office:value-type="float" office:value="3621" calcext:value-type="float">
            <text:p>3621</text:p>
          </table:table-cell>
          <table:table-cell table:style-name="ce18" office:value-type="float" office:value="2321.75" calcext:value-type="float">
            <text:p>2322</text:p>
          </table:table-cell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0" office:value-type="float" office:value="4924" calcext:value-type="float">
            <text:p>4924</text:p>
          </table:table-cell>
          <table:table-cell table:style-name="ce10" office:value-type="float" office:value="96.42" calcext:value-type="float">
            <text:p>96.42</text:p>
          </table:table-cell>
          <table:table-cell table:style-name="ce11" office:value-type="float" office:value="3160" calcext:value-type="float">
            <text:p>3160</text:p>
          </table:table-cell>
          <table:table-cell table:style-name="ce18" office:value-type="float" office:value="2026.89" calcext:value-type="float">
            <text:p>2027</text:p>
          </table:table-cell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6"/>
          <table:table-cell table:style-name="ce12" table:formula="of:=SUM([.C62:.C71])" office:value-type="string" office:string-value="1008.47" calcext:value-type="string">
            <text:p>1008.47</text:p>
          </table:table-cell>
          <table:table-cell table:style-name="ce15" table:formula="of:=SUM([.D63:.D71])" office:value-type="string" office:string-value="31724" calcext:value-type="string">
            <text:p>31724</text:p>
          </table:table-cell>
          <table:table-cell table:style-name="ce19" table:formula="of:=SUM([.E62:.E71])" office:value-type="string" office:string-value="21495" calcext:value-type="string">
            <text:p>21495</text:p>
          </table:table-cell>
          <table:table-cell table:style-name="ce22" office:value-type="float" office:value="50104" calcext:value-type="float">
            <text:p>50104</text:p>
          </table:table-cell>
          <table:table-cell table:style-name="ce21" office:value-type="float" office:value="19.8" calcext:value-type="float">
            <text:p>20</text:p>
          </table:table-cell>
          <table:table-cell table:style-name="ce26" table:formula="of:=[.F72]/3600/[.G72]" office:value-type="string" office:string-value="70.3%" calcext:value-type="string">
            <text:p>70.3%</text:p>
          </table:table-cell>
          <table:table-cell table:style-name="ce12" table:formula="of:=[.G72]*3600*0.00007*1000" office:value-type="string" office:string-value="4989.6" calcext:value-type="string">
            <text:p>4989.6</text:p>
          </table:table-cell>
          <table:table-cell table:style-name="ce28" table:formula="of:=[.C72]/[.I72]" office:value-type="string" office:string-value="20.2%" calcext:value-type="string">
            <text:p>20.2%</text:p>
          </table:table-cell>
          <table:table-cell table:style-name="ce28" table:formula="of:=[.J72]/[.H72]" office:value-type="string" office:string-value="28.8%" calcext:value-type="string">
            <text:p>28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 table:number-columns-repeated="3"/>
          <table:table-cell table:style-name="ce11"/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5" office:value-type="string" calcext:value-type="string">
            <text:p>7.735deg LH2</text:p>
          </table:table-cell>
          <table:table-cell table:style-name="ce11" office:value-type="float" office:value="4925" calcext:value-type="float">
            <text:p>4925</text:p>
          </table:table-cell>
          <table:table-cell table:style-name="ce13" office:value-type="float" office:value="78.9" calcext:value-type="float">
            <text:p>78.90</text:p>
          </table:table-cell>
          <table:table-cell table:style-name="ce11" office:value-type="float" office:value="3520" calcext:value-type="float">
            <text:p>3520</text:p>
          </table:table-cell>
          <table:table-cell table:style-name="ce18" office:value-type="float" office:value="2508.54" calcext:value-type="float">
            <text:p>2509</text:p>
          </table:table-cell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1" office:value-type="float" office:value="4926" calcext:value-type="float">
            <text:p>4926</text:p>
          </table:table-cell>
          <table:table-cell table:style-name="ce13" office:value-type="float" office:value="99.26" calcext:value-type="float">
            <text:p>99.26</text:p>
          </table:table-cell>
          <table:table-cell table:style-name="ce11" office:value-type="float" office:value="3769" calcext:value-type="float">
            <text:p>3769</text:p>
          </table:table-cell>
          <table:table-cell table:style-name="ce18" office:value-type="float" office:value="3062.19" calcext:value-type="float">
            <text:p>3062</text:p>
          </table:table-cell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1" office:value-type="float" office:value="4927" calcext:value-type="float">
            <text:p>4927</text:p>
          </table:table-cell>
          <table:table-cell table:style-name="ce13" office:value-type="float" office:value="101.38" calcext:value-type="float">
            <text:p>101.38</text:p>
          </table:table-cell>
          <table:table-cell table:style-name="ce11" office:value-type="float" office:value="3405" calcext:value-type="float">
            <text:p>3405</text:p>
          </table:table-cell>
          <table:table-cell table:style-name="ce18" office:value-type="float" office:value="3063.2" calcext:value-type="float">
            <text:p>3063</text:p>
          </table:table-cell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1" office:value-type="float" office:value="4928" calcext:value-type="float">
            <text:p>4928</text:p>
          </table:table-cell>
          <table:table-cell table:style-name="ce13" office:value-type="float" office:value="83.295" calcext:value-type="float">
            <text:p>83.30</text:p>
          </table:table-cell>
          <table:table-cell table:style-name="ce11" office:value-type="float" office:value="4082" calcext:value-type="float">
            <text:p>4082</text:p>
          </table:table-cell>
          <table:table-cell table:style-name="ce18" office:value-type="float" office:value="2733.16" calcext:value-type="float">
            <text:p>2733</text:p>
          </table:table-cell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1" office:value-type="float" office:value="4929" calcext:value-type="float">
            <text:p>4929</text:p>
          </table:table-cell>
          <table:table-cell table:style-name="ce13" office:value-type="float" office:value="108.63" calcext:value-type="float">
            <text:p>108.63</text:p>
          </table:table-cell>
          <table:table-cell table:style-name="ce11" office:value-type="float" office:value="3448" calcext:value-type="float">
            <text:p>3448</text:p>
          </table:table-cell>
          <table:table-cell table:style-name="ce18" office:value-type="float" office:value="3272.86" calcext:value-type="float">
            <text:p>3273</text:p>
          </table:table-cell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1" office:value-type="float" office:value="4930" calcext:value-type="float">
            <text:p>4930</text:p>
          </table:table-cell>
          <table:table-cell table:style-name="ce13" office:value-type="float" office:value="81.06" calcext:value-type="float">
            <text:p>81.06</text:p>
          </table:table-cell>
          <table:table-cell table:style-name="ce11" office:value-type="float" office:value="2530" calcext:value-type="float">
            <text:p>2530</text:p>
          </table:table-cell>
          <table:table-cell table:style-name="ce18" office:value-type="float" office:value="2441.11" calcext:value-type="float">
            <text:p>2441</text:p>
          </table:table-cell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1" office:value-type="float" office:value="4931" calcext:value-type="float">
            <text:p>4931</text:p>
          </table:table-cell>
          <table:table-cell table:style-name="ce13" office:value-type="float" office:value="70.53" calcext:value-type="float">
            <text:p>70.53</text:p>
          </table:table-cell>
          <table:table-cell table:style-name="ce11" office:value-type="float" office:value="2391" calcext:value-type="float">
            <text:p>2391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1" office:value-type="float" office:value="4932" calcext:value-type="float">
            <text:p>4932</text:p>
          </table:table-cell>
          <table:table-cell table:style-name="ce13" office:value-type="float" office:value="70.21" calcext:value-type="float">
            <text:p>70.21</text:p>
          </table:table-cell>
          <table:table-cell table:style-name="ce11" office:value-type="float" office:value="2515" calcext:value-type="float">
            <text:p>2515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1" office:value-type="float" office:value="4933" calcext:value-type="float">
            <text:p>4933</text:p>
          </table:table-cell>
          <table:table-cell table:style-name="ce13" office:value-type="float" office:value="73.6" calcext:value-type="float">
            <text:p>73.60</text:p>
          </table:table-cell>
          <table:table-cell table:style-name="ce11" office:value-type="float" office:value="2346" calcext:value-type="float">
            <text:p>2346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1" office:value-type="float" office:value="4934" calcext:value-type="float">
            <text:p>4934</text:p>
          </table:table-cell>
          <table:table-cell table:style-name="ce13" office:value-type="float" office:value="79.41" calcext:value-type="float">
            <text:p>79.41</text:p>
          </table:table-cell>
          <table:table-cell table:style-name="ce11" office:value-type="float" office:value="2434" calcext:value-type="float">
            <text:p>2434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1" office:value-type="float" office:value="4935" calcext:value-type="float">
            <text:p>4935</text:p>
          </table:table-cell>
          <table:table-cell table:style-name="ce13" office:value-type="float" office:value="5.32" calcext:value-type="float">
            <text:p>5.32</text:p>
          </table:table-cell>
          <table:table-cell table:style-name="ce11" office:value-type="float" office:value="157" calcext:value-type="float">
            <text:p>157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1" office:value-type="float" office:value="4936" calcext:value-type="float">
            <text:p>4936</text:p>
          </table:table-cell>
          <table:table-cell table:style-name="ce13" office:value-type="float" office:value="74.93" calcext:value-type="float">
            <text:p>74.93</text:p>
          </table:table-cell>
          <table:table-cell table:style-name="ce11" office:value-type="float" office:value="2753" calcext:value-type="float">
            <text:p>2753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1" office:value-type="float" office:value="4937" calcext:value-type="float">
            <text:p>4937</text:p>
          </table:table-cell>
          <table:table-cell table:style-name="ce13" office:value-type="float" office:value="58.61" calcext:value-type="float">
            <text:p>58.61</text:p>
          </table:table-cell>
          <table:table-cell table:style-name="ce11" office:value-type="float" office:value="3065" calcext:value-type="float">
            <text:p>3065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1" office:value-type="float" office:value="4938" calcext:value-type="float">
            <text:p>4938</text:p>
          </table:table-cell>
          <table:table-cell table:style-name="ce13" office:value-type="float" office:value="81.834" calcext:value-type="float">
            <text:p>81.83</text:p>
          </table:table-cell>
          <table:table-cell table:style-name="ce11" office:value-type="float" office:value="3593" calcext:value-type="float">
            <text:p>3593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1" office:value-type="float" office:value="4939" calcext:value-type="float">
            <text:p>4939</text:p>
          </table:table-cell>
          <table:table-cell table:style-name="ce13" office:value-type="float" office:value="76.363" calcext:value-type="float">
            <text:p>76.36</text:p>
          </table:table-cell>
          <table:table-cell table:style-name="ce11" office:value-type="float" office:value="3656" calcext:value-type="float">
            <text:p>3656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8"/>
          <table:table-cell table:style-name="ce14" table:formula="of:=SUM([.C74:.C88])" office:value-type="float" office:value="1143.332" calcext:value-type="float">
            <text:p>1143.33</text:p>
          </table:table-cell>
          <table:table-cell table:style-name="ce15" table:formula="of:=SUM([.D74:.D88])" office:value-type="float" office:value="43664" calcext:value-type="float">
            <text:p>43664</text:p>
          </table:table-cell>
          <table:table-cell table:style-name="ce18"/>
          <table:table-cell table:style-name="ce19" office:value-type="float" office:value="46312" calcext:value-type="float">
            <text:p>46312</text:p>
          </table:table-cell>
          <table:table-cell table:style-name="ce21" office:value-type="float" office:value="19.8" calcext:value-type="float">
            <text:p>20</text:p>
          </table:table-cell>
          <table:table-cell table:style-name="ce26" table:formula="of:=[.F89]/3600/[.G89]" office:value-type="string" office:string-value="65.0%" calcext:value-type="string">
            <text:p>65.0%</text:p>
          </table:table-cell>
          <table:table-cell table:style-name="ce12" table:formula="of:=[.G89]*3600*0.00007*1000" office:value-type="string" office:string-value="4989.6" calcext:value-type="string">
            <text:p>4989.6</text:p>
          </table:table-cell>
          <table:table-cell table:style-name="ce28" table:formula="of:=[.C89]/[.I89]" office:value-type="string" office:string-value="22.9%" calcext:value-type="string">
            <text:p>22.9%</text:p>
          </table:table-cell>
          <table:table-cell table:style-name="ce28" table:formula="of:=[.J89]/[.H89]" office:value-type="string" office:string-value="35.3%" calcext:value-type="string">
            <text:p>35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 table:number-columns-repeated="4"/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 office:value-type="string" calcext:value-type="string">
            <text:p>7.735deg Dummy</text:p>
          </table:table-cell>
          <table:table-cell table:style-name="ce11" office:value-type="float" office:value="4940" calcext:value-type="float">
            <text:p>4940</text:p>
          </table:table-cell>
          <table:table-cell table:style-name="ce11" office:value-type="float" office:value="34.19" calcext:value-type="float">
            <text:p>34.19</text:p>
          </table:table-cell>
          <table:table-cell table:style-name="ce11" office:value-type="float" office:value="1450" calcext:value-type="float">
            <text:p>1450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1" office:value-type="float" office:value="4941" calcext:value-type="float">
            <text:p>4941</text:p>
          </table:table-cell>
          <table:table-cell table:style-name="ce11" office:value-type="float" office:value="39.36" calcext:value-type="float">
            <text:p>39.36</text:p>
          </table:table-cell>
          <table:table-cell table:style-name="ce11" office:value-type="float" office:value="2662" calcext:value-type="float">
            <text:p>2662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11" office:value-type="float" office:value="4942" calcext:value-type="float">
            <text:p>4942</text:p>
          </table:table-cell>
          <table:table-cell table:style-name="ce11" office:value-type="float" office:value="48.05" calcext:value-type="float">
            <text:p>48.05</text:p>
          </table:table-cell>
          <table:table-cell table:style-name="ce11" office:value-type="float" office:value="1875" calcext:value-type="float">
            <text:p>1875</text:p>
          </table:table-cell>
          <table:table-cell table:style-name="ce18" table:number-columns-repeated="3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6"/>
          <table:table-cell table:style-name="ce15" table:formula="of:=SUM([.C91:.C93])" office:value-type="float" office:value="121.6" calcext:value-type="float">
            <text:p>121.6</text:p>
          </table:table-cell>
          <table:table-cell table:style-name="ce15" table:formula="of:=SUM([.D91:.D93])" office:value-type="float" office:value="5987" calcext:value-type="float">
            <text:p>5987</text:p>
          </table:table-cell>
          <table:table-cell table:style-name="ce18"/>
          <table:table-cell table:style-name="ce19" office:value-type="float" office:value="7237" calcext:value-type="float">
            <text:p>7237</text:p>
          </table:table-cell>
          <table:table-cell table:style-name="ce21" office:value-type="float" office:value="1.4" calcext:value-type="float">
            <text:p>1</text:p>
          </table:table-cell>
          <table:table-cell table:style-name="ce26" table:formula="of:=[.F94]/3600/[.G94]" office:value-type="string" office:string-value="143.6%" calcext:value-type="string">
            <text:p>143.6%</text:p>
          </table:table-cell>
          <table:table-cell table:style-name="ce12" table:formula="of:=[.G94]*3600*0.00007*1000" office:value-type="string" office:string-value="352.8" calcext:value-type="string">
            <text:p>352.8</text:p>
          </table:table-cell>
          <table:table-cell table:style-name="ce28" table:formula="of:=[.C94]/[.I94]" office:value-type="string" office:string-value="34.5%" calcext:value-type="string">
            <text:p>34.5%</text:p>
          </table:table-cell>
          <table:table-cell table:style-name="ce28" table:formula="of:=[.J94]/[.H94]" office:value-type="string" office:string-value="24.0%" calcext:value-type="string">
            <text:p>24.0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 table:number-columns-repeated="5"/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5" office:value-type="string" calcext:value-type="string">
            <text:p>7.735deg LH2 (2)</text:p>
          </table:table-cell>
          <table:table-cell table:style-name="ce6" office:value-type="float" office:value="4943" calcext:value-type="float">
            <text:p>4943</text:p>
          </table:table-cell>
          <table:table-cell table:style-name="ce6" office:value-type="float" office:value="83.367" calcext:value-type="float">
            <text:p>83.367</text:p>
          </table:table-cell>
          <table:table-cell table:style-name="ce6" office:value-type="float" office:value="3591" calcext:value-type="float">
            <text:p>3591</text:p>
          </table:table-cell>
          <table:table-cell table:style-name="ce6"/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44" calcext:value-type="float">
            <text:p>4944</text:p>
          </table:table-cell>
          <table:table-cell table:style-name="ce6"/>
          <table:table-cell table:style-name="ce6" office:value-type="float" office:value="3677" calcext:value-type="float">
            <text:p>3677</text:p>
          </table:table-cell>
          <table:table-cell table:style-name="ce6"/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8"/>
          <table:table-cell table:style-name="ce8" table:formula="of:=SUM([.C96:.C97])" office:value-type="float" office:value="83.367" calcext:value-type="float">
            <text:p>83.367</text:p>
          </table:table-cell>
          <table:table-cell table:style-name="ce8" table:formula="of:=SUM([.D96:.D97])" office:value-type="float" office:value="7268" calcext:value-type="float">
            <text:p>7268</text:p>
          </table:table-cell>
          <table:table-cell table:style-name="ce8"/>
          <table:table-cell table:style-name="ce19" office:value-type="float" office:value="7885" calcext:value-type="float">
            <text:p>7885</text:p>
          </table:table-cell>
          <table:table-cell table:style-name="ce19"/>
          <table:table-cell table:style-name="ce27"/>
          <table:table-cell table:style-name="ce8" table:number-columns-repeated="2"/>
          <table:table-cell table:style-name="ce27"/>
          <table:table-cell table:style-name="ce8"/>
          <table:table-cell table:style-name="ce29" table:number-columns-repeated="19"/>
          <table:table-cell table:number-columns-repeated="993"/>
        </table:table-row>
        <table:table-row table:style-name="ro1">
          <table:table-cell table:style-name="ce6" table:number-columns-repeated="5"/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 office:value-type="string" calcext:value-type="string">
            <text:p>10.73deg LH2 (2)</text:p>
          </table:table-cell>
          <table:table-cell table:style-name="ce6" office:value-type="float" office:value="4945" calcext:value-type="float">
            <text:p>4945</text:p>
          </table:table-cell>
          <table:table-cell table:style-name="ce6" office:value-type="float" office:value="102.81" calcext:value-type="float">
            <text:p>102.81</text:p>
          </table:table-cell>
          <table:table-cell table:style-name="ce6" office:value-type="float" office:value="3396" calcext:value-type="float">
            <text:p>3396</text:p>
          </table:table-cell>
          <table:table-cell table:style-name="ce6"/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46" calcext:value-type="float">
            <text:p>4946</text:p>
          </table:table-cell>
          <table:table-cell table:style-name="ce6" office:value-type="float" office:value="100.31" calcext:value-type="float">
            <text:p>100.31</text:p>
          </table:table-cell>
          <table:table-cell table:style-name="ce6" office:value-type="float" office:value="2627" calcext:value-type="float">
            <text:p>2627</text:p>
          </table:table-cell>
          <table:table-cell table:style-name="ce6"/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47" calcext:value-type="float">
            <text:p>4947</text:p>
          </table:table-cell>
          <table:table-cell table:style-name="ce6" office:value-type="float" office:value="47.71" calcext:value-type="float">
            <text:p>47.71</text:p>
          </table:table-cell>
          <table:table-cell table:style-name="ce6" office:value-type="float" office:value="5806" calcext:value-type="float">
            <text:p>5806</text:p>
          </table:table-cell>
          <table:table-cell table:style-name="ce6"/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8"/>
          <table:table-cell table:style-name="ce8" table:formula="of:=SUM([.C100:.C102])" office:value-type="float" office:value="250.83" calcext:value-type="float">
            <text:p>250.83</text:p>
          </table:table-cell>
          <table:table-cell table:style-name="ce8" table:formula="of:=SUM([.D100:.D102])" office:value-type="float" office:value="11829" calcext:value-type="float">
            <text:p>11829</text:p>
          </table:table-cell>
          <table:table-cell table:style-name="ce8"/>
          <table:table-cell table:style-name="ce19" office:value-type="float" office:value="8568" calcext:value-type="float">
            <text:p>8568</text:p>
          </table:table-cell>
          <table:table-cell table:style-name="ce19"/>
          <table:table-cell table:style-name="ce27"/>
          <table:table-cell table:style-name="ce8" table:number-columns-repeated="2"/>
          <table:table-cell table:style-name="ce27"/>
          <table:table-cell table:style-name="ce8"/>
          <table:table-cell table:style-name="ce29" table:number-columns-repeated="19"/>
          <table:table-cell table:number-columns-repeated="993"/>
        </table:table-row>
        <table:table-row table:style-name="ro1">
          <table:table-cell table:style-name="ce8" table:number-columns-repeated="5"/>
          <table:table-cell table:style-name="ce19" table:number-columns-repeated="2"/>
          <table:table-cell table:style-name="ce27"/>
          <table:table-cell table:style-name="ce8" table:number-columns-repeated="2"/>
          <table:table-cell table:style-name="ce27"/>
          <table:table-cell table:style-name="ce8"/>
          <table:table-cell table:style-name="ce29" table:number-columns-repeated="19"/>
          <table:table-cell table:number-columns-repeated="993"/>
        </table:table-row>
        <table:table-row table:style-name="ro1">
          <table:table-cell table:style-name="ce6" office:value-type="string" calcext:value-type="string">
            <text:p>7.74deg LH2 (3)</text:p>
          </table:table-cell>
          <table:table-cell table:style-name="ce6" office:value-type="float" office:value="4948" calcext:value-type="float">
            <text:p>4948</text:p>
          </table:table-cell>
          <table:table-cell table:style-name="ce6" office:value-type="float" office:value="103.64" calcext:value-type="float">
            <text:p>103.64</text:p>
          </table:table-cell>
          <table:table-cell table:style-name="ce6" office:value-type="float" office:value="3711" calcext:value-type="float">
            <text:p>3711</text:p>
          </table:table-cell>
          <table:table-cell table:style-name="ce6"/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49" calcext:value-type="float">
            <text:p>4949</text:p>
          </table:table-cell>
          <table:table-cell table:style-name="ce6" office:value-type="float" office:value="102.29" calcext:value-type="float">
            <text:p>102.29</text:p>
          </table:table-cell>
          <table:table-cell table:style-name="ce6" office:value-type="float" office:value="4318" calcext:value-type="float">
            <text:p>4318</text:p>
          </table:table-cell>
          <table:table-cell table:style-name="ce6"/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50" calcext:value-type="float">
            <text:p>4950</text:p>
          </table:table-cell>
          <table:table-cell table:style-name="ce6" office:value-type="float" office:value="106.89" calcext:value-type="float">
            <text:p>106.89</text:p>
          </table:table-cell>
          <table:table-cell table:style-name="ce6" office:value-type="float" office:value="3568" calcext:value-type="float">
            <text:p>3568</text:p>
          </table:table-cell>
          <table:table-cell table:style-name="ce6"/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51" calcext:value-type="float">
            <text:p>4951</text:p>
          </table:table-cell>
          <table:table-cell table:style-name="ce6" office:value-type="float" office:value="100.37" calcext:value-type="float">
            <text:p>100.37</text:p>
          </table:table-cell>
          <table:table-cell table:style-name="ce6" office:value-type="float" office:value="3397" calcext:value-type="float">
            <text:p>3397</text:p>
          </table:table-cell>
          <table:table-cell table:style-name="ce6"/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52" calcext:value-type="float">
            <text:p>4952</text:p>
          </table:table-cell>
          <table:table-cell table:style-name="ce6" office:value-type="float" office:value="86.86" calcext:value-type="float">
            <text:p>86.86</text:p>
          </table:table-cell>
          <table:table-cell table:style-name="ce6" office:value-type="float" office:value="2758" calcext:value-type="float">
            <text:p>2758</text:p>
          </table:table-cell>
          <table:table-cell table:style-name="ce6"/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53" calcext:value-type="float">
            <text:p>4953</text:p>
          </table:table-cell>
          <table:table-cell table:style-name="ce6" office:value-type="float" office:value="72.91" calcext:value-type="float">
            <text:p>72.91</text:p>
          </table:table-cell>
          <table:table-cell table:style-name="ce6" office:value-type="float" office:value="2340" calcext:value-type="float">
            <text:p>2340</text:p>
          </table:table-cell>
          <table:table-cell table:style-name="ce6"/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54" calcext:value-type="float">
            <text:p>4954</text:p>
          </table:table-cell>
          <table:table-cell table:style-name="ce6" office:value-type="float" office:value="75.91" calcext:value-type="float">
            <text:p>75.91</text:p>
          </table:table-cell>
          <table:table-cell table:style-name="ce6" office:value-type="float" office:value="2899" calcext:value-type="float">
            <text:p>2899</text:p>
          </table:table-cell>
          <table:table-cell table:style-name="ce6"/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55" calcext:value-type="float">
            <text:p>4955</text:p>
          </table:table-cell>
          <table:table-cell table:style-name="ce6" office:value-type="float" office:value="84.84" calcext:value-type="float">
            <text:p>84.84</text:p>
          </table:table-cell>
          <table:table-cell table:style-name="ce6" office:value-type="float" office:value="3497" calcext:value-type="float">
            <text:p>3497</text:p>
          </table:table-cell>
          <table:table-cell table:style-name="ce6"/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56" calcext:value-type="float">
            <text:p>4956</text:p>
          </table:table-cell>
          <table:table-cell table:style-name="ce6" office:value-type="float" office:value="89.67" calcext:value-type="float">
            <text:p>89.67</text:p>
          </table:table-cell>
          <table:table-cell table:style-name="ce6" office:value-type="float" office:value="3540" calcext:value-type="float">
            <text:p>3540</text:p>
          </table:table-cell>
          <table:table-cell table:style-name="ce6"/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57" calcext:value-type="float">
            <text:p>4957</text:p>
          </table:table-cell>
          <table:table-cell table:style-name="ce6" office:value-type="float" office:value="82.26" calcext:value-type="float">
            <text:p>82.26</text:p>
          </table:table-cell>
          <table:table-cell table:style-name="ce6" office:value-type="float" office:value="3012" calcext:value-type="float">
            <text:p>3012</text:p>
          </table:table-cell>
          <table:table-cell table:style-name="ce6"/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58" calcext:value-type="float">
            <text:p>4958</text:p>
          </table:table-cell>
          <table:table-cell table:style-name="ce6" office:value-type="float" office:value="79.76" calcext:value-type="float">
            <text:p>79.76</text:p>
          </table:table-cell>
          <table:table-cell table:style-name="ce6" office:value-type="float" office:value="3655" calcext:value-type="float">
            <text:p>3655</text:p>
          </table:table-cell>
          <table:table-cell table:style-name="ce6"/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59" calcext:value-type="float">
            <text:p>4959</text:p>
          </table:table-cell>
          <table:table-cell table:style-name="ce6" office:value-type="float" office:value="65.8" calcext:value-type="float">
            <text:p>65.8</text:p>
          </table:table-cell>
          <table:table-cell table:style-name="ce6" office:value-type="float" office:value="2414" calcext:value-type="float">
            <text:p>2414</text:p>
          </table:table-cell>
          <table:table-cell table:style-name="ce6"/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8"/>
          <table:table-cell table:style-name="ce8" table:formula="of:=SUM([.C105:.C116])" office:value-type="float" office:value="1051.2" calcext:value-type="float">
            <text:p>1051.2</text:p>
          </table:table-cell>
          <table:table-cell table:style-name="ce8" table:formula="of:=SUM([.D105:.D116])" office:value-type="float" office:value="39109" calcext:value-type="float">
            <text:p>39109</text:p>
          </table:table-cell>
          <table:table-cell table:style-name="ce8"/>
          <table:table-cell table:style-name="ce19" office:value-type="float" office:value="40125" calcext:value-type="float">
            <text:p>40125</text:p>
          </table:table-cell>
          <table:table-cell table:style-name="ce19"/>
          <table:table-cell table:style-name="ce27"/>
          <table:table-cell table:style-name="ce8" table:number-columns-repeated="2"/>
          <table:table-cell table:style-name="ce27"/>
          <table:table-cell table:style-name="ce8"/>
          <table:table-cell table:style-name="ce29" table:number-columns-repeated="19"/>
          <table:table-cell table:number-columns-repeated="993"/>
        </table:table-row>
        <table:table-row table:style-name="ro1">
          <table:table-cell table:style-name="ce6" table:number-columns-repeated="5"/>
          <table:table-cell table:style-name="ce18" table:number-columns-repeated="2"/>
          <table:table-cell table:style-name="ce25"/>
          <table:table-cell table:style-name="ce6" table:number-columns-repeated="2"/>
          <table:table-cell table:style-name="ce25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4" office:value-type="string" calcext:value-type="string">
            <text:p>Q2=4.4, W=2.74 high epsilon</text:p>
          </table:table-cell>
          <table:table-cell table:style-name="ce2" table:number-columns-repeated="4"/>
          <table:table-cell table:style-name="ce16" table:number-columns-repeated="2"/>
          <table:table-cell table:style-name="ce23"/>
          <table:table-cell table:style-name="ce2" table:number-columns-repeated="2"/>
          <table:table-cell table:style-name="ce23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office:value-type="string" calcext:value-type="string">
            <text:p>9.808deg LH2</text:p>
          </table:table-cell>
          <table:table-cell table:style-name="ce2" office:value-type="float" office:value="4965" calcext:value-type="float">
            <text:p>4965</text:p>
          </table:table-cell>
          <table:table-cell table:style-name="ce2" table:number-columns-repeated="3"/>
          <table:table-cell table:style-name="ce16" table:number-columns-repeated="2"/>
          <table:table-cell table:style-name="ce23"/>
          <table:table-cell table:style-name="ce2" table:number-columns-repeated="2"/>
          <table:table-cell table:style-name="ce23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5"/>
          <table:table-cell table:style-name="ce16" table:number-columns-repeated="2"/>
          <table:table-cell table:style-name="ce23"/>
          <table:table-cell table:style-name="ce2" table:number-columns-repeated="2"/>
          <table:table-cell table:style-name="ce23"/>
          <table:table-cell table:style-name="ce2" table:number-columns-repeated="20"/>
          <table:table-cell table:number-columns-repeated="993"/>
        </table:table-row>
        <table:table-row table:style-name="ro1" table:number-rows-repeated="880">
          <table:table-cell table:style-name="ce2" table:number-columns-repeated="5"/>
          <table:table-cell table:style-name="ce16" table:number-columns-repeated="2"/>
          <table:table-cell table:style-name="ce23"/>
          <table:table-cell table:style-name="ce2" table:number-columns-repeated="2"/>
          <table:table-cell table:style-name="ce23"/>
          <table:table-cell table:style-name="ce2" table:number-columns-repeated="20"/>
          <table:table-cell table:number-columns-repeated="993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2">
        <table:table-column table:style-name="co2" table:number-columns-repeated="1024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47" office:value-type="string" calcext:value-type="string">
            <text:p>Run Number</text:p>
          </table:table-cell>
          <table:table-cell table:style-name="ce47" office:value-type="string" calcext:value-type="string">
            <text:p>Start time</text:p>
          </table:table-cell>
          <table:table-cell table:style-name="ce47" office:value-type="string" calcext:value-type="string">
            <text:p>(hr)</text:p>
          </table:table-cell>
          <table:table-cell table:style-name="ce47" office:value-type="string" calcext:value-type="string">
            <text:p>(min)</text:p>
          </table:table-cell>
          <table:table-cell table:style-name="ce47" office:value-type="string" calcext:value-type="string">
            <text:p>(sec)</text:p>
          </table:table-cell>
          <table:table-cell table:style-name="ce47" office:value-type="string" calcext:value-type="string">
            <text:p>End time</text:p>
          </table:table-cell>
          <table:table-cell table:style-name="ce47" office:value-type="string" calcext:value-type="string">
            <text:p>(hr)</text:p>
          </table:table-cell>
          <table:table-cell table:style-name="ce47" office:value-type="string" calcext:value-type="string">
            <text:p>(min)</text:p>
          </table:table-cell>
          <table:table-cell table:style-name="ce47" office:value-type="string" calcext:value-type="string">
            <text:p>(sec)</text:p>
          </table:table-cell>
          <table:table-cell table:style-name="ce47" office:value-type="string" calcext:value-type="string">
            <text:p>Start time (sec)</text:p>
          </table:table-cell>
          <table:table-cell table:style-name="ce47" office:value-type="string" calcext:value-type="string">
            <text:p>End time (sec)</text:p>
          </table:table-cell>
          <table:table-cell table:style-name="ce47" office:value-type="string" calcext:value-type="string">
            <text:p>Actual Time</text:p>
          </table:table-cell>
          <table:table-cell table:number-columns-repeated="1011"/>
        </table:table-row>
        <table:table-row table:style-name="ro1">
          <table:table-cell table:style-name="ce30"/>
          <table:table-cell table:style-name="ce48" office:value-type="float" office:value="4865" calcext:value-type="float">
            <text:p>4865</text:p>
          </table:table-cell>
          <table:table-cell table:style-name="ce30"/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21" calcext:value-type="float">
            <text:p>21</text:p>
          </table:table-cell>
          <table:table-cell table:style-name="ce30"/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38" calcext:value-type="float">
            <text:p>38</text:p>
          </table:table-cell>
          <table:table-cell table:style-name="ce30" table:formula="of:=(([.D3]*60*60)+([.E3]*60)+[.F3])" office:value-type="float" office:value="41721" calcext:value-type="float">
            <text:p>41721</text:p>
          </table:table-cell>
          <table:table-cell table:style-name="ce30" table:formula="of:=(([.H3]*60*60)+([.I3]*60)+[.J3])" office:value-type="float" office:value="44858" calcext:value-type="float">
            <text:p>44858</text:p>
          </table:table-cell>
          <table:table-cell table:style-name="ce30" table:formula="of:=([.L3]-[.K3])" office:value-type="float" office:value="3137" calcext:value-type="float">
            <text:p>3137</text:p>
          </table:table-cell>
          <table:table-cell table:number-columns-repeated="1011"/>
        </table:table-row>
        <table:table-row table:style-name="ro1">
          <table:table-cell table:style-name="ce30"/>
          <table:table-cell table:style-name="ce48" office:value-type="float" office:value="4866" calcext:value-type="float">
            <text:p>4866</text:p>
          </table:table-cell>
          <table:table-cell table:style-name="ce30"/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41" calcext:value-type="float">
            <text:p>41</text:p>
          </table:table-cell>
          <table:table-cell table:style-name="ce30"/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50" calcext:value-type="float">
            <text:p>50</text:p>
          </table:table-cell>
          <table:table-cell table:style-name="ce30" table:formula="of:=(([.D4]*60*60)+([.E4]*60)+[.F4])" office:value-type="float" office:value="44921" calcext:value-type="float">
            <text:p>44921</text:p>
          </table:table-cell>
          <table:table-cell table:style-name="ce30" table:formula="of:=(([.H4]*60*60)+([.I4]*60)+[.J4])" office:value-type="float" office:value="48350" calcext:value-type="float">
            <text:p>48350</text:p>
          </table:table-cell>
          <table:table-cell table:style-name="ce30" table:formula="of:=([.L4]-[.K4])" office:value-type="float" office:value="3429" calcext:value-type="float">
            <text:p>3429</text:p>
          </table:table-cell>
          <table:table-cell table:number-columns-repeated="1011"/>
        </table:table-row>
        <table:table-row table:style-name="ro1">
          <table:table-cell table:style-name="ce30"/>
          <table:table-cell table:style-name="ce48" office:value-type="float" office:value="4867" calcext:value-type="float">
            <text:p>4867</text:p>
          </table:table-cell>
          <table:table-cell table:style-name="ce30"/>
          <table:table-cell table:style-name="ce31" office:value-type="float" office:value="13" calcext:value-type="float">
            <text:p>13</text:p>
          </table:table-cell>
          <table:table-cell table:number-columns-repeated="2" table:style-name="ce31" office:value-type="float" office:value="26" calcext:value-type="float">
            <text:p>26</text:p>
          </table:table-cell>
          <table:table-cell table:style-name="ce30"/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43" calcext:value-type="float">
            <text:p>43</text:p>
          </table:table-cell>
          <table:table-cell table:style-name="ce30" table:formula="of:=(([.D5]*60*60)+([.E5]*60)+[.F5])" office:value-type="float" office:value="48386" calcext:value-type="float">
            <text:p>48386</text:p>
          </table:table-cell>
          <table:table-cell table:style-name="ce30" table:formula="of:=(([.H5]*60*60)+([.I5]*60)+[.J5])" office:value-type="float" office:value="52003" calcext:value-type="float">
            <text:p>52003</text:p>
          </table:table-cell>
          <table:table-cell table:style-name="ce30" table:formula="of:=([.L5]-[.K5])" office:value-type="float" office:value="3617" calcext:value-type="float">
            <text:p>3617</text:p>
          </table:table-cell>
          <table:table-cell table:number-columns-repeated="1011"/>
        </table:table-row>
        <table:table-row table:style-name="ro1">
          <table:table-cell table:style-name="ce30"/>
          <table:table-cell table:style-name="ce48" office:value-type="float" office:value="4868" calcext:value-type="float">
            <text:p>4868</text:p>
          </table:table-cell>
          <table:table-cell table:style-name="ce30"/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14" calcext:value-type="float">
            <text:p>14</text:p>
          </table:table-cell>
          <table:table-cell table:style-name="ce30"/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56" calcext:value-type="float">
            <text:p>56</text:p>
          </table:table-cell>
          <table:table-cell table:style-name="ce30" table:formula="of:=(([.D6]*60*60)+([.E6]*60)+[.F6])" office:value-type="float" office:value="52154" calcext:value-type="float">
            <text:p>52154</text:p>
          </table:table-cell>
          <table:table-cell table:style-name="ce30" table:formula="of:=(([.H6]*60*60)+([.I6]*60)+[.J6])" office:value-type="float" office:value="55676" calcext:value-type="float">
            <text:p>55676</text:p>
          </table:table-cell>
          <table:table-cell table:style-name="ce30" table:formula="of:=([.L6]-[.K6])" office:value-type="float" office:value="3522" calcext:value-type="float">
            <text:p>3522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*</text:p>
          </table:table-cell>
          <table:table-cell table:style-name="ce48" office:value-type="float" office:value="4870" calcext:value-type="float">
            <text:p>4870</text:p>
          </table:table-cell>
          <table:table-cell table:style-name="ce30"/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0"/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0" calcext:value-type="float">
            <text:p>0</text:p>
          </table:table-cell>
          <table:table-cell table:style-name="ce30" table:formula="of:=(([.D7]*60*60)+([.E7]*60)+[.F7])" office:value-type="float" office:value="57904" calcext:value-type="float">
            <text:p>57904</text:p>
          </table:table-cell>
          <table:table-cell table:style-name="ce30" table:formula="of:=(([.H7]*60*60)+([.I7]*60)+[.J7])" office:value-type="float" office:value="58860" calcext:value-type="float">
            <text:p>58860</text:p>
          </table:table-cell>
          <table:table-cell table:style-name="ce30" table:formula="of:=([.L7]-[.K7])" office:value-type="float" office:value="956" calcext:value-type="float">
            <text:p>956</text:p>
          </table:table-cell>
          <table:table-cell table:number-columns-repeated="1011"/>
        </table:table-row>
        <table:table-row table:style-name="ro1">
          <table:table-cell table:style-name="ce31"/>
          <table:table-cell table:style-name="ce49" office:value-type="string" calcext:value-type="string">
            <text:p>Setup</text:p>
          </table:table-cell>
          <table:table-cell table:style-name="ce61"/>
          <table:table-cell table:style-name="ce31" office:value-type="float" office:value="10" calcext:value-type="float">
            <text:p>10</text:p>
          </table:table-cell>
          <table:table-cell table:style-name="ce61" office:value-type="float" office:value="22" calcext:value-type="float">
            <text:p>22</text:p>
          </table:table-cell>
          <table:table-cell table:style-name="ce31" office:value-type="float" office:value="0" calcext:value-type="float">
            <text:p>0</text:p>
          </table:table-cell>
          <table:table-cell table:style-name="ce30" table:number-columns-repeated="4"/>
          <table:table-cell table:style-name="ce30" table:formula="of:=(([.D8]*60*60)+([.E8]*60)+[.F8])" office:value-type="float" office:value="37320" calcext:value-type="float">
            <text:p>37320</text:p>
          </table:table-cell>
          <table:table-cell table:style-name="ce30" table:number-columns-repeated="2"/>
          <table:table-cell table:number-columns-repeated="1011"/>
        </table:table-row>
        <table:table-row table:style-name="ro1">
          <table:table-cell table:style-name="ce31"/>
          <table:table-cell table:style-name="ce49" office:value-type="string" calcext:value-type="string">
            <text:p>Target change</text:p>
          </table:table-cell>
          <table:table-cell table:style-name="ce61"/>
          <table:table-cell table:style-name="ce31" office:value-type="float" office:value="15" calcext:value-type="float">
            <text:p>15</text:p>
          </table:table-cell>
          <table:table-cell table:style-name="ce61" office:value-type="float" office:value="42" calcext:value-type="float">
            <text:p>42</text:p>
          </table:table-cell>
          <table:table-cell table:style-name="ce31" office:value-type="float" office:value="0" calcext:value-type="float">
            <text:p>0</text:p>
          </table:table-cell>
          <table:table-cell table:style-name="ce30" table:number-columns-repeated="4"/>
          <table:table-cell table:style-name="ce30" table:formula="of:=(([.D9]*60*60)+([.E9]*60)+[.F9])" office:value-type="float" office:value="56520" calcext:value-type="float">
            <text:p>56520</text:p>
          </table:table-cell>
          <table:table-cell table:style-name="ce30" table:formula="of:=[.K7]" office:value-type="string" office:string-value="57904" calcext:value-type="string">
            <text:p>57904</text:p>
          </table:table-cell>
          <table:table-cell table:style-name="ce30"/>
          <table:table-cell table:number-columns-repeated="1011"/>
        </table:table-row>
        <table:table-row table:style-name="ro1">
          <table:table-cell table:style-name="ce31"/>
          <table:table-cell table:style-name="ce49" office:value-type="string" calcext:value-type="string">
            <text:p>Magnets</text:p>
          </table:table-cell>
          <table:table-cell table:style-name="ce61"/>
          <table:table-cell table:style-name="ce31" office:value-type="float" office:value="10" calcext:value-type="float">
            <text:p>10</text:p>
          </table:table-cell>
          <table:table-cell table:style-name="ce61" office:value-type="float" office:value="22" calcext:value-type="float">
            <text:p>22</text:p>
          </table:table-cell>
          <table:table-cell table:style-name="ce31" office:value-type="float" office:value="0" calcext:value-type="float">
            <text:p>0</text:p>
          </table:table-cell>
          <table:table-cell table:style-name="ce30" table:number-columns-repeated="4"/>
          <table:table-cell table:style-name="ce30" table:formula="of:=(([.D10]*60*60)+([.E10]*60)+[.F10])" office:value-type="float" office:value="37320" calcext:value-type="float">
            <text:p>37320</text:p>
          </table:table-cell>
          <table:table-cell table:style-name="ce30" table:formula="of:=[.K3]" office:value-type="string" office:string-value="41721" calcext:value-type="string">
            <text:p>41721</text:p>
          </table:table-cell>
          <table:table-cell table:style-name="ce30" table:formula="of:=([.L10]-[.K10])" office:value-type="string" office:string-value="4401" calcext:value-type="string">
            <text:p>4401</text:p>
          </table:table-cell>
          <table:table-cell table:number-columns-repeated="1011"/>
        </table:table-row>
        <table:table-row table:style-name="ro1">
          <table:table-cell table:style-name="ce32" office:value-type="float" office:value="15.18" calcext:value-type="float">
            <text:p>15.18</text:p>
          </table:table-cell>
          <table:table-cell table:style-name="ce50" office:value-type="string" calcext:value-type="string">
            <text:p>4865-4870</text:p>
          </table:table-cell>
          <table:table-cell table:style-name="ce62" office:value-type="string" calcext:value-type="string">
            <text:p>Total Time of runs</text:p>
          </table:table-cell>
          <table:table-cell table:style-name="ce68" table:formula="of:=([.L7]-[.K3])" office:value-type="string" office:string-value="17139" calcext:value-type="string">
            <text:p>17139</text:p>
          </table:table-cell>
          <table:table-cell table:style-name="ce62" office:value-type="string" calcext:value-type="string">
            <text:p>Total elasped time</text:p>
          </table:table-cell>
          <table:table-cell table:style-name="ce68" table:formula="of:=([.L7]-[.K8])+[.M10]" office:value-type="string" office:string-value="25941" calcext:value-type="string">
            <text:p>25941</text:p>
          </table:table-cell>
          <table:table-cell table:style-name="ce62" office:value-type="string" calcext:value-type="string">
            <text:p>Total dummy</text:p>
          </table:table-cell>
          <table:table-cell table:style-name="ce68" table:formula="of:=([.L9]-[.K9])+[.M7]" office:value-type="string" office:string-value="2340" calcext:value-type="string">
            <text:p>2340</text:p>
          </table:table-cell>
          <table:table-cell table:style-name="ce62" office:value-type="string" calcext:value-type="string">
            <text:p>Total elasped minus dummy</text:p>
          </table:table-cell>
          <table:table-cell table:style-name="ce68" table:formula="of:=([.F11]-[.H11])" office:value-type="string" office:string-value="23601" calcext:value-type="string">
            <text:p>23601</text:p>
          </table:table-cell>
          <table:table-cell table:style-name="ce68" table:number-columns-repeated="3"/>
          <table:table-cell table:style-name="ce80" table:number-columns-repeated="16"/>
          <table:table-cell table:number-columns-repeated="995"/>
        </table:table-row>
        <table:table-row table:style-name="ro1">
          <table:table-cell table:style-name="ce33"/>
          <table:table-cell table:style-name="ce51" office:value-type="float" office:value="4871" calcext:value-type="float">
            <text:p>4871</text:p>
          </table:table-cell>
          <table:table-cell table:style-name="ce33"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0" calcext:value-type="float">
            <text:p>0</text:p>
          </table:table-cell>
          <table:table-cell table:style-name="ce33"/>
          <table:table-cell table:style-name="ce34" office:value-type="float" office:value="17" calcext:value-type="float">
            <text:p>17</text:p>
          </table:table-cell>
          <table:table-cell table:number-columns-repeated="2" table:style-name="ce34" office:value-type="float" office:value="20" calcext:value-type="float">
            <text:p>20</text:p>
          </table:table-cell>
          <table:table-cell table:style-name="ce33" table:formula="of:=(([.D12]*60*60)+([.E12]*60)+[.F12])" office:value-type="float" office:value="59760" calcext:value-type="float">
            <text:p>59760</text:p>
          </table:table-cell>
          <table:table-cell table:style-name="ce33" table:formula="of:=(([.H12]*60*60)+([.I12]*60)+[.J12])" office:value-type="float" office:value="62420" calcext:value-type="float">
            <text:p>62420</text:p>
          </table:table-cell>
          <table:table-cell table:style-name="ce33" table:formula="of:=([.L12]-[.K12])" office:value-type="float" office:value="2660" calcext:value-type="float">
            <text:p>2660</text:p>
          </table:table-cell>
          <table:table-cell table:number-columns-repeated="1011"/>
        </table:table-row>
        <table:table-row table:style-name="ro1">
          <table:table-cell table:style-name="ce33"/>
          <table:table-cell table:style-name="ce51" office:value-type="float" office:value="4873" calcext:value-type="float">
            <text:p>4873</text:p>
          </table:table-cell>
          <table:table-cell table:style-name="ce33"/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4" calcext:value-type="float">
            <text:p>14</text:p>
          </table:table-cell>
          <table:table-cell table:style-name="ce33"/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9" calcext:value-type="float">
            <text:p>39</text:p>
          </table:table-cell>
          <table:table-cell table:style-name="ce33" table:formula="of:=(([.D13]*60*60)+([.E13]*60)+[.F13])" office:value-type="float" office:value="65534" calcext:value-type="float">
            <text:p>65534</text:p>
          </table:table-cell>
          <table:table-cell table:style-name="ce33" table:formula="of:=(([.H13]*60*60)+([.I13]*60)+[.J13])" office:value-type="float" office:value="68679" calcext:value-type="float">
            <text:p>68679</text:p>
          </table:table-cell>
          <table:table-cell table:style-name="ce33" table:formula="of:=([.L13]-[.K13])" office:value-type="float" office:value="3145" calcext:value-type="float">
            <text:p>3145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*</text:p>
          </table:table-cell>
          <table:table-cell table:style-name="ce51" office:value-type="float" office:value="4874" calcext:value-type="float">
            <text:p>4874</text:p>
          </table:table-cell>
          <table:table-cell table:style-name="ce33"/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8" calcext:value-type="float">
            <text:p>18</text:p>
          </table:table-cell>
          <table:table-cell table:style-name="ce33"/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0</text:p>
          </table:table-cell>
          <table:table-cell table:style-name="ce33" table:formula="of:=(([.D14]*60*60)+([.E14]*60)+[.F14])" office:value-type="float" office:value="68718" calcext:value-type="float">
            <text:p>68718</text:p>
          </table:table-cell>
          <table:table-cell table:style-name="ce33" table:formula="of:=(([.H14]*60*60)+([.I14]*60)+[.J14])" office:value-type="float" office:value="70200" calcext:value-type="float">
            <text:p>70200</text:p>
          </table:table-cell>
          <table:table-cell table:style-name="ce33" table:formula="of:=([.L14]-[.K14])" office:value-type="float" office:value="1482" calcext:value-type="float">
            <text:p>1482</text:p>
          </table:table-cell>
          <table:table-cell table:number-columns-repeated="1011"/>
        </table:table-row>
        <table:table-row table:style-name="ro1">
          <table:table-cell table:style-name="ce33"/>
          <table:table-cell table:style-name="ce51" office:value-type="float" office:value="4875" calcext:value-type="float">
            <text:p>4875</text:p>
          </table:table-cell>
          <table:table-cell table:style-name="ce33"/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9" calcext:value-type="float">
            <text:p>29</text:p>
          </table:table-cell>
          <table:table-cell table:style-name="ce33"/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1" calcext:value-type="float">
            <text:p>31</text:p>
          </table:table-cell>
          <table:table-cell table:style-name="ce33" table:formula="of:=(([.D15]*60*60)+([.E15]*60)+[.F15])" office:value-type="float" office:value="70289" calcext:value-type="float">
            <text:p>70289</text:p>
          </table:table-cell>
          <table:table-cell table:style-name="ce33" table:formula="of:=(([.H15]*60*60)+([.I15]*60)+[.J15])" office:value-type="float" office:value="74011" calcext:value-type="float">
            <text:p>74011</text:p>
          </table:table-cell>
          <table:table-cell table:style-name="ce33" table:formula="of:=([.L15]-[.K15])" office:value-type="float" office:value="3722" calcext:value-type="float">
            <text:p>3722</text:p>
          </table:table-cell>
          <table:table-cell table:number-columns-repeated="1011"/>
        </table:table-row>
        <table:table-row table:style-name="ro1">
          <table:table-cell table:style-name="ce33"/>
          <table:table-cell table:style-name="ce51" office:value-type="float" office:value="4876" calcext:value-type="float">
            <text:p>4876</text:p>
          </table:table-cell>
          <table:table-cell table:style-name="ce33"/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59" calcext:value-type="float">
            <text:p>59</text:p>
          </table:table-cell>
          <table:table-cell table:style-name="ce33"/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6" calcext:value-type="float">
            <text:p>16</text:p>
          </table:table-cell>
          <table:table-cell table:style-name="ce33" table:formula="of:=(([.D16]*60*60)+([.E16]*60)+[.F16])" office:value-type="float" office:value="74099" calcext:value-type="float">
            <text:p>74099</text:p>
          </table:table-cell>
          <table:table-cell table:style-name="ce33" table:formula="of:=(([.H16]*60*60)+([.I16]*60)+[.J16])" office:value-type="float" office:value="77656" calcext:value-type="float">
            <text:p>77656</text:p>
          </table:table-cell>
          <table:table-cell table:style-name="ce33" table:formula="of:=([.L16]-[.K16])" office:value-type="float" office:value="3557" calcext:value-type="float">
            <text:p>3557</text:p>
          </table:table-cell>
          <table:table-cell table:number-columns-repeated="1011"/>
        </table:table-row>
        <table:table-row table:style-name="ro1">
          <table:table-cell table:style-name="ce33"/>
          <table:table-cell table:style-name="ce51" office:value-type="float" office:value="4877" calcext:value-type="float">
            <text:p>4877</text:p>
          </table:table-cell>
          <table:table-cell table:style-name="ce33"/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9" calcext:value-type="float">
            <text:p>19</text:p>
          </table:table-cell>
          <table:table-cell table:style-name="ce33"/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5" calcext:value-type="float">
            <text:p>5</text:p>
          </table:table-cell>
          <table:table-cell table:style-name="ce33" table:formula="of:=(([.D17]*60*60)+([.E17]*60)+[.F17])" office:value-type="float" office:value="77719" calcext:value-type="float">
            <text:p>77719</text:p>
          </table:table-cell>
          <table:table-cell table:style-name="ce33" table:formula="of:=(([.H17]*60*60)+([.I17]*60)+[.J17])" office:value-type="float" office:value="81245" calcext:value-type="float">
            <text:p>81245</text:p>
          </table:table-cell>
          <table:table-cell table:style-name="ce33" table:formula="of:=([.L17]-[.K17])" office:value-type="float" office:value="3526" calcext:value-type="float">
            <text:p>3526</text:p>
          </table:table-cell>
          <table:table-cell table:number-columns-repeated="1011"/>
        </table:table-row>
        <table:table-row table:style-name="ro1">
          <table:table-cell table:style-name="ce33"/>
          <table:table-cell table:style-name="ce51" office:value-type="float" office:value="4878" calcext:value-type="float">
            <text:p>4878</text:p>
          </table:table-cell>
          <table:table-cell table:style-name="ce33"/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53" calcext:value-type="float">
            <text:p>53</text:p>
          </table:table-cell>
          <table:table-cell table:style-name="ce33"/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8" calcext:value-type="float">
            <text:p>18</text:p>
          </table:table-cell>
          <table:table-cell table:style-name="ce33" table:formula="of:=(([.D18]*60*60)+([.E18]*60)+[.F18])" office:value-type="float" office:value="81293" calcext:value-type="float">
            <text:p>81293</text:p>
          </table:table-cell>
          <table:table-cell table:style-name="ce33" table:formula="of:=(([.H18]*60*60)+([.I18]*60)+[.J18])" office:value-type="float" office:value="81438" calcext:value-type="float">
            <text:p>81438</text:p>
          </table:table-cell>
          <table:table-cell table:style-name="ce33" table:formula="of:=([.L18]-[.K18])" office:value-type="float" office:value="145" calcext:value-type="float">
            <text:p>145</text:p>
          </table:table-cell>
          <table:table-cell table:number-columns-repeated="1011"/>
        </table:table-row>
        <table:table-row table:style-name="ro1">
          <table:table-cell table:style-name="ce33"/>
          <table:table-cell table:style-name="ce51" office:value-type="float" office:value="4879" calcext:value-type="float">
            <text:p>4879</text:p>
          </table:table-cell>
          <table:table-cell table:style-name="ce33"/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7" calcext:value-type="float">
            <text:p>47</text:p>
          </table:table-cell>
          <table:table-cell table:style-name="ce33"/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34" calcext:value-type="float">
            <text:p>34</text:p>
          </table:table-cell>
          <table:table-cell table:style-name="ce33" table:formula="of:=(([.D19]*60*60)+([.E19]*60)+[.F19])" office:value-type="float" office:value="85127" calcext:value-type="float">
            <text:p>85127</text:p>
          </table:table-cell>
          <table:table-cell table:style-name="ce33" table:formula="of:=(([.H19]*60*60)+([.I19]*60)+[.J19])" office:value-type="float" office:value="88954" calcext:value-type="float">
            <text:p>88954</text:p>
          </table:table-cell>
          <table:table-cell table:style-name="ce33" table:formula="of:=([.L19]-[.K19])" office:value-type="float" office:value="3827" calcext:value-type="float">
            <text:p>3827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*</text:p>
          </table:table-cell>
          <table:table-cell table:style-name="ce51" office:value-type="float" office:value="4880" calcext:value-type="float">
            <text:p>4880</text:p>
          </table:table-cell>
          <table:table-cell table:style-name="ce33"/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44" calcext:value-type="float">
            <text:p>44</text:p>
          </table:table-cell>
          <table:table-cell table:style-name="ce33"/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0</text:p>
          </table:table-cell>
          <table:table-cell table:style-name="ce33" table:formula="of:=(([.D20]*60*60)+([.E20]*60)+[.F20])" office:value-type="float" office:value="89684" calcext:value-type="float">
            <text:p>89684</text:p>
          </table:table-cell>
          <table:table-cell table:style-name="ce33" table:formula="of:=(([.H20]*60*60)+([.I20]*60)+[.J20])" office:value-type="float" office:value="90780" calcext:value-type="float">
            <text:p>90780</text:p>
          </table:table-cell>
          <table:table-cell table:style-name="ce33" table:formula="of:=([.L20]-[.K20])" office:value-type="float" office:value="1096" calcext:value-type="float">
            <text:p>1096</text:p>
          </table:table-cell>
          <table:table-cell table:number-columns-repeated="1011"/>
        </table:table-row>
        <table:table-row table:style-name="ro1">
          <table:table-cell table:style-name="ce34"/>
          <table:table-cell table:style-name="ce51" office:value-type="string" calcext:value-type="string">
            <text:p>Setup</text:p>
          </table:table-cell>
          <table:table-cell table:style-name="ce33"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0</text:p>
          </table:table-cell>
          <table:table-cell table:style-name="ce33"/>
          <table:table-cell table:style-name="ce34" table:number-columns-repeated="3"/>
          <table:table-cell table:style-name="ce33" table:formula="of:=(([.D21]*60*60)+([.E21]*60)+[.F21])" office:value-type="float" office:value="59160" calcext:value-type="float">
            <text:p>59160</text:p>
          </table:table-cell>
          <table:table-cell table:style-name="ce33" table:number-columns-repeated="2"/>
          <table:table-cell table:number-columns-repeated="1011"/>
        </table:table-row>
        <table:table-row table:style-name="ro1">
          <table:table-cell table:style-name="ce34"/>
          <table:table-cell table:style-name="ce51" office:value-type="string" calcext:value-type="string">
            <text:p>Target change</text:p>
          </table:table-cell>
          <table:table-cell table:style-name="ce33"/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0" calcext:value-type="float">
            <text:p>0</text:p>
          </table:table-cell>
          <table:table-cell table:style-name="ce33"/>
          <table:table-cell table:style-name="ce34" table:number-columns-repeated="3"/>
          <table:table-cell table:style-name="ce33" table:formula="of:=(([.D22]*60*60)+([.E22]*60)+[.F22])" office:value-type="float" office:value="89580" calcext:value-type="float">
            <text:p>89580</text:p>
          </table:table-cell>
          <table:table-cell table:style-name="ce33" table:formula="of:=[.K20]" office:value-type="string" office:string-value="89684" calcext:value-type="string">
            <text:p>89684</text:p>
          </table:table-cell>
          <table:table-cell table:style-name="ce33"/>
          <table:table-cell table:number-columns-repeated="1011"/>
        </table:table-row>
        <table:table-row table:style-name="ro1">
          <table:table-cell table:style-name="ce35" office:value-type="float" office:value="18.18" calcext:value-type="float">
            <text:p>18.18</text:p>
          </table:table-cell>
          <table:table-cell table:style-name="ce52" office:value-type="string" calcext:value-type="string">
            <text:p>4871-4880</text:p>
          </table:table-cell>
          <table:table-cell table:style-name="ce63" office:value-type="string" calcext:value-type="string">
            <text:p>Total Time of runs</text:p>
          </table:table-cell>
          <table:table-cell table:style-name="ce69" table:formula="of:=([.L20]-[.K12])" office:value-type="string" office:string-value="31020" calcext:value-type="string">
            <text:p>31020</text:p>
          </table:table-cell>
          <table:table-cell table:style-name="ce74" office:value-type="string" calcext:value-type="string">
            <text:p>Total elasped time</text:p>
          </table:table-cell>
          <table:table-cell table:style-name="ce69" table:formula="of:=([.L20]-[.K21])" office:value-type="string" office:string-value="31620" calcext:value-type="string">
            <text:p>31620</text:p>
          </table:table-cell>
          <table:table-cell table:style-name="ce63" office:value-type="string" calcext:value-type="string">
            <text:p>Total dummy</text:p>
          </table:table-cell>
          <table:table-cell table:style-name="ce69" table:formula="of:=([.L22]-[.K22])+[.M20]" office:value-type="string" office:string-value="1200" calcext:value-type="string">
            <text:p>1200</text:p>
          </table:table-cell>
          <table:table-cell table:style-name="ce63" office:value-type="string" calcext:value-type="string">
            <text:p>Total elasped minus dummy</text:p>
          </table:table-cell>
          <table:table-cell table:style-name="ce69" table:formula="of:=([.F23]-[.H23])" office:value-type="string" office:string-value="30420" calcext:value-type="string">
            <text:p>30420</text:p>
          </table:table-cell>
          <table:table-cell table:style-name="ce69" table:number-columns-repeated="3"/>
          <table:table-cell table:style-name="ce80" table:number-columns-repeated="16"/>
          <table:table-cell table:number-columns-repeated="995"/>
        </table:table-row>
        <table:table-row table:style-name="ro1">
          <table:table-cell table:style-name="ce36"/>
          <table:table-cell table:style-name="ce53" office:value-type="float" office:value="4881" calcext:value-type="float">
            <text:p>4881</text:p>
          </table:table-cell>
          <table:table-cell table:style-name="ce36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55" calcext:value-type="float">
            <text:p>55</text:p>
          </table:table-cell>
          <table:table-cell table:style-name="ce36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16" calcext:value-type="float">
            <text:p>16</text:p>
          </table:table-cell>
          <table:table-cell table:style-name="ce36" table:formula="of:=(([.D24]*60*60)+([.E24]*60)+[.F24])" office:value-type="float" office:value="4855" calcext:value-type="float">
            <text:p>4855</text:p>
          </table:table-cell>
          <table:table-cell table:style-name="ce36" table:formula="of:=(([.H24]*60*60)+([.I24]*60)+[.J24])" office:value-type="float" office:value="5896" calcext:value-type="float">
            <text:p>5896</text:p>
          </table:table-cell>
          <table:table-cell table:style-name="ce36" table:formula="of:=([.L24]-[.K24])" office:value-type="float" office:value="1041" calcext:value-type="float">
            <text:p>1041</text:p>
          </table:table-cell>
          <table:table-cell table:number-columns-repeated="1011"/>
        </table:table-row>
        <table:table-row table:style-name="ro1">
          <table:table-cell table:style-name="ce36"/>
          <table:table-cell table:style-name="ce53" office:value-type="float" office:value="4882" calcext:value-type="float">
            <text:p>4882</text:p>
          </table:table-cell>
          <table:table-cell table:style-name="ce36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14" calcext:value-type="float">
            <text:p>14</text:p>
          </table:table-cell>
          <table:table-cell table:style-name="ce36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17" calcext:value-type="float">
            <text:p>17</text:p>
          </table:table-cell>
          <table:table-cell table:style-name="ce36" table:formula="of:=(([.D25]*60*60)+([.E25]*60)+[.F25])" office:value-type="float" office:value="6554" calcext:value-type="float">
            <text:p>6554</text:p>
          </table:table-cell>
          <table:table-cell table:style-name="ce36" table:formula="of:=(([.H25]*60*60)+([.I25]*60)+[.J25])" office:value-type="float" office:value="9197" calcext:value-type="float">
            <text:p>9197</text:p>
          </table:table-cell>
          <table:table-cell table:style-name="ce36" table:formula="of:=([.L25]-[.K25])" office:value-type="float" office:value="2643" calcext:value-type="float">
            <text:p>2643</text:p>
          </table:table-cell>
          <table:table-cell table:number-columns-repeated="1011"/>
        </table:table-row>
        <table:table-row table:style-name="ro1">
          <table:table-cell table:style-name="ce37" office:value-type="string" calcext:value-type="string">
            <text:p>*</text:p>
          </table:table-cell>
          <table:table-cell table:style-name="ce53" office:value-type="float" office:value="4884" calcext:value-type="float">
            <text:p>4884</text:p>
          </table:table-cell>
          <table:table-cell table:style-name="ce36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51" calcext:value-type="float">
            <text:p>51</text:p>
          </table:table-cell>
          <table:table-cell table:style-name="ce36"/>
          <table:table-cell table:style-name="ce37" office:value-type="float" office:value="3" calcext:value-type="float">
            <text:p>3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table:formula="of:=(([.D26]*60*60)+([.E26]*60)+[.F26])" office:value-type="float" office:value="9591" calcext:value-type="float">
            <text:p>9591</text:p>
          </table:table-cell>
          <table:table-cell table:style-name="ce36" table:formula="of:=(([.H26]*60*60)+([.I26]*60)+[.J26])" office:value-type="float" office:value="10800" calcext:value-type="float">
            <text:p>10800</text:p>
          </table:table-cell>
          <table:table-cell table:style-name="ce36" table:formula="of:=([.L26]-[.K26])" office:value-type="float" office:value="1209" calcext:value-type="float">
            <text:p>1209</text:p>
          </table:table-cell>
          <table:table-cell table:number-columns-repeated="1011"/>
        </table:table-row>
        <table:table-row table:style-name="ro1">
          <table:table-cell table:style-name="ce37" office:value-type="string" calcext:value-type="string">
            <text:p>*</text:p>
          </table:table-cell>
          <table:table-cell table:style-name="ce53" office:value-type="float" office:value="4885" calcext:value-type="float">
            <text:p>4885</text:p>
          </table:table-cell>
          <table:table-cell table:style-name="ce36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1" calcext:value-type="float">
            <text:p>31</text:p>
          </table:table-cell>
          <table:table-cell table:style-name="ce36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0" calcext:value-type="float">
            <text:p>0</text:p>
          </table:table-cell>
          <table:table-cell table:style-name="ce36" table:formula="of:=(([.D27]*60*60)+([.E27]*60)+[.F27])" office:value-type="float" office:value="11071" calcext:value-type="float">
            <text:p>11071</text:p>
          </table:table-cell>
          <table:table-cell table:style-name="ce36" table:formula="of:=(([.H27]*60*60)+([.I27]*60)+[.J27])" office:value-type="float" office:value="13380" calcext:value-type="float">
            <text:p>13380</text:p>
          </table:table-cell>
          <table:table-cell table:style-name="ce36" table:formula="of:=([.L27]-[.K27])" office:value-type="float" office:value="2309" calcext:value-type="float">
            <text:p>2309</text:p>
          </table:table-cell>
          <table:table-cell table:number-columns-repeated="1011"/>
        </table:table-row>
        <table:table-row table:style-name="ro1">
          <table:table-cell table:style-name="ce37" office:value-type="string" calcext:value-type="string">
            <text:p>*</text:p>
          </table:table-cell>
          <table:table-cell table:style-name="ce53" office:value-type="float" office:value="4887" calcext:value-type="float">
            <text:p>4887</text:p>
          </table:table-cell>
          <table:table-cell table:style-name="ce36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40" calcext:value-type="float">
            <text:p>40</text:p>
          </table:table-cell>
          <table:table-cell table:style-name="ce36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0" calcext:value-type="float">
            <text:p>0</text:p>
          </table:table-cell>
          <table:table-cell table:style-name="ce36" table:formula="of:=(([.D28]*60*60)+([.E28]*60)+[.F28])" office:value-type="float" office:value="15880" calcext:value-type="float">
            <text:p>15880</text:p>
          </table:table-cell>
          <table:table-cell table:style-name="ce36" table:formula="of:=(([.H28]*60*60)+([.I28]*60)+[.J28])" office:value-type="float" office:value="18540" calcext:value-type="float">
            <text:p>18540</text:p>
          </table:table-cell>
          <table:table-cell table:style-name="ce36" table:formula="of:=([.L28]-[.K28])" office:value-type="float" office:value="2660" calcext:value-type="float">
            <text:p>2660</text:p>
          </table:table-cell>
          <table:table-cell table:number-columns-repeated="1011"/>
        </table:table-row>
        <table:table-row table:style-name="ro1">
          <table:table-cell table:style-name="ce37" office:value-type="string" calcext:value-type="string">
            <text:p>*</text:p>
          </table:table-cell>
          <table:table-cell table:style-name="ce53" office:value-type="float" office:value="4888" calcext:value-type="float">
            <text:p>4888</text:p>
          </table:table-cell>
          <table:table-cell table:style-name="ce36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41" calcext:value-type="float">
            <text:p>41</text:p>
          </table:table-cell>
          <table:table-cell table:style-name="ce36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0" calcext:value-type="float">
            <text:p>0</text:p>
          </table:table-cell>
          <table:table-cell table:style-name="ce36" table:formula="of:=(([.D29]*60*60)+([.E29]*60)+[.F29])" office:value-type="float" office:value="18641" calcext:value-type="float">
            <text:p>18641</text:p>
          </table:table-cell>
          <table:table-cell table:style-name="ce36" table:formula="of:=(([.H29]*60*60)+([.I29]*60)+[.J29])" office:value-type="float" office:value="20880" calcext:value-type="float">
            <text:p>20880</text:p>
          </table:table-cell>
          <table:table-cell table:style-name="ce36" table:formula="of:=([.L29]-[.K29])" office:value-type="float" office:value="2239" calcext:value-type="float">
            <text:p>2239</text:p>
          </table:table-cell>
          <table:table-cell table:number-columns-repeated="1011"/>
        </table:table-row>
        <table:table-row table:style-name="ro1">
          <table:table-cell table:style-name="ce37" office:value-type="string" calcext:value-type="string">
            <text:p>*</text:p>
          </table:table-cell>
          <table:table-cell table:style-name="ce53" office:value-type="float" office:value="4889" calcext:value-type="float">
            <text:p>4889</text:p>
          </table:table-cell>
          <table:table-cell table:style-name="ce36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40" calcext:value-type="float">
            <text:p>40</text:p>
          </table:table-cell>
          <table:table-cell table:style-name="ce36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0" calcext:value-type="float">
            <text:p>0</text:p>
          </table:table-cell>
          <table:table-cell table:style-name="ce36" table:formula="of:=(([.D30]*60*60)+([.E30]*60)+[.F30])" office:value-type="float" office:value="21220" calcext:value-type="float">
            <text:p>21220</text:p>
          </table:table-cell>
          <table:table-cell table:style-name="ce36" table:formula="of:=(([.H30]*60*60)+([.I30]*60)+[.J30])" office:value-type="float" office:value="23100" calcext:value-type="float">
            <text:p>23100</text:p>
          </table:table-cell>
          <table:table-cell table:style-name="ce36" table:formula="of:=([.L30]-[.K30])" office:value-type="float" office:value="1880" calcext:value-type="float">
            <text:p>1880</text:p>
          </table:table-cell>
          <table:table-cell table:number-columns-repeated="1011"/>
        </table:table-row>
        <table:table-row table:style-name="ro1">
          <table:table-cell table:style-name="ce37" office:value-type="string" calcext:value-type="string">
            <text:p>*</text:p>
          </table:table-cell>
          <table:table-cell table:style-name="ce53" office:value-type="float" office:value="4890" calcext:value-type="float">
            <text:p>4890</text:p>
          </table:table-cell>
          <table:table-cell table:style-name="ce36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0" calcext:value-type="float">
            <text:p>10</text:p>
          </table:table-cell>
          <table:table-cell table:style-name="ce36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0" calcext:value-type="float">
            <text:p>0</text:p>
          </table:table-cell>
          <table:table-cell table:style-name="ce36" table:formula="of:=(([.D31]*60*60)+([.E31]*60)+[.F31])" office:value-type="float" office:value="23230" calcext:value-type="float">
            <text:p>23230</text:p>
          </table:table-cell>
          <table:table-cell table:style-name="ce36" table:formula="of:=(([.H31]*60*60)+([.I31]*60)+[.J31])" office:value-type="float" office:value="25080" calcext:value-type="float">
            <text:p>25080</text:p>
          </table:table-cell>
          <table:table-cell table:style-name="ce36" table:formula="of:=([.L31]-[.K31])" office:value-type="float" office:value="1850" calcext:value-type="float">
            <text:p>1850</text:p>
          </table:table-cell>
          <table:table-cell table:number-columns-repeated="1011"/>
        </table:table-row>
        <table:table-row table:style-name="ro1">
          <table:table-cell table:style-name="ce37"/>
          <table:table-cell table:style-name="ce53" office:value-type="string" calcext:value-type="string">
            <text:p>Setup</text:p>
          </table:table-cell>
          <table:table-cell table:style-name="ce36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0" calcext:value-type="float">
            <text:p>0</text:p>
          </table:table-cell>
          <table:table-cell table:style-name="ce36"/>
          <table:table-cell table:style-name="ce37" table:number-columns-repeated="3"/>
          <table:table-cell table:style-name="ce36" table:formula="of:=(([.D32]*60*60)+([.E32]*60)+[.F32])" office:value-type="float" office:value="4740" calcext:value-type="float">
            <text:p>4740</text:p>
          </table:table-cell>
          <table:table-cell table:style-name="ce36" table:number-columns-repeated="2"/>
          <table:table-cell table:number-columns-repeated="1011"/>
        </table:table-row>
        <table:table-row table:style-name="ro1">
          <table:table-cell table:style-name="ce37"/>
          <table:table-cell table:style-name="ce53" office:value-type="string" calcext:value-type="string">
            <text:p>Target change</text:p>
          </table:table-cell>
          <table:table-cell table:style-name="ce36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55" calcext:value-type="float">
            <text:p>55</text:p>
          </table:table-cell>
          <table:table-cell table:style-name="ce36"/>
          <table:table-cell table:style-name="ce37" table:number-columns-repeated="3"/>
          <table:table-cell table:style-name="ce36" table:formula="of:=(([.D33]*60*60)+([.E33]*60)+[.F33])" office:value-type="float" office:value="4855" calcext:value-type="float">
            <text:p>4855</text:p>
          </table:table-cell>
          <table:table-cell table:style-name="ce36" table:formula="of:=[.K24]" office:value-type="string" office:string-value="4855" calcext:value-type="string">
            <text:p>4855</text:p>
          </table:table-cell>
          <table:table-cell table:style-name="ce36"/>
          <table:table-cell table:number-columns-repeated="1011"/>
        </table:table-row>
        <table:table-row table:style-name="ro1">
          <table:table-cell table:style-name="ce38" office:value-type="float" office:value="21.18" calcext:value-type="float">
            <text:p>21.18</text:p>
          </table:table-cell>
          <table:table-cell table:style-name="ce54" office:value-type="string" calcext:value-type="string">
            <text:p>4881-4890</text:p>
          </table:table-cell>
          <table:table-cell table:style-name="ce64" office:value-type="string" calcext:value-type="string">
            <text:p>Total Time of runs</text:p>
          </table:table-cell>
          <table:table-cell table:style-name="ce70" table:formula="of:=([.L31]-[.K24])" office:value-type="string" office:string-value="20225" calcext:value-type="string">
            <text:p>20225</text:p>
          </table:table-cell>
          <table:table-cell table:style-name="ce75" office:value-type="string" calcext:value-type="string">
            <text:p>Total elasped time</text:p>
          </table:table-cell>
          <table:table-cell table:style-name="ce70" table:formula="of:=([.L31]-[.K32])" office:value-type="string" office:string-value="20340" calcext:value-type="string">
            <text:p>20340</text:p>
          </table:table-cell>
          <table:table-cell table:style-name="ce64" office:value-type="string" calcext:value-type="string">
            <text:p>Total dummy</text:p>
          </table:table-cell>
          <table:table-cell table:style-name="ce70" table:formula="of:=([.L33]-[.K33])+[.M24]" office:value-type="string" office:string-value="1041" calcext:value-type="string">
            <text:p>1041</text:p>
          </table:table-cell>
          <table:table-cell table:style-name="ce64" office:value-type="string" calcext:value-type="string">
            <text:p>Total elasped minus dummy</text:p>
          </table:table-cell>
          <table:table-cell table:style-name="ce70" table:formula="of:=([.F34]-[.H34])" office:value-type="string" office:string-value="19299" calcext:value-type="string">
            <text:p>19299</text:p>
          </table:table-cell>
          <table:table-cell table:style-name="ce70" table:number-columns-repeated="3"/>
          <table:table-cell table:style-name="ce80" table:number-columns-repeated="16"/>
          <table:table-cell table:number-columns-repeated="995"/>
        </table:table-row>
        <table:table-row table:style-name="ro1">
          <table:table-cell table:style-name="ce39"/>
          <table:table-cell table:style-name="ce55" office:value-type="float" office:value="4892" calcext:value-type="float">
            <text:p>4892</text:p>
          </table:table-cell>
          <table:table-cell table:style-name="ce39"/>
          <table:table-cell table:style-name="ce40" office:value-type="float" office:value="9" calcext:value-type="float">
            <text:p>9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54" calcext:value-type="float">
            <text:p>54</text:p>
          </table:table-cell>
          <table:table-cell table:style-name="ce39"/>
          <table:table-cell table:style-name="ce40" office:value-type="float" office:value="9" calcext:value-type="float">
            <text:p>9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0" calcext:value-type="float">
            <text:p>50</text:p>
          </table:table-cell>
          <table:table-cell table:style-name="ce39" table:formula="of:=(([.D35]*60*60)+([.E35]*60)+[.F35])" office:value-type="float" office:value="33894" calcext:value-type="float">
            <text:p>33894</text:p>
          </table:table-cell>
          <table:table-cell table:style-name="ce39" table:formula="of:=(([.H35]*60*60)+([.I35]*60)+[.J35])" office:value-type="float" office:value="35750" calcext:value-type="float">
            <text:p>35750</text:p>
          </table:table-cell>
          <table:table-cell table:style-name="ce39" table:formula="of:=([.L35]-[.K35])" office:value-type="float" office:value="1856" calcext:value-type="float">
            <text:p>1856</text:p>
          </table:table-cell>
          <table:table-cell table:number-columns-repeated="1011"/>
        </table:table-row>
        <table:table-row table:style-name="ro1">
          <table:table-cell table:style-name="ce39"/>
          <table:table-cell table:style-name="ce55" office:value-type="float" office:value="4893" calcext:value-type="float">
            <text:p>4893</text:p>
          </table:table-cell>
          <table:table-cell table:style-name="ce39"/>
          <table:table-cell table:style-name="ce40" office:value-type="float" office:value="9" calcext:value-type="float">
            <text:p>9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40" calcext:value-type="float">
            <text:p>40</text:p>
          </table:table-cell>
          <table:table-cell table:style-name="ce39"/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14" calcext:value-type="float">
            <text:p>14</text:p>
          </table:table-cell>
          <table:table-cell table:style-name="ce39" table:formula="of:=(([.D36]*60*60)+([.E36]*60)+[.F36])" office:value-type="float" office:value="35860" calcext:value-type="float">
            <text:p>35860</text:p>
          </table:table-cell>
          <table:table-cell table:style-name="ce39" table:formula="of:=(([.H36]*60*60)+([.I36]*60)+[.J36])" office:value-type="float" office:value="38714" calcext:value-type="float">
            <text:p>38714</text:p>
          </table:table-cell>
          <table:table-cell table:style-name="ce39" table:formula="of:=([.L36]-[.K36])" office:value-type="float" office:value="2854" calcext:value-type="float">
            <text:p>2854</text:p>
          </table:table-cell>
          <table:table-cell table:number-columns-repeated="1011"/>
        </table:table-row>
        <table:table-row table:style-name="ro1">
          <table:table-cell table:style-name="ce40" office:value-type="string" calcext:value-type="string">
            <text:p>*</text:p>
          </table:table-cell>
          <table:table-cell table:style-name="ce55" office:value-type="float" office:value="4894" calcext:value-type="float">
            <text:p>4894</text:p>
          </table:table-cell>
          <table:table-cell table:style-name="ce39"/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32" calcext:value-type="float">
            <text:p>32</text:p>
          </table:table-cell>
          <table:table-cell table:style-name="ce39"/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0" calcext:value-type="float">
            <text:p>0</text:p>
          </table:table-cell>
          <table:table-cell table:style-name="ce39" table:formula="of:=(([.D37]*60*60)+([.E37]*60)+[.F37])" office:value-type="float" office:value="39032" calcext:value-type="float">
            <text:p>39032</text:p>
          </table:table-cell>
          <table:table-cell table:style-name="ce39" table:formula="of:=(([.H37]*60*60)+([.I37]*60)+[.J37])" office:value-type="float" office:value="41700" calcext:value-type="float">
            <text:p>41700</text:p>
          </table:table-cell>
          <table:table-cell table:style-name="ce39" table:formula="of:=([.L37]-[.K37])" office:value-type="float" office:value="2668" calcext:value-type="float">
            <text:p>2668</text:p>
          </table:table-cell>
          <table:table-cell table:number-columns-repeated="1011"/>
        </table:table-row>
        <table:table-row table:style-name="ro1">
          <table:table-cell table:style-name="ce40" office:value-type="string" calcext:value-type="string">
            <text:p>*</text:p>
          </table:table-cell>
          <table:table-cell table:style-name="ce55" office:value-type="float" office:value="4895" calcext:value-type="float">
            <text:p>4895</text:p>
          </table:table-cell>
          <table:table-cell table:style-name="ce39"/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1" calcext:value-type="float">
            <text:p>11</text:p>
          </table:table-cell>
          <table:table-cell table:style-name="ce39"/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0" calcext:value-type="float">
            <text:p>0</text:p>
          </table:table-cell>
          <table:table-cell table:style-name="ce39" table:formula="of:=(([.D38]*60*60)+([.E38]*60)+[.F38])" office:value-type="float" office:value="44051" calcext:value-type="float">
            <text:p>44051</text:p>
          </table:table-cell>
          <table:table-cell table:style-name="ce39" table:formula="of:=(([.H38]*60*60)+([.I38]*60)+[.J38])" office:value-type="float" office:value="44640" calcext:value-type="float">
            <text:p>44640</text:p>
          </table:table-cell>
          <table:table-cell table:style-name="ce39" table:formula="of:=([.L38]-[.K38])" office:value-type="float" office:value="589" calcext:value-type="float">
            <text:p>589</text:p>
          </table:table-cell>
          <table:table-cell table:number-columns-repeated="1011"/>
        </table:table-row>
        <table:table-row table:style-name="ro1">
          <table:table-cell table:style-name="ce39"/>
          <table:table-cell table:style-name="ce55" office:value-type="float" office:value="4896" calcext:value-type="float">
            <text:p>4896</text:p>
          </table:table-cell>
          <table:table-cell table:style-name="ce39"/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38" calcext:value-type="float">
            <text:p>38</text:p>
          </table:table-cell>
          <table:table-cell table:style-name="ce39"/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39" calcext:value-type="float">
            <text:p>39</text:p>
          </table:table-cell>
          <table:table-cell table:style-name="ce39" table:formula="of:=(([.D39]*60*60)+([.E39]*60)+[.F39])" office:value-type="float" office:value="44738" calcext:value-type="float">
            <text:p>44738</text:p>
          </table:table-cell>
          <table:table-cell table:style-name="ce39" table:formula="of:=(([.H39]*60*60)+([.I39]*60)+[.J39])" office:value-type="float" office:value="47139" calcext:value-type="float">
            <text:p>47139</text:p>
          </table:table-cell>
          <table:table-cell table:style-name="ce39" table:formula="of:=([.L39]-[.K39])" office:value-type="float" office:value="2401" calcext:value-type="float">
            <text:p>2401</text:p>
          </table:table-cell>
          <table:table-cell table:number-columns-repeated="1011"/>
        </table:table-row>
        <table:table-row table:style-name="ro1">
          <table:table-cell table:style-name="ce39"/>
          <table:table-cell table:style-name="ce55" office:value-type="float" office:value="4897" calcext:value-type="float">
            <text:p>4897</text:p>
          </table:table-cell>
          <table:table-cell table:style-name="ce39"/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4" calcext:value-type="float">
            <text:p>4</text:p>
          </table:table-cell>
          <table:table-cell table:style-name="ce39"/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57" calcext:value-type="float">
            <text:p>57</text:p>
          </table:table-cell>
          <table:table-cell table:style-name="ce39" table:formula="of:=(([.D40]*60*60)+([.E40]*60)+[.F40])" office:value-type="float" office:value="47224" calcext:value-type="float">
            <text:p>47224</text:p>
          </table:table-cell>
          <table:table-cell table:style-name="ce39" table:formula="of:=(([.H40]*60*60)+([.I40]*60)+[.J40])" office:value-type="float" office:value="49497" calcext:value-type="float">
            <text:p>49497</text:p>
          </table:table-cell>
          <table:table-cell table:style-name="ce39" table:formula="of:=([.L40]-[.K40])" office:value-type="float" office:value="2273" calcext:value-type="float">
            <text:p>2273</text:p>
          </table:table-cell>
          <table:table-cell table:number-columns-repeated="1011"/>
        </table:table-row>
        <table:table-row table:style-name="ro1">
          <table:table-cell table:style-name="ce40" office:value-type="string" calcext:value-type="string">
            <text:p>*</text:p>
          </table:table-cell>
          <table:table-cell table:style-name="ce55" office:value-type="float" office:value="4898" calcext:value-type="float">
            <text:p>4898</text:p>
          </table:table-cell>
          <table:table-cell table:style-name="ce39"/>
          <table:table-cell table:style-name="ce40" office:value-type="float" office:value="13" calcext:value-type="float">
            <text:p>13</text:p>
          </table:table-cell>
          <table:table-cell table:number-columns-repeated="2" table:style-name="ce40" office:value-type="float" office:value="45" calcext:value-type="float">
            <text:p>45</text:p>
          </table:table-cell>
          <table:table-cell table:style-name="ce39"/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0" calcext:value-type="float">
            <text:p>0</text:p>
          </table:table-cell>
          <table:table-cell table:style-name="ce39" table:formula="of:=(([.D41]*60*60)+([.E41]*60)+[.F41])" office:value-type="float" office:value="49545" calcext:value-type="float">
            <text:p>49545</text:p>
          </table:table-cell>
          <table:table-cell table:style-name="ce39" table:formula="of:=(([.H41]*60*60)+([.I41]*60)+[.J41])" office:value-type="float" office:value="51540" calcext:value-type="float">
            <text:p>51540</text:p>
          </table:table-cell>
          <table:table-cell table:style-name="ce39" table:formula="of:=([.L41]-[.K41])" office:value-type="float" office:value="1995" calcext:value-type="float">
            <text:p>1995</text:p>
          </table:table-cell>
          <table:table-cell table:number-columns-repeated="1011"/>
        </table:table-row>
        <table:table-row table:style-name="ro1">
          <table:table-cell table:style-name="ce39"/>
          <table:table-cell table:style-name="ce55" office:value-type="float" office:value="4899" calcext:value-type="float">
            <text:p>4899</text:p>
          </table:table-cell>
          <table:table-cell table:style-name="ce39"/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39" calcext:value-type="float">
            <text:p>39</text:p>
          </table:table-cell>
          <table:table-cell table:style-name="ce39"/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9" calcext:value-type="float">
            <text:p>19</text:p>
          </table:table-cell>
          <table:table-cell table:style-name="ce39" table:formula="of:=(([.D42]*60*60)+([.E42]*60)+[.F42])" office:value-type="float" office:value="51639" calcext:value-type="float">
            <text:p>51639</text:p>
          </table:table-cell>
          <table:table-cell table:style-name="ce39" table:formula="of:=(([.H42]*60*60)+([.I42]*60)+[.J42])" office:value-type="float" office:value="54379" calcext:value-type="float">
            <text:p>54379</text:p>
          </table:table-cell>
          <table:table-cell table:style-name="ce39" table:formula="of:=([.L42]-[.K42])" office:value-type="float" office:value="2740" calcext:value-type="float">
            <text:p>2740</text:p>
          </table:table-cell>
          <table:table-cell table:number-columns-repeated="1011"/>
        </table:table-row>
        <table:table-row table:style-name="ro1">
          <table:table-cell table:style-name="ce39"/>
          <table:table-cell table:style-name="ce55" office:value-type="float" office:value="4900" calcext:value-type="float">
            <text:p>4900</text:p>
          </table:table-cell>
          <table:table-cell table:style-name="ce39"/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4" calcext:value-type="float">
            <text:p>4</text:p>
          </table:table-cell>
          <table:table-cell table:style-name="ce39"/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6" calcext:value-type="float">
            <text:p>46</text:p>
          </table:table-cell>
          <table:table-cell table:style-name="ce39" table:formula="of:=(([.D43]*60*60)+([.E43]*60)+[.F43])" office:value-type="float" office:value="54424" calcext:value-type="float">
            <text:p>54424</text:p>
          </table:table-cell>
          <table:table-cell table:style-name="ce39" table:formula="of:=(([.H43]*60*60)+([.I43]*60)+[.J43])" office:value-type="float" office:value="57706" calcext:value-type="float">
            <text:p>57706</text:p>
          </table:table-cell>
          <table:table-cell table:style-name="ce39" table:formula="of:=([.L43]-[.K43])" office:value-type="float" office:value="3282" calcext:value-type="float">
            <text:p>3282</text:p>
          </table:table-cell>
          <table:table-cell table:number-columns-repeated="1011"/>
        </table:table-row>
        <table:table-row table:style-name="ro1">
          <table:table-cell table:style-name="ce40" office:value-type="string" calcext:value-type="string">
            <text:p>*</text:p>
          </table:table-cell>
          <table:table-cell table:style-name="ce55" office:value-type="float" office:value="4901" calcext:value-type="float">
            <text:p>4901</text:p>
          </table:table-cell>
          <table:table-cell table:style-name="ce39"/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32" calcext:value-type="float">
            <text:p>32</text:p>
          </table:table-cell>
          <table:table-cell table:style-name="ce39"/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0" calcext:value-type="float">
            <text:p>0</text:p>
          </table:table-cell>
          <table:table-cell table:style-name="ce39" table:formula="of:=(([.D44]*60*60)+([.E44]*60)+[.F44])" office:value-type="float" office:value="57812" calcext:value-type="float">
            <text:p>57812</text:p>
          </table:table-cell>
          <table:table-cell table:style-name="ce39" table:formula="of:=(([.H44]*60*60)+([.I44]*60)+[.J44])" office:value-type="float" office:value="59340" calcext:value-type="float">
            <text:p>59340</text:p>
          </table:table-cell>
          <table:table-cell table:style-name="ce39" table:formula="of:=([.L44]-[.K44])" office:value-type="float" office:value="1528" calcext:value-type="float">
            <text:p>1528</text:p>
          </table:table-cell>
          <table:table-cell table:number-columns-repeated="1011"/>
        </table:table-row>
        <table:table-row table:style-name="ro1">
          <table:table-cell table:style-name="ce40" office:value-type="string" calcext:value-type="string">
            <text:p>*</text:p>
          </table:table-cell>
          <table:table-cell table:style-name="ce55" office:value-type="float" office:value="4904" calcext:value-type="float">
            <text:p>4904</text:p>
          </table:table-cell>
          <table:table-cell table:style-name="ce39"/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21" calcext:value-type="float">
            <text:p>21</text:p>
          </table:table-cell>
          <table:table-cell table:style-name="ce39"/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0" calcext:value-type="float">
            <text:p>0</text:p>
          </table:table-cell>
          <table:table-cell table:style-name="ce39" table:formula="of:=(([.D45]*60*60)+([.E45]*60)+[.F45])" office:value-type="float" office:value="68061" calcext:value-type="float">
            <text:p>68061</text:p>
          </table:table-cell>
          <table:table-cell table:style-name="ce39" table:formula="of:=(([.H45]*60*60)+([.I45]*60)+[.J45])" office:value-type="float" office:value="69480" calcext:value-type="float">
            <text:p>69480</text:p>
          </table:table-cell>
          <table:table-cell table:style-name="ce39" table:formula="of:=([.L45]-[.K45])" office:value-type="float" office:value="1419" calcext:value-type="float">
            <text:p>1419</text:p>
          </table:table-cell>
          <table:table-cell table:number-columns-repeated="1011"/>
        </table:table-row>
        <table:table-row table:style-name="ro1">
          <table:table-cell table:style-name="ce39"/>
          <table:table-cell table:style-name="ce55" office:value-type="float" office:value="4905" calcext:value-type="float">
            <text:p>4905</text:p>
          </table:table-cell>
          <table:table-cell table:style-name="ce39"/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15" calcext:value-type="float">
            <text:p>15</text:p>
          </table:table-cell>
          <table:table-cell table:style-name="ce39"/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" calcext:value-type="float">
            <text:p>5</text:p>
          </table:table-cell>
          <table:table-cell table:style-name="ce39" table:formula="of:=(([.D46]*60*60)+([.E46]*60)+[.F46])" office:value-type="float" office:value="69795" calcext:value-type="float">
            <text:p>69795</text:p>
          </table:table-cell>
          <table:table-cell table:style-name="ce39" table:formula="of:=(([.H46]*60*60)+([.I46]*60)+[.J46])" office:value-type="float" office:value="71405" calcext:value-type="float">
            <text:p>71405</text:p>
          </table:table-cell>
          <table:table-cell table:style-name="ce39" table:formula="of:=([.L46]-[.K46])" office:value-type="float" office:value="1610" calcext:value-type="float">
            <text:p>1610</text:p>
          </table:table-cell>
          <table:table-cell table:number-columns-repeated="1011"/>
        </table:table-row>
        <table:table-row table:style-name="ro1">
          <table:table-cell table:style-name="ce39"/>
          <table:table-cell table:style-name="ce55" office:value-type="float" office:value="4906" calcext:value-type="float">
            <text:p>4906</text:p>
          </table:table-cell>
          <table:table-cell table:style-name="ce39"/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8" calcext:value-type="float">
            <text:p>8</text:p>
          </table:table-cell>
          <table:table-cell table:style-name="ce39"/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34" calcext:value-type="float">
            <text:p>34</text:p>
          </table:table-cell>
          <table:table-cell table:style-name="ce39" table:formula="of:=(([.D47]*60*60)+([.E47]*60)+[.F47])" office:value-type="float" office:value="71888" calcext:value-type="float">
            <text:p>71888</text:p>
          </table:table-cell>
          <table:table-cell table:style-name="ce39" table:formula="of:=(([.H47]*60*60)+([.I47]*60)+[.J47])" office:value-type="float" office:value="74494" calcext:value-type="float">
            <text:p>74494</text:p>
          </table:table-cell>
          <table:table-cell table:style-name="ce39" table:formula="of:=([.L47]-[.K47])" office:value-type="float" office:value="2606" calcext:value-type="float">
            <text:p>2606</text:p>
          </table:table-cell>
          <table:table-cell table:number-columns-repeated="1011"/>
        </table:table-row>
        <table:table-row table:style-name="ro1">
          <table:table-cell table:style-name="ce39"/>
          <table:table-cell table:style-name="ce55" office:value-type="float" office:value="4907" calcext:value-type="float">
            <text:p>4907</text:p>
          </table:table-cell>
          <table:table-cell table:style-name="ce39"/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9" calcext:value-type="float">
            <text:p>9</text:p>
          </table:table-cell>
          <table:table-cell table:style-name="ce39"/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51" calcext:value-type="float">
            <text:p>51</text:p>
          </table:table-cell>
          <table:table-cell table:style-name="ce39" table:formula="of:=(([.D48]*60*60)+([.E48]*60)+[.F48])" office:value-type="float" office:value="74529" calcext:value-type="float">
            <text:p>74529</text:p>
          </table:table-cell>
          <table:table-cell table:style-name="ce39" table:formula="of:=(([.H48]*60*60)+([.I48]*60)+[.J48])" office:value-type="float" office:value="76671" calcext:value-type="float">
            <text:p>76671</text:p>
          </table:table-cell>
          <table:table-cell table:style-name="ce39" table:formula="of:=([.L48]-[.K48])" office:value-type="float" office:value="2142" calcext:value-type="float">
            <text:p>2142</text:p>
          </table:table-cell>
          <table:table-cell table:number-columns-repeated="1011"/>
        </table:table-row>
        <table:table-row table:style-name="ro1">
          <table:table-cell table:style-name="ce39"/>
          <table:table-cell table:style-name="ce55" office:value-type="float" office:value="4908" calcext:value-type="float">
            <text:p>4908</text:p>
          </table:table-cell>
          <table:table-cell table:style-name="ce39"/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9" calcext:value-type="float">
            <text:p>9</text:p>
          </table:table-cell>
          <table:table-cell table:style-name="ce39"/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34" calcext:value-type="float">
            <text:p>34</text:p>
          </table:table-cell>
          <table:table-cell table:style-name="ce39" table:formula="of:=(([.D49]*60*60)+([.E49]*60)+[.F49])" office:value-type="float" office:value="76989" calcext:value-type="float">
            <text:p>76989</text:p>
          </table:table-cell>
          <table:table-cell table:style-name="ce39" table:formula="of:=(([.H49]*60*60)+([.I49]*60)+[.J49])" office:value-type="float" office:value="79954" calcext:value-type="float">
            <text:p>79954</text:p>
          </table:table-cell>
          <table:table-cell table:style-name="ce39" table:formula="of:=([.L49]-[.K49])" office:value-type="float" office:value="2965" calcext:value-type="float">
            <text:p>2965</text:p>
          </table:table-cell>
          <table:table-cell table:number-columns-repeated="1011"/>
        </table:table-row>
        <table:table-row table:style-name="ro1">
          <table:table-cell table:style-name="ce40" office:value-type="string" calcext:value-type="string">
            <text:p>*</text:p>
          </table:table-cell>
          <table:table-cell table:style-name="ce55" office:value-type="float" office:value="4909" calcext:value-type="float">
            <text:p>4909</text:p>
          </table:table-cell>
          <table:table-cell table:style-name="ce39"/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5" calcext:value-type="float">
            <text:p>5</text:p>
          </table:table-cell>
          <table:table-cell table:style-name="ce39"/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0" calcext:value-type="float">
            <text:p>0</text:p>
          </table:table-cell>
          <table:table-cell table:style-name="ce39" table:formula="of:=(([.D50]*60*60)+([.E50]*60)+[.F50])" office:value-type="float" office:value="79985" calcext:value-type="float">
            <text:p>79985</text:p>
          </table:table-cell>
          <table:table-cell table:style-name="ce39" table:formula="of:=(([.H50]*60*60)+([.I50]*60)+[.J50])" office:value-type="float" office:value="82080" calcext:value-type="float">
            <text:p>82080</text:p>
          </table:table-cell>
          <table:table-cell table:style-name="ce39" table:formula="of:=([.L50]-[.K50])" office:value-type="float" office:value="2095" calcext:value-type="float">
            <text:p>2095</text:p>
          </table:table-cell>
          <table:table-cell table:number-columns-repeated="1011"/>
        </table:table-row>
        <table:table-row table:style-name="ro1">
          <table:table-cell table:style-name="ce40" office:value-type="string" calcext:value-type="string">
            <text:p>*</text:p>
          </table:table-cell>
          <table:table-cell table:style-name="ce55" office:value-type="float" office:value="4910" calcext:value-type="float">
            <text:p>4910</text:p>
          </table:table-cell>
          <table:table-cell table:style-name="ce39"/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1" calcext:value-type="float">
            <text:p>51</text:p>
          </table:table-cell>
          <table:table-cell table:style-name="ce39"/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0" calcext:value-type="float">
            <text:p>0</text:p>
          </table:table-cell>
          <table:table-cell table:style-name="ce39" table:formula="of:=(([.D51]*60*60)+([.E51]*60)+[.F51])" office:value-type="float" office:value="82491" calcext:value-type="float">
            <text:p>82491</text:p>
          </table:table-cell>
          <table:table-cell table:style-name="ce39" table:formula="of:=(([.H51]*60*60)+([.I51]*60)+[.J51])" office:value-type="float" office:value="84000" calcext:value-type="float">
            <text:p>84000</text:p>
          </table:table-cell>
          <table:table-cell table:style-name="ce39" table:formula="of:=([.L51]-[.K51])" office:value-type="float" office:value="1509" calcext:value-type="float">
            <text:p>1509</text:p>
          </table:table-cell>
          <table:table-cell table:number-columns-repeated="1011"/>
        </table:table-row>
        <table:table-row table:style-name="ro1">
          <table:table-cell table:style-name="ce40" office:value-type="string" calcext:value-type="string">
            <text:p>*</text:p>
          </table:table-cell>
          <table:table-cell table:style-name="ce55" office:value-type="float" office:value="4911" calcext:value-type="float">
            <text:p>4911</text:p>
          </table:table-cell>
          <table:table-cell table:style-name="ce39"/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30" calcext:value-type="float">
            <text:p>30</text:p>
          </table:table-cell>
          <table:table-cell table:style-name="ce39"/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0" calcext:value-type="float">
            <text:p>0</text:p>
          </table:table-cell>
          <table:table-cell table:style-name="ce39" table:formula="of:=(([.D52]*60*60)+([.E52]*60)+[.F52])" office:value-type="float" office:value="85530" calcext:value-type="float">
            <text:p>85530</text:p>
          </table:table-cell>
          <table:table-cell table:style-name="ce39" table:formula="of:=(([.H52]*60*60)+([.I52]*60)+[.J52])" office:value-type="float" office:value="88860" calcext:value-type="float">
            <text:p>88860</text:p>
          </table:table-cell>
          <table:table-cell table:style-name="ce39" table:formula="of:=([.L52]-[.K52])" office:value-type="float" office:value="3330" calcext:value-type="float">
            <text:p>3330</text:p>
          </table:table-cell>
          <table:table-cell table:number-columns-repeated="1011"/>
        </table:table-row>
        <table:table-row table:style-name="ro1">
          <table:table-cell table:style-name="ce40" office:value-type="string" calcext:value-type="string">
            <text:p>*</text:p>
          </table:table-cell>
          <table:table-cell table:style-name="ce55" office:value-type="float" office:value="4912" calcext:value-type="float">
            <text:p>4912</text:p>
          </table:table-cell>
          <table:table-cell table:style-name="ce39"/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21" calcext:value-type="float">
            <text:p>21</text:p>
          </table:table-cell>
          <table:table-cell table:style-name="ce39"/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0" calcext:value-type="float">
            <text:p>0</text:p>
          </table:table-cell>
          <table:table-cell table:style-name="ce39" table:formula="of:=(([.D53]*60*60)+([.E53]*60)+[.F53])" office:value-type="float" office:value="92481" calcext:value-type="float">
            <text:p>92481</text:p>
          </table:table-cell>
          <table:table-cell table:style-name="ce39" table:formula="of:=(([.H53]*60*60)+([.I53]*60)+[.J53])" office:value-type="float" office:value="95100" calcext:value-type="float">
            <text:p>95100</text:p>
          </table:table-cell>
          <table:table-cell table:style-name="ce39" table:formula="of:=([.L53]-[.K53])" office:value-type="float" office:value="2619" calcext:value-type="float">
            <text:p>2619</text:p>
          </table:table-cell>
          <table:table-cell table:number-columns-repeated="1011"/>
        </table:table-row>
        <table:table-row table:style-name="ro1">
          <table:table-cell table:style-name="ce40"/>
          <table:table-cell table:style-name="ce55" office:value-type="string" calcext:value-type="string">
            <text:p>Setup</text:p>
          </table:table-cell>
          <table:table-cell table:style-name="ce39"/>
          <table:table-cell table:style-name="ce40" office:value-type="float" office:value="9" calcext:value-type="float">
            <text:p>9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39"/>
          <table:table-cell table:style-name="ce40" table:number-columns-repeated="3"/>
          <table:table-cell table:style-name="ce39" table:formula="of:=(([.D54]*60*60)+([.E54]*60)+[.F54])" office:value-type="float" office:value="32700" calcext:value-type="float">
            <text:p>32700</text:p>
          </table:table-cell>
          <table:table-cell table:style-name="ce39" table:number-columns-repeated="2"/>
          <table:table-cell table:number-columns-repeated="1011"/>
        </table:table-row>
        <table:table-row table:style-name="ro1">
          <table:table-cell table:style-name="ce40"/>
          <table:table-cell table:style-name="ce55" office:value-type="string" calcext:value-type="string">
            <text:p>Target change</text:p>
          </table:table-cell>
          <table:table-cell table:style-name="ce39"/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0" calcext:value-type="float">
            <text:p>0</text:p>
          </table:table-cell>
          <table:table-cell table:style-name="ce39"/>
          <table:table-cell table:style-name="ce40" table:number-columns-repeated="3"/>
          <table:table-cell table:style-name="ce39" table:formula="of:=(([.D55]*60*60)+([.E55]*60)+[.F55])" office:value-type="float" office:value="82320" calcext:value-type="float">
            <text:p>82320</text:p>
          </table:table-cell>
          <table:table-cell table:style-name="ce39" table:formula="of:=[.K51]" office:value-type="string" office:string-value="82491" calcext:value-type="string">
            <text:p>82491</text:p>
          </table:table-cell>
          <table:table-cell table:style-name="ce39"/>
          <table:table-cell table:number-columns-repeated="1011"/>
        </table:table-row>
        <table:table-row table:style-name="ro1">
          <table:table-cell table:style-name="ce40"/>
          <table:table-cell table:style-name="ce55" office:value-type="string" calcext:value-type="string">
            <text:p>Magnets</text:p>
          </table:table-cell>
          <table:table-cell table:style-name="ce39"/>
          <table:table-cell table:style-name="ce40" office:value-type="float" office:value="7" calcext:value-type="float">
            <text:p>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0" calcext:value-type="float">
            <text:p>0</text:p>
          </table:table-cell>
          <table:table-cell table:style-name="ce39"/>
          <table:table-cell table:style-name="ce40" table:number-columns-repeated="3"/>
          <table:table-cell table:style-name="ce39" table:formula="of:=(([.D56]*60*60)+([.E56]*60)+[.F56])" office:value-type="float" office:value="26280" calcext:value-type="float">
            <text:p>26280</text:p>
          </table:table-cell>
          <table:table-cell table:style-name="ce39" table:formula="of:=[.K35]" office:value-type="string" office:string-value="33894" calcext:value-type="string">
            <text:p>33894</text:p>
          </table:table-cell>
          <table:table-cell table:style-name="ce39" table:formula="of:=([.L56]-[.K56])" office:value-type="string" office:string-value="7614" calcext:value-type="string">
            <text:p>7614</text:p>
          </table:table-cell>
          <table:table-cell table:number-columns-repeated="1011"/>
        </table:table-row>
        <table:table-row table:style-name="ro1">
          <table:table-cell table:style-name="ce41" office:value-type="float" office:value="13.74" calcext:value-type="float">
            <text:p>13.74</text:p>
          </table:table-cell>
          <table:table-cell table:style-name="ce56" office:value-type="string" calcext:value-type="string">
            <text:p>4892-4912</text:p>
          </table:table-cell>
          <table:table-cell table:style-name="ce65" office:value-type="string" calcext:value-type="string">
            <text:p>Total Time of runs</text:p>
          </table:table-cell>
          <table:table-cell table:style-name="ce71" table:formula="of:=([.L53]-[.K35])" office:value-type="string" office:string-value="61206" calcext:value-type="string">
            <text:p>61206</text:p>
          </table:table-cell>
          <table:table-cell table:style-name="ce76" office:value-type="string" calcext:value-type="string">
            <text:p>Total elasped time</text:p>
          </table:table-cell>
          <table:table-cell table:style-name="ce71" table:formula="of:=([.L53]-[.K54])+[.M56]" office:value-type="string" office:string-value="70014" calcext:value-type="string">
            <text:p>70014</text:p>
          </table:table-cell>
          <table:table-cell table:style-name="ce65" office:value-type="string" calcext:value-type="string">
            <text:p>Total dummy</text:p>
          </table:table-cell>
          <table:table-cell table:style-name="ce71" table:formula="of:=([.L55]-[.K55])+[.M51]+[.M52]+[.M53]" office:value-type="string" office:string-value="7629" calcext:value-type="string">
            <text:p>7629</text:p>
          </table:table-cell>
          <table:table-cell table:style-name="ce65" office:value-type="string" calcext:value-type="string">
            <text:p>Total elasped minus dummy</text:p>
          </table:table-cell>
          <table:table-cell table:style-name="ce71" table:formula="of:=([.F57]-[.H57])" office:value-type="string" office:string-value="62385" calcext:value-type="string">
            <text:p>62385</text:p>
          </table:table-cell>
          <table:table-cell table:style-name="ce71" table:number-columns-repeated="3"/>
          <table:table-cell table:style-name="ce80" table:number-columns-repeated="16"/>
          <table:table-cell table:number-columns-repeated="995"/>
        </table:table-row>
        <table:table-row table:style-name="ro1">
          <table:table-cell table:style-name="ce42" office:value-type="string" calcext:value-type="string">
            <text:p>*</text:p>
          </table:table-cell>
          <table:table-cell table:style-name="ce57" office:value-type="float" office:value="4913" calcext:value-type="float">
            <text:p>4913</text:p>
          </table:table-cell>
          <table:table-cell table:style-name="ce43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1" calcext:value-type="float">
            <text:p>31</text:p>
          </table:table-cell>
          <table:table-cell table:style-name="ce43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0</text:p>
          </table:table-cell>
          <table:table-cell table:style-name="ce43" table:formula="of:=(([.D58]*60*60)+([.E58]*60)+[.F58])" office:value-type="float" office:value="9271" calcext:value-type="float">
            <text:p>9271</text:p>
          </table:table-cell>
          <table:table-cell table:style-name="ce43" table:formula="of:=(([.H58]*60*60)+([.I58]*60)+[.J58])" office:value-type="float" office:value="11880" calcext:value-type="float">
            <text:p>11880</text:p>
          </table:table-cell>
          <table:table-cell table:style-name="ce43" table:formula="of:=([.L58]-[.K58])" office:value-type="float" office:value="2609" calcext:value-type="float">
            <text:p>2609</text:p>
          </table:table-cell>
          <table:table-cell table:number-columns-repeated="1011"/>
        </table:table-row>
        <table:table-row table:style-name="ro1">
          <table:table-cell table:style-name="ce42" office:value-type="string" calcext:value-type="string">
            <text:p>*</text:p>
          </table:table-cell>
          <table:table-cell table:style-name="ce57" office:value-type="float" office:value="4914" calcext:value-type="float">
            <text:p>4914</text:p>
          </table:table-cell>
          <table:table-cell table:style-name="ce43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0</text:p>
          </table:table-cell>
          <table:table-cell table:style-name="ce43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0" calcext:value-type="float">
            <text:p>0</text:p>
          </table:table-cell>
          <table:table-cell table:style-name="ce43" table:formula="of:=(([.D59]*60*60)+([.E59]*60)+[.F59])" office:value-type="float" office:value="12840" calcext:value-type="float">
            <text:p>12840</text:p>
          </table:table-cell>
          <table:table-cell table:style-name="ce43" table:formula="of:=(([.H59]*60*60)+([.I59]*60)+[.J59])" office:value-type="float" office:value="14100" calcext:value-type="float">
            <text:p>14100</text:p>
          </table:table-cell>
          <table:table-cell table:style-name="ce43" table:formula="of:=([.L59]-[.K59])" office:value-type="float" office:value="1260" calcext:value-type="float">
            <text:p>1260</text:p>
          </table:table-cell>
          <table:table-cell table:number-columns-repeated="1011"/>
        </table:table-row>
        <table:table-row table:style-name="ro1">
          <table:table-cell table:style-name="ce43"/>
          <table:table-cell table:style-name="ce57" office:value-type="float" office:value="4916" calcext:value-type="float">
            <text:p>4916</text:p>
          </table:table-cell>
          <table:table-cell table:style-name="ce43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7" calcext:value-type="float">
            <text:p>27</text:p>
          </table:table-cell>
          <table:table-cell table:style-name="ce43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53" calcext:value-type="float">
            <text:p>53</text:p>
          </table:table-cell>
          <table:table-cell table:style-name="ce43" table:formula="of:=(([.D60]*60*60)+([.E60]*60)+[.F60])" office:value-type="float" office:value="24267" calcext:value-type="float">
            <text:p>24267</text:p>
          </table:table-cell>
          <table:table-cell table:style-name="ce43" table:formula="of:=(([.H60]*60*60)+([.I60]*60)+[.J60])" office:value-type="float" office:value="26333" calcext:value-type="float">
            <text:p>26333</text:p>
          </table:table-cell>
          <table:table-cell table:style-name="ce43" table:formula="of:=([.L60]-[.K60])" office:value-type="float" office:value="2066" calcext:value-type="float">
            <text:p>2066</text:p>
          </table:table-cell>
          <table:table-cell table:number-columns-repeated="1011"/>
        </table:table-row>
        <table:table-row table:style-name="ro1">
          <table:table-cell table:style-name="ce43"/>
          <table:table-cell table:style-name="ce57" office:value-type="float" office:value="4917" calcext:value-type="float">
            <text:p>4917</text:p>
          </table:table-cell>
          <table:table-cell table:style-name="ce43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2" calcext:value-type="float">
            <text:p>22</text:p>
          </table:table-cell>
          <table:table-cell table:style-name="ce43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" calcext:value-type="float">
            <text:p>2</text:p>
          </table:table-cell>
          <table:table-cell table:style-name="ce43" table:formula="of:=(([.D61]*60*60)+([.E61]*60)+[.F61])" office:value-type="float" office:value="26482" calcext:value-type="float">
            <text:p>26482</text:p>
          </table:table-cell>
          <table:table-cell table:style-name="ce43" table:formula="of:=(([.H61]*60*60)+([.I61]*60)+[.J61])" office:value-type="float" office:value="30182" calcext:value-type="float">
            <text:p>30182</text:p>
          </table:table-cell>
          <table:table-cell table:style-name="ce43" table:formula="of:=([.L61]-[.K61])" office:value-type="float" office:value="3700" calcext:value-type="float">
            <text:p>3700</text:p>
          </table:table-cell>
          <table:table-cell table:number-columns-repeated="1011"/>
        </table:table-row>
        <table:table-row table:style-name="ro1">
          <table:table-cell table:style-name="ce43"/>
          <table:table-cell table:style-name="ce57" office:value-type="float" office:value="4918" calcext:value-type="float">
            <text:p>4918</text:p>
          </table:table-cell>
          <table:table-cell table:style-name="ce43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43" calcext:value-type="float">
            <text:p>43</text:p>
          </table:table-cell>
          <table:table-cell table:style-name="ce43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43" calcext:value-type="float">
            <text:p>43</text:p>
          </table:table-cell>
          <table:table-cell table:style-name="ce43" table:formula="of:=(([.D62]*60*60)+([.E62]*60)+[.F62])" office:value-type="float" office:value="30223" calcext:value-type="float">
            <text:p>30223</text:p>
          </table:table-cell>
          <table:table-cell table:style-name="ce43" table:formula="of:=(([.H62]*60*60)+([.I62]*60)+[.J62])" office:value-type="float" office:value="33823" calcext:value-type="float">
            <text:p>33823</text:p>
          </table:table-cell>
          <table:table-cell table:style-name="ce43" table:formula="of:=([.L62]-[.K62])" office:value-type="float" office:value="3600" calcext:value-type="float">
            <text:p>3600</text:p>
          </table:table-cell>
          <table:table-cell table:number-columns-repeated="1011"/>
        </table:table-row>
        <table:table-row table:style-name="ro1">
          <table:table-cell table:style-name="ce42" office:value-type="string" calcext:value-type="string">
            <text:p>*</text:p>
          </table:table-cell>
          <table:table-cell table:style-name="ce57" office:value-type="float" office:value="4919" calcext:value-type="float">
            <text:p>4919</text:p>
          </table:table-cell>
          <table:table-cell table:style-name="ce43"/>
          <table:table-cell table:style-name="ce42" office:value-type="float" office:value="9" calcext:value-type="float">
            <text:p>9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0</text:p>
          </table:table-cell>
          <table:table-cell table:style-name="ce43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0</text:p>
          </table:table-cell>
          <table:table-cell table:style-name="ce43" table:formula="of:=(([.D63]*60*60)+([.E63]*60)+[.F63])" office:value-type="float" office:value="34140" calcext:value-type="float">
            <text:p>34140</text:p>
          </table:table-cell>
          <table:table-cell table:style-name="ce43" table:formula="of:=(([.H63]*60*60)+([.I63]*60)+[.J63])" office:value-type="float" office:value="37860" calcext:value-type="float">
            <text:p>37860</text:p>
          </table:table-cell>
          <table:table-cell table:style-name="ce43" table:formula="of:=([.L63]-[.K63])" office:value-type="float" office:value="3720" calcext:value-type="float">
            <text:p>3720</text:p>
          </table:table-cell>
          <table:table-cell table:number-columns-repeated="1011"/>
        </table:table-row>
        <table:table-row table:style-name="ro1">
          <table:table-cell table:style-name="ce42" office:value-type="string" calcext:value-type="string">
            <text:p>*</text:p>
          </table:table-cell>
          <table:table-cell table:style-name="ce57" office:value-type="float" office:value="4920" calcext:value-type="float">
            <text:p>4920</text:p>
          </table:table-cell>
          <table:table-cell table:style-name="ce43"/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55" calcext:value-type="float">
            <text:p>55</text:p>
          </table:table-cell>
          <table:table-cell table:style-name="ce43"/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0</text:p>
          </table:table-cell>
          <table:table-cell table:style-name="ce43" table:formula="of:=(([.D64]*60*60)+([.E64]*60)+[.F64])" office:value-type="float" office:value="37915" calcext:value-type="float">
            <text:p>37915</text:p>
          </table:table-cell>
          <table:table-cell table:style-name="ce43" table:formula="of:=(([.H64]*60*60)+([.I64]*60)+[.J64])" office:value-type="float" office:value="41880" calcext:value-type="float">
            <text:p>41880</text:p>
          </table:table-cell>
          <table:table-cell table:style-name="ce43" table:formula="of:=([.L64]-[.K64])" office:value-type="float" office:value="3965" calcext:value-type="float">
            <text:p>3965</text:p>
          </table:table-cell>
          <table:table-cell table:number-columns-repeated="1011"/>
        </table:table-row>
        <table:table-row table:style-name="ro1">
          <table:table-cell table:style-name="ce43"/>
          <table:table-cell table:style-name="ce57" office:value-type="float" office:value="4921" calcext:value-type="float">
            <text:p>4921</text:p>
          </table:table-cell>
          <table:table-cell table:style-name="ce43"/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0" calcext:value-type="float">
            <text:p>10</text:p>
          </table:table-cell>
          <table:table-cell table:style-name="ce43"/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15" calcext:value-type="float">
            <text:p>15</text:p>
          </table:table-cell>
          <table:table-cell table:style-name="ce43" table:formula="of:=(([.D65]*60*60)+([.E65]*60)+[.F65])" office:value-type="float" office:value="41950" calcext:value-type="float">
            <text:p>41950</text:p>
          </table:table-cell>
          <table:table-cell table:style-name="ce43" table:formula="of:=(([.H65]*60*60)+([.I65]*60)+[.J65])" office:value-type="float" office:value="46035" calcext:value-type="float">
            <text:p>46035</text:p>
          </table:table-cell>
          <table:table-cell table:style-name="ce43" table:formula="of:=([.L65]-[.K65])" office:value-type="float" office:value="4085" calcext:value-type="float">
            <text:p>4085</text:p>
          </table:table-cell>
          <table:table-cell table:number-columns-repeated="1011"/>
        </table:table-row>
        <table:table-row table:style-name="ro1">
          <table:table-cell table:style-name="ce43"/>
          <table:table-cell table:style-name="ce57" office:value-type="float" office:value="4922" calcext:value-type="float">
            <text:p>4922</text:p>
          </table:table-cell>
          <table:table-cell table:style-name="ce43"/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7" calcext:value-type="float">
            <text:p>7</text:p>
          </table:table-cell>
          <table:table-cell table:style-name="ce43"/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34" calcext:value-type="float">
            <text:p>34</text:p>
          </table:table-cell>
          <table:table-cell table:style-name="ce43" table:formula="of:=(([.D66]*60*60)+([.E66]*60)+[.F66])" office:value-type="float" office:value="46087" calcext:value-type="float">
            <text:p>46087</text:p>
          </table:table-cell>
          <table:table-cell table:style-name="ce43" table:formula="of:=(([.H66]*60*60)+([.I66]*60)+[.J66])" office:value-type="float" office:value="49894" calcext:value-type="float">
            <text:p>49894</text:p>
          </table:table-cell>
          <table:table-cell table:style-name="ce43" table:formula="of:=([.L66]-[.K66])" office:value-type="float" office:value="3807" calcext:value-type="float">
            <text:p>3807</text:p>
          </table:table-cell>
          <table:table-cell table:number-columns-repeated="1011"/>
        </table:table-row>
        <table:table-row table:style-name="ro1">
          <table:table-cell table:style-name="ce43"/>
          <table:table-cell table:style-name="ce57" office:value-type="float" office:value="4923" calcext:value-type="float">
            <text:p>4923</text:p>
          </table:table-cell>
          <table:table-cell table:style-name="ce43"/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54" calcext:value-type="float">
            <text:p>54</text:p>
          </table:table-cell>
          <table:table-cell table:style-name="ce43"/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15" calcext:value-type="float">
            <text:p>15</text:p>
          </table:table-cell>
          <table:table-cell table:style-name="ce43" table:formula="of:=(([.D67]*60*60)+([.E67]*60)+[.F67])" office:value-type="float" office:value="50034" calcext:value-type="float">
            <text:p>50034</text:p>
          </table:table-cell>
          <table:table-cell table:style-name="ce43" table:formula="of:=(([.H67]*60*60)+([.I67]*60)+[.J67])" office:value-type="float" office:value="53655" calcext:value-type="float">
            <text:p>53655</text:p>
          </table:table-cell>
          <table:table-cell table:style-name="ce43" table:formula="of:=([.L67]-[.K67])" office:value-type="float" office:value="3621" calcext:value-type="float">
            <text:p>3621</text:p>
          </table:table-cell>
          <table:table-cell table:number-columns-repeated="1011"/>
        </table:table-row>
        <table:table-row table:style-name="ro1">
          <table:table-cell table:style-name="ce43"/>
          <table:table-cell table:style-name="ce57" office:value-type="float" office:value="4924" calcext:value-type="float">
            <text:p>4924</text:p>
          </table:table-cell>
          <table:table-cell table:style-name="ce43"/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4" calcext:value-type="float">
            <text:p>24</text:p>
          </table:table-cell>
          <table:table-cell table:style-name="ce43"/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4" calcext:value-type="float">
            <text:p>4</text:p>
          </table:table-cell>
          <table:table-cell table:style-name="ce43" table:formula="of:=(([.D68]*60*60)+([.E68]*60)+[.F68])" office:value-type="float" office:value="58824" calcext:value-type="float">
            <text:p>58824</text:p>
          </table:table-cell>
          <table:table-cell table:style-name="ce43" table:formula="of:=(([.H68]*60*60)+([.I68]*60)+[.J68])" office:value-type="float" office:value="61984" calcext:value-type="float">
            <text:p>61984</text:p>
          </table:table-cell>
          <table:table-cell table:style-name="ce43" table:formula="of:=([.L68]-[.K68])" office:value-type="float" office:value="3160" calcext:value-type="float">
            <text:p>3160</text:p>
          </table:table-cell>
          <table:table-cell table:number-columns-repeated="1011"/>
        </table:table-row>
        <table:table-row table:style-name="ro1">
          <table:table-cell table:style-name="ce43"/>
          <table:table-cell table:style-name="ce57" office:value-type="string" calcext:value-type="string">
            <text:p>Setup</text:p>
          </table:table-cell>
          <table:table-cell table:style-name="ce43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0</text:p>
          </table:table-cell>
          <table:table-cell table:style-name="ce43"/>
          <table:table-cell table:style-name="ce42" table:number-columns-repeated="3"/>
          <table:table-cell table:style-name="ce43" table:formula="of:=(([.D69]*60*60)+([.E69]*60)+[.F69])" office:value-type="float" office:value="9060" calcext:value-type="float">
            <text:p>9060</text:p>
          </table:table-cell>
          <table:table-cell table:style-name="ce43" table:number-columns-repeated="2"/>
          <table:table-cell table:number-columns-repeated="1011"/>
        </table:table-row>
        <table:table-row table:style-name="ro1">
          <table:table-cell table:style-name="ce43"/>
          <table:table-cell table:style-name="ce57" office:value-type="string" calcext:value-type="string">
            <text:p>Target change</text:p>
          </table:table-cell>
          <table:table-cell table:style-name="ce43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0</text:p>
          </table:table-cell>
          <table:table-cell table:style-name="ce43"/>
          <table:table-cell table:style-name="ce42" table:number-columns-repeated="3"/>
          <table:table-cell table:style-name="ce43" table:formula="of:=(([.D70]*60*60)+([.E70]*60)+[.F70])" office:value-type="float" office:value="9060" calcext:value-type="float">
            <text:p>9060</text:p>
          </table:table-cell>
          <table:table-cell table:style-name="ce43" table:formula="of:=[.K58]" office:value-type="string" office:string-value="9271" calcext:value-type="string">
            <text:p>9271</text:p>
          </table:table-cell>
          <table:table-cell table:style-name="ce43"/>
          <table:table-cell table:number-columns-repeated="1011"/>
        </table:table-row>
        <table:table-row table:style-name="ro1">
          <table:table-cell table:style-name="ce44" office:value-type="float" office:value="10.74" calcext:value-type="float">
            <text:p>10.74</text:p>
          </table:table-cell>
          <table:table-cell table:style-name="ce58" office:value-type="string" calcext:value-type="string">
            <text:p>4913-4924</text:p>
          </table:table-cell>
          <table:table-cell table:style-name="ce66" office:value-type="string" calcext:value-type="string">
            <text:p>Total Time of runs</text:p>
          </table:table-cell>
          <table:table-cell table:style-name="ce72" table:formula="of:=([.L68]-[.K58])" office:value-type="string" office:string-value="52713" calcext:value-type="string">
            <text:p>52713</text:p>
          </table:table-cell>
          <table:table-cell table:style-name="ce77" office:value-type="string" calcext:value-type="string">
            <text:p>Total elasped time</text:p>
          </table:table-cell>
          <table:table-cell table:style-name="ce72" table:formula="of:=([.L68]-[.K69])" office:value-type="string" office:string-value="52924" calcext:value-type="string">
            <text:p>52924</text:p>
          </table:table-cell>
          <table:table-cell table:style-name="ce66" office:value-type="string" calcext:value-type="string">
            <text:p>Total dummy</text:p>
          </table:table-cell>
          <table:table-cell table:style-name="ce72" table:formula="of:=([.L70]-[.K70])+[.M58]" office:value-type="string" office:string-value="2820" calcext:value-type="string">
            <text:p>2820</text:p>
          </table:table-cell>
          <table:table-cell table:style-name="ce66" office:value-type="string" calcext:value-type="string">
            <text:p>Total elasped minus dummy</text:p>
          </table:table-cell>
          <table:table-cell table:style-name="ce72" table:formula="of:=([.F71]-[.H71])" office:value-type="string" office:string-value="50104" calcext:value-type="string">
            <text:p>50104</text:p>
          </table:table-cell>
          <table:table-cell table:style-name="ce72" table:number-columns-repeated="3"/>
          <table:table-cell table:style-name="ce80" table:number-columns-repeated="16"/>
          <table:table-cell table:number-columns-repeated="995"/>
        </table:table-row>
        <table:table-row table:style-name="ro1">
          <table:table-cell table:style-name="ce30"/>
          <table:table-cell table:style-name="ce31" office:value-type="float" office:value="4925" calcext:value-type="float">
            <text:p>4925</text:p>
          </table:table-cell>
          <table:table-cell table:style-name="ce30"/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39" calcext:value-type="float">
            <text:p>39</text:p>
          </table:table-cell>
          <table:table-cell table:style-name="ce30"/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19" calcext:value-type="float">
            <text:p>19</text:p>
          </table:table-cell>
          <table:table-cell table:style-name="ce30" table:formula="of:=(([.D72]*60*60)+([.E72]*60)+[.F72])" office:value-type="float" office:value="67779" calcext:value-type="float">
            <text:p>67779</text:p>
          </table:table-cell>
          <table:table-cell table:style-name="ce30" table:formula="of:=(([.H72]*60*60)+([.I72]*60)+[.J72])" office:value-type="float" office:value="71299" calcext:value-type="float">
            <text:p>71299</text:p>
          </table:table-cell>
          <table:table-cell table:style-name="ce30" table:formula="of:=([.L72]-[.K72])" office:value-type="float" office:value="3520" calcext:value-type="float">
            <text:p>352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*</text:p>
          </table:table-cell>
          <table:table-cell table:style-name="ce31" office:value-type="float" office:value="4926" calcext:value-type="float">
            <text:p>4926</text:p>
          </table:table-cell>
          <table:table-cell table:style-name="ce30"/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11" calcext:value-type="float">
            <text:p>11</text:p>
          </table:table-cell>
          <table:table-cell table:style-name="ce30"/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0" calcext:value-type="float">
            <text:p>0</text:p>
          </table:table-cell>
          <table:table-cell table:style-name="ce30" table:formula="of:=(([.D73]*60*60)+([.E73]*60)+[.F73])" office:value-type="float" office:value="71351" calcext:value-type="float">
            <text:p>71351</text:p>
          </table:table-cell>
          <table:table-cell table:style-name="ce30" table:formula="of:=(([.H73]*60*60)+([.I73]*60)+[.J73])" office:value-type="float" office:value="75120" calcext:value-type="float">
            <text:p>75120</text:p>
          </table:table-cell>
          <table:table-cell table:style-name="ce30" table:formula="of:=([.L73]-[.K73])" office:value-type="float" office:value="3769" calcext:value-type="float">
            <text:p>3769</text:p>
          </table:table-cell>
          <table:table-cell table:number-columns-repeated="1011"/>
        </table:table-row>
        <table:table-row table:style-name="ro1">
          <table:table-cell table:style-name="ce30"/>
          <table:table-cell table:style-name="ce31" office:value-type="float" office:value="4927" calcext:value-type="float">
            <text:p>4927</text:p>
          </table:table-cell>
          <table:table-cell table:style-name="ce30"/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14" calcext:value-type="float">
            <text:p>14</text:p>
          </table:table-cell>
          <table:table-cell table:style-name="ce30"/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59" calcext:value-type="float">
            <text:p>59</text:p>
          </table:table-cell>
          <table:table-cell table:style-name="ce30" table:formula="of:=(([.D74]*60*60)+([.E74]*60)+[.F74])" office:value-type="float" office:value="75434" calcext:value-type="float">
            <text:p>75434</text:p>
          </table:table-cell>
          <table:table-cell table:style-name="ce30" table:formula="of:=(([.H74]*60*60)+([.I74]*60)+[.J74])" office:value-type="float" office:value="78839" calcext:value-type="float">
            <text:p>78839</text:p>
          </table:table-cell>
          <table:table-cell table:style-name="ce30" table:formula="of:=([.L74]-[.K74])" office:value-type="float" office:value="3405" calcext:value-type="float">
            <text:p>3405</text:p>
          </table:table-cell>
          <table:table-cell table:number-columns-repeated="1011"/>
        </table:table-row>
        <table:table-row table:style-name="ro1">
          <table:table-cell table:style-name="ce30"/>
          <table:table-cell table:style-name="ce31" office:value-type="float" office:value="4928" calcext:value-type="float">
            <text:p>4928</text:p>
          </table:table-cell>
          <table:table-cell table:style-name="ce30"/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39" calcext:value-type="float">
            <text:p>39</text:p>
          </table:table-cell>
          <table:table-cell table:style-name="ce30"/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1" calcext:value-type="float">
            <text:p>41</text:p>
          </table:table-cell>
          <table:table-cell table:style-name="ce30" table:formula="of:=(([.D75]*60*60)+([.E75]*60)+[.F75])" office:value-type="float" office:value="78879" calcext:value-type="float">
            <text:p>78879</text:p>
          </table:table-cell>
          <table:table-cell table:style-name="ce30" table:formula="of:=(([.H75]*60*60)+([.I75]*60)+[.J75])" office:value-type="float" office:value="82961" calcext:value-type="float">
            <text:p>82961</text:p>
          </table:table-cell>
          <table:table-cell table:style-name="ce30" table:formula="of:=([.L75]-[.K75])" office:value-type="float" office:value="4082" calcext:value-type="float">
            <text:p>4082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*</text:p>
          </table:table-cell>
          <table:table-cell table:style-name="ce31" office:value-type="float" office:value="4929" calcext:value-type="float">
            <text:p>4929</text:p>
          </table:table-cell>
          <table:table-cell table:style-name="ce30"/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4" calcext:value-type="float">
            <text:p>24</text:p>
          </table:table-cell>
          <table:table-cell table:style-name="ce30"/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2" calcext:value-type="float">
            <text:p>52</text:p>
          </table:table-cell>
          <table:table-cell table:style-name="ce30" table:formula="of:=(([.D76]*60*60)+([.E76]*60)+[.F76])" office:value-type="float" office:value="83004" calcext:value-type="float">
            <text:p>83004</text:p>
          </table:table-cell>
          <table:table-cell table:style-name="ce30" table:formula="of:=(([.H76]*60*60)+([.I76]*60)+[.J76])" office:value-type="float" office:value="86452" calcext:value-type="float">
            <text:p>86452</text:p>
          </table:table-cell>
          <table:table-cell table:style-name="ce30" table:formula="of:=([.L76]-[.K76])" office:value-type="float" office:value="3448" calcext:value-type="float">
            <text:p>344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*</text:p>
          </table:table-cell>
          <table:table-cell table:style-name="ce31" office:value-type="float" office:value="4930" calcext:value-type="float">
            <text:p>4930</text:p>
          </table:table-cell>
          <table:table-cell table:style-name="ce30"/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0" calcext:value-type="float">
            <text:p>50</text:p>
          </table:table-cell>
          <table:table-cell table:style-name="ce30"/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0" calcext:value-type="float">
            <text:p>0</text:p>
          </table:table-cell>
          <table:table-cell table:style-name="ce30" table:formula="of:=(([.D77]*60*60)+([.E77]*60)+[.F77])" office:value-type="float" office:value="86510" calcext:value-type="float">
            <text:p>86510</text:p>
          </table:table-cell>
          <table:table-cell table:style-name="ce30" table:formula="of:=(([.H77]*60*60)+([.I77]*60)+[.J77])" office:value-type="float" office:value="89040" calcext:value-type="float">
            <text:p>89040</text:p>
          </table:table-cell>
          <table:table-cell table:style-name="ce30" table:formula="of:=([.L77]-[.K77])" office:value-type="float" office:value="2530" calcext:value-type="float">
            <text:p>2530</text:p>
          </table:table-cell>
          <table:table-cell table:number-columns-repeated="1011"/>
        </table:table-row>
        <table:table-row table:style-name="ro1">
          <table:table-cell table:style-name="ce30"/>
          <table:table-cell table:style-name="ce31" office:value-type="float" office:value="4931" calcext:value-type="float">
            <text:p>4931</text:p>
          </table:table-cell>
          <table:table-cell table:style-name="ce30"/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25" calcext:value-type="float">
            <text:p>25</text:p>
          </table:table-cell>
          <table:table-cell table:style-name="ce30"/>
          <table:table-cell table:number-columns-repeated="2" table:style-name="ce31" office:value-type="float" office:value="25" calcext:value-type="float">
            <text:p>25</text:p>
          </table:table-cell>
          <table:table-cell table:style-name="ce31" office:value-type="float" office:value="16" calcext:value-type="float">
            <text:p>16</text:p>
          </table:table-cell>
          <table:table-cell table:style-name="ce30" table:formula="of:=(([.D78]*60*60)+([.E78]*60)+[.F78])" office:value-type="float" office:value="89125" calcext:value-type="float">
            <text:p>89125</text:p>
          </table:table-cell>
          <table:table-cell table:style-name="ce30" table:formula="of:=(([.H78]*60*60)+([.I78]*60)+[.J78])" office:value-type="float" office:value="91516" calcext:value-type="float">
            <text:p>91516</text:p>
          </table:table-cell>
          <table:table-cell table:style-name="ce30" table:formula="of:=([.L78]-[.K78])" office:value-type="float" office:value="2391" calcext:value-type="float">
            <text:p>2391</text:p>
          </table:table-cell>
          <table:table-cell table:number-columns-repeated="1011"/>
        </table:table-row>
        <table:table-row table:style-name="ro1">
          <table:table-cell table:style-name="ce30"/>
          <table:table-cell table:style-name="ce31" office:value-type="float" office:value="4932" calcext:value-type="float">
            <text:p>4932</text:p>
          </table:table-cell>
          <table:table-cell table:style-name="ce30"/>
          <table:table-cell table:number-columns-repeated="2" table:style-name="ce31" office:value-type="float" office:value="25" calcext:value-type="float">
            <text:p>25</text:p>
          </table:table-cell>
          <table:table-cell table:style-name="ce31" office:value-type="float" office:value="51" calcext:value-type="float">
            <text:p>51</text:p>
          </table:table-cell>
          <table:table-cell table:style-name="ce30"/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6" calcext:value-type="float">
            <text:p>46</text:p>
          </table:table-cell>
          <table:table-cell table:style-name="ce30" table:formula="of:=(([.D79]*60*60)+([.E79]*60)+[.F79])" office:value-type="float" office:value="91551" calcext:value-type="float">
            <text:p>91551</text:p>
          </table:table-cell>
          <table:table-cell table:style-name="ce30" table:formula="of:=(([.H79]*60*60)+([.I79]*60)+[.J79])" office:value-type="float" office:value="94066" calcext:value-type="float">
            <text:p>94066</text:p>
          </table:table-cell>
          <table:table-cell table:style-name="ce30" table:formula="of:=([.L79]-[.K79])" office:value-type="float" office:value="2515" calcext:value-type="float">
            <text:p>2515</text:p>
          </table:table-cell>
          <table:table-cell table:number-columns-repeated="1011"/>
        </table:table-row>
        <table:table-row table:style-name="ro1">
          <table:table-cell table:style-name="ce30"/>
          <table:table-cell table:style-name="ce31" office:value-type="float" office:value="4933" calcext:value-type="float">
            <text:p>4933</text:p>
          </table:table-cell>
          <table:table-cell table:style-name="ce30"/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8" calcext:value-type="float">
            <text:p>28</text:p>
          </table:table-cell>
          <table:table-cell table:style-name="ce30"/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34" calcext:value-type="float">
            <text:p>34</text:p>
          </table:table-cell>
          <table:table-cell table:style-name="ce30" table:formula="of:=(([.D80]*60*60)+([.E80]*60)+[.F80])" office:value-type="float" office:value="94108" calcext:value-type="float">
            <text:p>94108</text:p>
          </table:table-cell>
          <table:table-cell table:style-name="ce30" table:formula="of:=(([.H80]*60*60)+([.I80]*60)+[.J80])" office:value-type="float" office:value="96454" calcext:value-type="float">
            <text:p>96454</text:p>
          </table:table-cell>
          <table:table-cell table:style-name="ce30" table:formula="of:=([.L80]-[.K80])" office:value-type="float" office:value="2346" calcext:value-type="float">
            <text:p>2346</text:p>
          </table:table-cell>
          <table:table-cell table:number-columns-repeated="1011"/>
        </table:table-row>
        <table:table-row table:style-name="ro1">
          <table:table-cell table:style-name="ce30"/>
          <table:table-cell table:style-name="ce31" office:value-type="float" office:value="4934" calcext:value-type="float">
            <text:p>4934</text:p>
          </table:table-cell>
          <table:table-cell table:style-name="ce30"/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12" calcext:value-type="float">
            <text:p>12</text:p>
          </table:table-cell>
          <table:table-cell table:style-name="ce30"/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46" calcext:value-type="float">
            <text:p>46</text:p>
          </table:table-cell>
          <table:table-cell table:style-name="ce30" table:formula="of:=(([.D81]*60*60)+([.E81]*60)+[.F81])" office:value-type="float" office:value="96492" calcext:value-type="float">
            <text:p>96492</text:p>
          </table:table-cell>
          <table:table-cell table:style-name="ce30" table:formula="of:=(([.H81]*60*60)+([.I81]*60)+[.J81])" office:value-type="float" office:value="98926" calcext:value-type="float">
            <text:p>98926</text:p>
          </table:table-cell>
          <table:table-cell table:style-name="ce30" table:formula="of:=([.L81]-[.K81])" office:value-type="float" office:value="2434" calcext:value-type="float">
            <text:p>2434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*</text:p>
          </table:table-cell>
          <table:table-cell table:style-name="ce31" office:value-type="float" office:value="4935" calcext:value-type="float">
            <text:p>4935</text:p>
          </table:table-cell>
          <table:table-cell table:style-name="ce30"/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23" calcext:value-type="float">
            <text:p>23</text:p>
          </table:table-cell>
          <table:table-cell table:style-name="ce30"/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0" calcext:value-type="float">
            <text:p>0</text:p>
          </table:table-cell>
          <table:table-cell table:style-name="ce30" table:formula="of:=(([.D82]*60*60)+([.E82]*60)+[.F82])" office:value-type="float" office:value="98963" calcext:value-type="float">
            <text:p>98963</text:p>
          </table:table-cell>
          <table:table-cell table:style-name="ce30" table:formula="of:=(([.H82]*60*60)+([.I82]*60)+[.J82])" office:value-type="float" office:value="99120" calcext:value-type="float">
            <text:p>99120</text:p>
          </table:table-cell>
          <table:table-cell table:style-name="ce30" table:formula="of:=([.L82]-[.K82])" office:value-type="float" office:value="157" calcext:value-type="float">
            <text:p>157</text:p>
          </table:table-cell>
          <table:table-cell table:number-columns-repeated="1011"/>
        </table:table-row>
        <table:table-row table:style-name="ro1">
          <table:table-cell table:style-name="ce30"/>
          <table:table-cell table:style-name="ce31" office:value-type="float" office:value="4936" calcext:value-type="float">
            <text:p>4936</text:p>
          </table:table-cell>
          <table:table-cell table:style-name="ce30"/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7" calcext:value-type="float">
            <text:p>37</text:p>
          </table:table-cell>
          <table:table-cell table:style-name="ce30"/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30" calcext:value-type="float">
            <text:p>30</text:p>
          </table:table-cell>
          <table:table-cell table:style-name="ce30" table:formula="of:=(([.D83]*60*60)+([.E83]*60)+[.F83])" office:value-type="float" office:value="99157" calcext:value-type="float">
            <text:p>99157</text:p>
          </table:table-cell>
          <table:table-cell table:style-name="ce30" table:formula="of:=(([.H83]*60*60)+([.I83]*60)+[.J83])" office:value-type="float" office:value="101910" calcext:value-type="float">
            <text:p>101910</text:p>
          </table:table-cell>
          <table:table-cell table:style-name="ce30" table:formula="of:=([.L83]-[.K83])" office:value-type="float" office:value="2753" calcext:value-type="float">
            <text:p>2753</text:p>
          </table:table-cell>
          <table:table-cell table:number-columns-repeated="1011"/>
        </table:table-row>
        <table:table-row table:style-name="ro1">
          <table:table-cell table:style-name="ce30"/>
          <table:table-cell table:style-name="ce31" office:value-type="float" office:value="4937" calcext:value-type="float">
            <text:p>4937</text:p>
          </table:table-cell>
          <table:table-cell table:style-name="ce30"/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5" calcext:value-type="float">
            <text:p>5</text:p>
          </table:table-cell>
          <table:table-cell table:style-name="ce30" table:formula="of:=(([.D84]*60*60)+([.E84]*60)+[.F84])" office:value-type="float" office:value="101940" calcext:value-type="float">
            <text:p>101940</text:p>
          </table:table-cell>
          <table:table-cell table:style-name="ce30" table:formula="of:=(([.H84]*60*60)+([.I84]*60)+[.J84])" office:value-type="float" office:value="105005" calcext:value-type="float">
            <text:p>105005</text:p>
          </table:table-cell>
          <table:table-cell table:style-name="ce30" table:formula="of:=([.L84]-[.K84])" office:value-type="float" office:value="3065" calcext:value-type="float">
            <text:p>3065</text:p>
          </table:table-cell>
          <table:table-cell table:number-columns-repeated="1011"/>
        </table:table-row>
        <table:table-row table:style-name="ro1">
          <table:table-cell table:style-name="ce30"/>
          <table:table-cell table:style-name="ce31" office:value-type="float" office:value="4938" calcext:value-type="float">
            <text:p>4938</text:p>
          </table:table-cell>
          <table:table-cell table:style-name="ce30"/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40" calcext:value-type="float">
            <text:p>40</text:p>
          </table:table-cell>
          <table:table-cell table:style-name="ce30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33" calcext:value-type="float">
            <text:p>33</text:p>
          </table:table-cell>
          <table:table-cell table:style-name="ce30" table:formula="of:=(([.D85]*60*60)+([.E85]*60)+[.F85])" office:value-type="float" office:value="107080" calcext:value-type="float">
            <text:p>107080</text:p>
          </table:table-cell>
          <table:table-cell table:style-name="ce30" table:formula="of:=(([.H85]*60*60)+([.I85]*60)+[.J85])" office:value-type="float" office:value="110673" calcext:value-type="float">
            <text:p>110673</text:p>
          </table:table-cell>
          <table:table-cell table:style-name="ce30" table:formula="of:=([.L85]-[.K85])" office:value-type="float" office:value="3593" calcext:value-type="float">
            <text:p>3593</text:p>
          </table:table-cell>
          <table:table-cell table:number-columns-repeated="1011"/>
        </table:table-row>
        <table:table-row table:style-name="ro1">
          <table:table-cell table:style-name="ce30"/>
          <table:table-cell table:style-name="ce31" office:value-type="float" office:value="4939" calcext:value-type="float">
            <text:p>4939</text:p>
          </table:table-cell>
          <table:table-cell table:style-name="ce30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18" calcext:value-type="float">
            <text:p>18</text:p>
          </table:table-cell>
          <table:table-cell table:style-name="ce30"/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14" calcext:value-type="float">
            <text:p>14</text:p>
          </table:table-cell>
          <table:table-cell table:style-name="ce30" table:formula="of:=(([.D86]*60*60)+([.E86]*60)+[.F86])" office:value-type="float" office:value="110718" calcext:value-type="float">
            <text:p>110718</text:p>
          </table:table-cell>
          <table:table-cell table:style-name="ce30" table:formula="of:=(([.H86]*60*60)+([.I86]*60)+[.J86])" office:value-type="float" office:value="114374" calcext:value-type="float">
            <text:p>114374</text:p>
          </table:table-cell>
          <table:table-cell table:style-name="ce30" table:formula="of:=([.L86]-[.K86])" office:value-type="float" office:value="3656" calcext:value-type="float">
            <text:p>3656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*</text:p>
          </table:table-cell>
          <table:table-cell table:style-name="ce31" office:value-type="float" office:value="4940" calcext:value-type="float">
            <text:p>4940</text:p>
          </table:table-cell>
          <table:table-cell table:style-name="ce30"/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50" calcext:value-type="float">
            <text:p>50</text:p>
          </table:table-cell>
          <table:table-cell table:style-name="ce30"/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0" calcext:value-type="float">
            <text:p>0</text:p>
          </table:table-cell>
          <table:table-cell table:style-name="ce30" table:formula="of:=(([.D87]*60*60)+([.E87]*60)+[.F87])" office:value-type="float" office:value="48290" calcext:value-type="float">
            <text:p>48290</text:p>
          </table:table-cell>
          <table:table-cell table:style-name="ce30" table:formula="of:=(([.H87]*60*60)+([.I87]*60)+[.J87])" office:value-type="float" office:value="49740" calcext:value-type="float">
            <text:p>49740</text:p>
          </table:table-cell>
          <table:table-cell table:style-name="ce30" table:formula="of:=([.L87]-[.K87])" office:value-type="float" office:value="1450" calcext:value-type="float">
            <text:p>145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*</text:p>
          </table:table-cell>
          <table:table-cell table:style-name="ce31" office:value-type="float" office:value="4941" calcext:value-type="float">
            <text:p>4941</text:p>
          </table:table-cell>
          <table:table-cell table:style-name="ce30"/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38" calcext:value-type="float">
            <text:p>38</text:p>
          </table:table-cell>
          <table:table-cell table:style-name="ce30"/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0" calcext:value-type="float">
            <text:p>0</text:p>
          </table:table-cell>
          <table:table-cell table:style-name="ce30" table:formula="of:=(([.D88]*60*60)+([.E88]*60)+[.F88])" office:value-type="float" office:value="49898" calcext:value-type="float">
            <text:p>49898</text:p>
          </table:table-cell>
          <table:table-cell table:style-name="ce30" table:formula="of:=(([.H88]*60*60)+([.I88]*60)+[.J88])" office:value-type="float" office:value="52560" calcext:value-type="float">
            <text:p>52560</text:p>
          </table:table-cell>
          <table:table-cell table:style-name="ce30" table:formula="of:=([.L88]-[.K88])" office:value-type="float" office:value="2662" calcext:value-type="float">
            <text:p>2662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*</text:p>
          </table:table-cell>
          <table:table-cell table:style-name="ce31" office:value-type="float" office:value="4942" calcext:value-type="float">
            <text:p>4942</text:p>
          </table:table-cell>
          <table:table-cell table:style-name="ce30"/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45" calcext:value-type="float">
            <text:p>45</text:p>
          </table:table-cell>
          <table:table-cell table:style-name="ce30"/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0" calcext:value-type="float">
            <text:p>0</text:p>
          </table:table-cell>
          <table:table-cell table:style-name="ce30" table:formula="of:=(([.D89]*60*60)+([.E89]*60)+[.F89])" office:value-type="float" office:value="52785" calcext:value-type="float">
            <text:p>52785</text:p>
          </table:table-cell>
          <table:table-cell table:style-name="ce30" table:formula="of:=(([.H89]*60*60)+([.I89]*60)+[.J89])" office:value-type="float" office:value="54660" calcext:value-type="float">
            <text:p>54660</text:p>
          </table:table-cell>
          <table:table-cell table:style-name="ce30" table:formula="of:=([.L89]-[.K89])" office:value-type="float" office:value="1875" calcext:value-type="float">
            <text:p>1875</text:p>
          </table:table-cell>
          <table:table-cell table:number-columns-repeated="1011"/>
        </table:table-row>
        <table:table-row table:style-name="ro1">
          <table:table-cell table:style-name="ce30"/>
          <table:table-cell table:style-name="ce31" office:value-type="string" calcext:value-type="string">
            <text:p>Setup</text:p>
          </table:table-cell>
          <table:table-cell table:style-name="ce30"/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style-name="ce31" table:number-columns-repeated="3"/>
          <table:table-cell table:style-name="ce30" table:formula="of:=(([.D90]*60*60)+([.E90]*60)+[.F90])" office:value-type="float" office:value="62700" calcext:value-type="float">
            <text:p>62700</text:p>
          </table:table-cell>
          <table:table-cell table:style-name="ce30" table:number-columns-repeated="2"/>
          <table:table-cell table:number-columns-repeated="1011"/>
        </table:table-row>
        <table:table-row table:style-name="ro1">
          <table:table-cell table:style-name="ce30"/>
          <table:table-cell table:style-name="ce31" office:value-type="string" calcext:value-type="string">
            <text:p>Target change</text:p>
          </table:table-cell>
          <table:table-cell table:style-name="ce30"/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0"/>
          <table:table-cell table:style-name="ce31" table:number-columns-repeated="3"/>
          <table:table-cell table:style-name="ce30" table:formula="of:=(([.D91]*60*60)+([.E91]*60)+[.F91])" office:value-type="float" office:value="47040" calcext:value-type="float">
            <text:p>47040</text:p>
          </table:table-cell>
          <table:table-cell table:style-name="ce30" table:formula="of:=[.K87]" office:value-type="string" office:string-value="48290" calcext:value-type="string">
            <text:p>48290</text:p>
          </table:table-cell>
          <table:table-cell table:style-name="ce30"/>
          <table:table-cell table:number-columns-repeated="1011"/>
        </table:table-row>
        <table:table-row table:style-name="ro1">
          <table:table-cell table:style-name="ce32" office:value-type="float" office:value="7.74" calcext:value-type="float">
            <text:p>7.74</text:p>
          </table:table-cell>
          <table:table-cell table:style-name="ce32" office:value-type="string" calcext:value-type="string">
            <text:p>4925-4939</text:p>
          </table:table-cell>
          <table:table-cell table:style-name="ce62" office:value-type="string" calcext:value-type="string">
            <text:p>Total Time of runs</text:p>
          </table:table-cell>
          <table:table-cell table:style-name="ce68" table:formula="of:=([.L86]-[.K72])" office:value-type="string" office:string-value="46595" calcext:value-type="string">
            <text:p>46595</text:p>
          </table:table-cell>
          <table:table-cell table:style-name="ce78" office:value-type="string" calcext:value-type="string">
            <text:p>Total elasped time</text:p>
          </table:table-cell>
          <table:table-cell table:style-name="ce68" table:formula="of:=([.L86]-[.K90])" office:value-type="string" office:string-value="51674" calcext:value-type="string">
            <text:p>51674</text:p>
          </table:table-cell>
          <table:table-cell table:style-name="ce62" office:value-type="string" calcext:value-type="string">
            <text:p>Total dummy</text:p>
          </table:table-cell>
          <table:table-cell table:style-name="ce68" table:formula="of:=([.L91]-[.K91])+[.M87]+[.M88]+[.M89]" office:value-type="string" office:string-value="7237" calcext:value-type="string">
            <text:p>7237</text:p>
          </table:table-cell>
          <table:table-cell table:style-name="ce62" office:value-type="string" calcext:value-type="string">
            <text:p>Total elasped minus dummy</text:p>
          </table:table-cell>
          <table:table-cell table:style-name="ce68" table:formula="of:=([.F92]-[.H92])" office:value-type="string" office:string-value="44437" calcext:value-type="string">
            <text:p>44437</text:p>
          </table:table-cell>
          <table:table-cell table:style-name="ce68" table:number-columns-repeated="3"/>
          <table:table-cell table:style-name="ce80" table:number-columns-repeated="16"/>
          <table:table-cell table:number-columns-repeated="995"/>
        </table:table-row>
        <table:table-row table:style-name="ro1">
          <table:table-cell table:style-name="ce34"/>
          <table:table-cell table:style-name="ce34" office:value-type="float" office:value="4943" calcext:value-type="float">
            <text:p>4943</text:p>
          </table:table-cell>
          <table:table-cell table:style-name="ce33"/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9" calcext:value-type="float">
            <text:p>39</text:p>
          </table:table-cell>
          <table:table-cell table:style-name="ce33"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0" calcext:value-type="float">
            <text:p>30</text:p>
          </table:table-cell>
          <table:table-cell table:style-name="ce33" table:formula="of:=(([.D93]*60*60)+([.E93]*60)+[.F93])" office:value-type="float" office:value="55599" calcext:value-type="float">
            <text:p>55599</text:p>
          </table:table-cell>
          <table:table-cell table:style-name="ce33" table:formula="of:=(([.H93]*60*60)+([.I93]*60)+[.J93])" office:value-type="float" office:value="59190" calcext:value-type="float">
            <text:p>59190</text:p>
          </table:table-cell>
          <table:table-cell table:style-name="ce33" table:formula="of:=([.L93]-[.K93])" office:value-type="float" office:value="3591" calcext:value-type="float">
            <text:p>3591</text:p>
          </table:table-cell>
          <table:table-cell table:number-columns-repeated="1011"/>
        </table:table-row>
        <table:table-row table:style-name="ro1">
          <table:table-cell table:style-name="ce33"/>
          <table:table-cell table:style-name="ce34" office:value-type="float" office:value="4944" calcext:value-type="float">
            <text:p>4944</text:p>
          </table:table-cell>
          <table:table-cell table:style-name="ce33"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8" calcext:value-type="float">
            <text:p>8</text:p>
          </table:table-cell>
          <table:table-cell table:style-name="ce33"/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5" calcext:value-type="float">
            <text:p>25</text:p>
          </table:table-cell>
          <table:table-cell table:style-name="ce33" table:formula="of:=(([.D94]*60*60)+([.E94]*60)+[.F94])" office:value-type="float" office:value="59228" calcext:value-type="float">
            <text:p>59228</text:p>
          </table:table-cell>
          <table:table-cell table:style-name="ce33" table:formula="of:=(([.H94]*60*60)+([.I94]*60)+[.J94])" office:value-type="float" office:value="62905" calcext:value-type="float">
            <text:p>62905</text:p>
          </table:table-cell>
          <table:table-cell table:style-name="ce33" table:formula="of:=([.L94]-[.K94])" office:value-type="float" office:value="3677" calcext:value-type="float">
            <text:p>3677</text:p>
          </table:table-cell>
          <table:table-cell table:number-columns-repeated="1011"/>
        </table:table-row>
        <table:table-row table:style-name="ro1">
          <table:table-cell table:style-name="ce33"/>
          <table:table-cell table:style-name="ce34" office:value-type="string" calcext:value-type="string">
            <text:p>Setup</text:p>
          </table:table-cell>
          <table:table-cell table:style-name="ce33"/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0</text:p>
          </table:table-cell>
          <table:table-cell table:style-name="ce33"/>
          <table:table-cell table:style-name="ce34" table:number-columns-repeated="3"/>
          <table:table-cell table:style-name="ce33" table:formula="of:=(([.D95]*60*60)+([.E95]*60)+[.F95])" office:value-type="float" office:value="55020" calcext:value-type="float">
            <text:p>55020</text:p>
          </table:table-cell>
          <table:table-cell table:style-name="ce33" table:number-columns-repeated="2"/>
          <table:table-cell table:number-columns-repeated="1011"/>
        </table:table-row>
        <table:table-row table:style-name="ro1">
          <table:table-cell table:style-name="ce35" office:value-type="string" calcext:value-type="string">
            <text:p>7.74 (2)</text:p>
          </table:table-cell>
          <table:table-cell table:style-name="ce52" office:value-type="string" calcext:value-type="string">
            <text:p>4943-4944</text:p>
          </table:table-cell>
          <table:table-cell table:style-name="ce63" office:value-type="string" calcext:value-type="string">
            <text:p>Total Time of runs</text:p>
          </table:table-cell>
          <table:table-cell table:style-name="ce69" table:formula="of:=([.L94]-[.K93])" office:value-type="string" office:string-value="7306" calcext:value-type="string">
            <text:p>7306</text:p>
          </table:table-cell>
          <table:table-cell table:style-name="ce74" office:value-type="string" calcext:value-type="string">
            <text:p>Total elasped time</text:p>
          </table:table-cell>
          <table:table-cell table:style-name="ce69" table:formula="of:=([.L94]-[.K95])" office:value-type="string" office:string-value="7885" calcext:value-type="string">
            <text:p>7885</text:p>
          </table:table-cell>
          <table:table-cell table:style-name="ce63"/>
          <table:table-cell table:style-name="ce35"/>
          <table:table-cell table:style-name="ce63"/>
          <table:table-cell table:style-name="ce69" table:number-columns-repeated="4"/>
          <table:table-cell table:number-columns-repeated="1011"/>
        </table:table-row>
        <table:table-row table:style-name="ro1">
          <table:table-cell table:style-name="ce45"/>
          <table:table-cell table:style-name="ce59" office:value-type="float" office:value="4945" calcext:value-type="float">
            <text:p>4945</text:p>
          </table:table-cell>
          <table:table-cell table:style-name="ce4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39" calcext:value-type="float">
            <text:p>39</text:p>
          </table:table-cell>
          <table:table-cell table:style-name="ce59" office:value-type="float" office:value="54" calcext:value-type="float">
            <text:p>54</text:p>
          </table:table-cell>
          <table:table-cell table:style-name="ce45"/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36" calcext:value-type="float">
            <text:p>36</text:p>
          </table:table-cell>
          <table:table-cell table:style-name="ce59" office:value-type="float" office:value="30" calcext:value-type="float">
            <text:p>30</text:p>
          </table:table-cell>
          <table:table-cell table:style-name="ce45" table:formula="of:=(([.D97]*60*60)+([.E97]*60)+[.F97])" office:value-type="float" office:value="63594" calcext:value-type="float">
            <text:p>63594</text:p>
          </table:table-cell>
          <table:table-cell table:style-name="ce45" table:formula="of:=(([.H97]*60*60)+([.I97]*60)+[.J97])" office:value-type="float" office:value="66990" calcext:value-type="float">
            <text:p>66990</text:p>
          </table:table-cell>
          <table:table-cell table:style-name="ce45" table:formula="of:=([.L97]-[.K97])" office:value-type="float" office:value="3396" calcext:value-type="float">
            <text:p>3396</text:p>
          </table:table-cell>
          <table:table-cell table:number-columns-repeated="1011"/>
        </table:table-row>
        <table:table-row table:style-name="ro1">
          <table:table-cell table:style-name="ce45"/>
          <table:table-cell table:style-name="ce59" office:value-type="float" office:value="4946" calcext:value-type="float">
            <text:p>4946</text:p>
          </table:table-cell>
          <table:table-cell table:style-name="ce45"/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37" calcext:value-type="float">
            <text:p>37</text:p>
          </table:table-cell>
          <table:table-cell table:style-name="ce59" office:value-type="float" office:value="4" calcext:value-type="float">
            <text:p>4</text:p>
          </table:table-cell>
          <table:table-cell table:style-name="ce45"/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51" calcext:value-type="float">
            <text:p>51</text:p>
          </table:table-cell>
          <table:table-cell table:style-name="ce45" table:formula="of:=(([.D98]*60*60)+([.E98]*60)+[.F98])" office:value-type="float" office:value="67024" calcext:value-type="float">
            <text:p>67024</text:p>
          </table:table-cell>
          <table:table-cell table:style-name="ce45" table:formula="of:=(([.H98]*60*60)+([.I98]*60)+[.J98])" office:value-type="float" office:value="69651" calcext:value-type="float">
            <text:p>69651</text:p>
          </table:table-cell>
          <table:table-cell table:style-name="ce45" table:formula="of:=([.L98]-[.K98])" office:value-type="float" office:value="2627" calcext:value-type="float">
            <text:p>2627</text:p>
          </table:table-cell>
          <table:table-cell table:number-columns-repeated="1011"/>
        </table:table-row>
        <table:table-row table:style-name="ro1">
          <table:table-cell table:style-name="ce45"/>
          <table:table-cell table:style-name="ce59" office:value-type="float" office:value="4947" calcext:value-type="float">
            <text:p>4947</text:p>
          </table:table-cell>
          <table:table-cell table:style-name="ce45"/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31" calcext:value-type="float">
            <text:p>31</text:p>
          </table:table-cell>
          <table:table-cell table:style-name="ce45"/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48" calcext:value-type="float">
            <text:p>48</text:p>
          </table:table-cell>
          <table:table-cell table:style-name="ce45" table:formula="of:=(([.D99]*60*60)+([.E99]*60)+[.F99])" office:value-type="float" office:value="69691" calcext:value-type="float">
            <text:p>69691</text:p>
          </table:table-cell>
          <table:table-cell table:style-name="ce45" table:formula="of:=(([.H99]*60*60)+([.I99]*60)+[.J99])" office:value-type="float" office:value="71448" calcext:value-type="float">
            <text:p>71448</text:p>
          </table:table-cell>
          <table:table-cell table:style-name="ce45" table:formula="of:=([.L99]-[.K99])" office:value-type="float" office:value="1757" calcext:value-type="float">
            <text:p>1757</text:p>
          </table:table-cell>
          <table:table-cell table:number-columns-repeated="1011"/>
        </table:table-row>
        <table:table-row table:style-name="ro1">
          <table:table-cell table:style-name="ce45"/>
          <table:table-cell table:style-name="ce59" office:value-type="string" calcext:value-type="string">
            <text:p>Setup</text:p>
          </table:table-cell>
          <table:table-cell table:style-name="ce4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0" calcext:value-type="float">
            <text:p>0</text:p>
          </table:table-cell>
          <table:table-cell table:style-name="ce45" table:number-columns-repeated="4"/>
          <table:table-cell table:style-name="ce45" table:formula="of:=(([.D100]*60*60)+([.E100]*60)+[.F100])" office:value-type="float" office:value="62880" calcext:value-type="float">
            <text:p>62880</text:p>
          </table:table-cell>
          <table:table-cell table:style-name="ce45" table:number-columns-repeated="2"/>
          <table:table-cell table:number-columns-repeated="1011"/>
        </table:table-row>
        <table:table-row table:style-name="ro1">
          <table:table-cell table:style-name="ce46" office:value-type="string" calcext:value-type="string">
            <text:p>10.74 (2)</text:p>
          </table:table-cell>
          <table:table-cell table:style-name="ce60" office:value-type="string" calcext:value-type="string">
            <text:p>4945-4947</text:p>
          </table:table-cell>
          <table:table-cell table:style-name="ce67" office:value-type="string" calcext:value-type="string">
            <text:p>Total Time of runs</text:p>
          </table:table-cell>
          <table:table-cell table:style-name="ce73" table:formula="of:=([.L99]-[.K97])" office:value-type="string" office:string-value="7854" calcext:value-type="string">
            <text:p>7854</text:p>
          </table:table-cell>
          <table:table-cell table:style-name="ce79" office:value-type="string" calcext:value-type="string">
            <text:p>Total elasped time</text:p>
          </table:table-cell>
          <table:table-cell table:style-name="ce73" table:formula="of:=([.L99]-[.K100])" office:value-type="string" office:string-value="8568" calcext:value-type="string">
            <text:p>8568</text:p>
          </table:table-cell>
          <table:table-cell table:style-name="ce67"/>
          <table:table-cell table:style-name="ce46"/>
          <table:table-cell table:style-name="ce67"/>
          <table:table-cell table:style-name="ce73" table:number-columns-repeated="4"/>
          <table:table-cell table:number-columns-repeated="1011"/>
        </table:table-row>
        <table:table-row table:style-name="ro1">
          <table:table-cell table:style-name="ce33"/>
          <table:table-cell table:style-name="ce34" office:value-type="float" office:value="4948" calcext:value-type="float">
            <text:p>4948</text:p>
          </table:table-cell>
          <table:table-cell table:style-name="ce33"/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26" calcext:value-type="float">
            <text:p>26</text:p>
          </table:table-cell>
          <table:table-cell table:style-name="ce33"/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17" calcext:value-type="float">
            <text:p>17</text:p>
          </table:table-cell>
          <table:table-cell table:style-name="ce33" table:formula="of:=(([.D102]*60*60)+([.E102]*60)+[.F102])" office:value-type="float" office:value="71786" calcext:value-type="float">
            <text:p>71786</text:p>
          </table:table-cell>
          <table:table-cell table:style-name="ce33" table:formula="of:=(([.H102]*60*60)+([.I102]*60)+[.J102])" office:value-type="float" office:value="75497" calcext:value-type="float">
            <text:p>75497</text:p>
          </table:table-cell>
          <table:table-cell table:style-name="ce33" table:formula="of:=([.L102]-[.K102])" office:value-type="float" office:value="3711" calcext:value-type="float">
            <text:p>3711</text:p>
          </table:table-cell>
          <table:table-cell table:number-columns-repeated="1011"/>
        </table:table-row>
        <table:table-row table:style-name="ro1">
          <table:table-cell table:style-name="ce33"/>
          <table:table-cell table:style-name="ce34" office:value-type="float" office:value="4949" calcext:value-type="float">
            <text:p>4949</text:p>
          </table:table-cell>
          <table:table-cell table:style-name="ce33"/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53" calcext:value-type="float">
            <text:p>53</text:p>
          </table:table-cell>
          <table:table-cell table:style-name="ce33"/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1" calcext:value-type="float">
            <text:p>51</text:p>
          </table:table-cell>
          <table:table-cell table:style-name="ce33" table:formula="of:=(([.D103]*60*60)+([.E103]*60)+[.F103])" office:value-type="float" office:value="75533" calcext:value-type="float">
            <text:p>75533</text:p>
          </table:table-cell>
          <table:table-cell table:style-name="ce33" table:formula="of:=(([.H103]*60*60)+([.I103]*60)+[.J103])" office:value-type="float" office:value="79851" calcext:value-type="float">
            <text:p>79851</text:p>
          </table:table-cell>
          <table:table-cell table:style-name="ce33" table:formula="of:=([.L103]-[.K103])" office:value-type="float" office:value="4318" calcext:value-type="float">
            <text:p>4318</text:p>
          </table:table-cell>
          <table:table-cell table:number-columns-repeated="1011"/>
        </table:table-row>
        <table:table-row table:style-name="ro1">
          <table:table-cell table:style-name="ce33"/>
          <table:table-cell table:style-name="ce34" office:value-type="float" office:value="4950" calcext:value-type="float">
            <text:p>4950</text:p>
          </table:table-cell>
          <table:table-cell table:style-name="ce33"/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4" calcext:value-type="float">
            <text:p>24</text:p>
          </table:table-cell>
          <table:table-cell table:style-name="ce33"/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2" calcext:value-type="float">
            <text:p>52</text:p>
          </table:table-cell>
          <table:table-cell table:style-name="ce33" table:formula="of:=(([.D104]*60*60)+([.E104]*60)+[.F104])" office:value-type="float" office:value="79884" calcext:value-type="float">
            <text:p>79884</text:p>
          </table:table-cell>
          <table:table-cell table:style-name="ce33" table:formula="of:=(([.H104]*60*60)+([.I104]*60)+[.J104])" office:value-type="float" office:value="83452" calcext:value-type="float">
            <text:p>83452</text:p>
          </table:table-cell>
          <table:table-cell table:style-name="ce33" table:formula="of:=([.L104]-[.K104])" office:value-type="float" office:value="3568" calcext:value-type="float">
            <text:p>3568</text:p>
          </table:table-cell>
          <table:table-cell table:number-columns-repeated="1011"/>
        </table:table-row>
        <table:table-row table:style-name="ro1">
          <table:table-cell table:style-name="ce33"/>
          <table:table-cell table:style-name="ce34" office:value-type="float" office:value="4951" calcext:value-type="float">
            <text:p>4951</text:p>
          </table:table-cell>
          <table:table-cell table:style-name="ce33"/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30" calcext:value-type="float">
            <text:p>30</text:p>
          </table:table-cell>
          <table:table-cell table:style-name="ce33"/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7" calcext:value-type="float">
            <text:p>7</text:p>
          </table:table-cell>
          <table:table-cell table:style-name="ce33" table:formula="of:=(([.D105]*60*60)+([.E105]*60)+[.F105])" office:value-type="float" office:value="83490" calcext:value-type="float">
            <text:p>83490</text:p>
          </table:table-cell>
          <table:table-cell table:style-name="ce33" table:formula="of:=(([.H105]*60*60)+([.I105]*60)+[.J105])" office:value-type="float" office:value="86887" calcext:value-type="float">
            <text:p>86887</text:p>
          </table:table-cell>
          <table:table-cell table:style-name="ce33" table:formula="of:=([.L105]-[.K105])" office:value-type="float" office:value="3397" calcext:value-type="float">
            <text:p>3397</text:p>
          </table:table-cell>
          <table:table-cell table:number-columns-repeated="1011"/>
        </table:table-row>
        <table:table-row table:style-name="ro1">
          <table:table-cell table:style-name="ce33"/>
          <table:table-cell table:style-name="ce34" office:value-type="float" office:value="4952" calcext:value-type="float">
            <text:p>4952</text:p>
          </table:table-cell>
          <table:table-cell table:style-name="ce33"/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9" calcext:value-type="float">
            <text:p>39</text:p>
          </table:table-cell>
          <table:table-cell table:style-name="ce33"/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37" calcext:value-type="float">
            <text:p>37</text:p>
          </table:table-cell>
          <table:table-cell table:style-name="ce33" table:formula="of:=(([.D106]*60*60)+([.E106]*60)+[.F106])" office:value-type="float" office:value="86919" calcext:value-type="float">
            <text:p>86919</text:p>
          </table:table-cell>
          <table:table-cell table:style-name="ce33" table:formula="of:=(([.H106]*60*60)+([.I106]*60)+[.J106])" office:value-type="float" office:value="89677" calcext:value-type="float">
            <text:p>89677</text:p>
          </table:table-cell>
          <table:table-cell table:style-name="ce33" table:formula="of:=([.L106]-[.K106])" office:value-type="float" office:value="2758" calcext:value-type="float">
            <text:p>2758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*</text:p>
          </table:table-cell>
          <table:table-cell table:style-name="ce34" office:value-type="float" office:value="4953" calcext:value-type="float">
            <text:p>4953</text:p>
          </table:table-cell>
          <table:table-cell table:style-name="ce33"/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0" calcext:value-type="float">
            <text:p>0</text:p>
          </table:table-cell>
          <table:table-cell table:style-name="ce33"/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0" calcext:value-type="float">
            <text:p>0</text:p>
          </table:table-cell>
          <table:table-cell table:style-name="ce33" table:formula="of:=(([.D107]*60*60)+([.E107]*60)+[.F107])" office:value-type="float" office:value="89760" calcext:value-type="float">
            <text:p>89760</text:p>
          </table:table-cell>
          <table:table-cell table:style-name="ce33" table:formula="of:=(([.H107]*60*60)+([.I107]*60)+[.J107])" office:value-type="float" office:value="92100" calcext:value-type="float">
            <text:p>92100</text:p>
          </table:table-cell>
          <table:table-cell table:style-name="ce33" table:formula="of:=([.L107]-[.K107])" office:value-type="float" office:value="2340" calcext:value-type="float">
            <text:p>2340</text:p>
          </table:table-cell>
          <table:table-cell table:number-columns-repeated="1011"/>
        </table:table-row>
        <table:table-row table:style-name="ro1">
          <table:table-cell table:style-name="ce33"/>
          <table:table-cell table:style-name="ce34" office:value-type="float" office:value="4954" calcext:value-type="float">
            <text:p>4954</text:p>
          </table:table-cell>
          <table:table-cell table:style-name="ce33"/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5" calcext:value-type="float">
            <text:p>25</text:p>
          </table:table-cell>
          <table:table-cell table:style-name="ce33"/>
          <table:table-cell table:number-columns-repeated="2" table:style-name="ce34" office:value-type="float" office:value="26" calcext:value-type="float">
            <text:p>26</text:p>
          </table:table-cell>
          <table:table-cell table:style-name="ce34" office:value-type="float" office:value="44" calcext:value-type="float">
            <text:p>44</text:p>
          </table:table-cell>
          <table:table-cell table:style-name="ce33" table:formula="of:=(([.D108]*60*60)+([.E108]*60)+[.F108])" office:value-type="float" office:value="92305" calcext:value-type="float">
            <text:p>92305</text:p>
          </table:table-cell>
          <table:table-cell table:style-name="ce33" table:formula="of:=(([.H108]*60*60)+([.I108]*60)+[.J108])" office:value-type="float" office:value="95204" calcext:value-type="float">
            <text:p>95204</text:p>
          </table:table-cell>
          <table:table-cell table:style-name="ce33" table:formula="of:=([.L108]-[.K108])" office:value-type="float" office:value="2899" calcext:value-type="float">
            <text:p>2899</text:p>
          </table:table-cell>
          <table:table-cell table:number-columns-repeated="1011"/>
        </table:table-row>
        <table:table-row table:style-name="ro1">
          <table:table-cell table:style-name="ce33"/>
          <table:table-cell table:style-name="ce34" office:value-type="float" office:value="4955" calcext:value-type="float">
            <text:p>4955</text:p>
          </table:table-cell>
          <table:table-cell table:style-name="ce33"/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3" calcext:value-type="float">
            <text:p>23</text:p>
          </table:table-cell>
          <table:table-cell table:style-name="ce33"/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40" calcext:value-type="float">
            <text:p>40</text:p>
          </table:table-cell>
          <table:table-cell table:style-name="ce33" table:formula="of:=(([.D109]*60*60)+([.E109]*60)+[.F109])" office:value-type="float" office:value="95243" calcext:value-type="float">
            <text:p>95243</text:p>
          </table:table-cell>
          <table:table-cell table:style-name="ce33" table:formula="of:=(([.H109]*60*60)+([.I109]*60)+[.J109])" office:value-type="float" office:value="98740" calcext:value-type="float">
            <text:p>98740</text:p>
          </table:table-cell>
          <table:table-cell table:style-name="ce33" table:formula="of:=([.L109]-[.K109])" office:value-type="float" office:value="3497" calcext:value-type="float">
            <text:p>3497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*</text:p>
          </table:table-cell>
          <table:table-cell table:style-name="ce34" office:value-type="float" office:value="4956" calcext:value-type="float">
            <text:p>4956</text:p>
          </table:table-cell>
          <table:table-cell table:style-name="ce33"/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0</text:p>
          </table:table-cell>
          <table:table-cell table:style-name="ce33"/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0</text:p>
          </table:table-cell>
          <table:table-cell table:style-name="ce33" table:formula="of:=(([.D110]*60*60)+([.E110]*60)+[.F110])" office:value-type="float" office:value="98760" calcext:value-type="float">
            <text:p>98760</text:p>
          </table:table-cell>
          <table:table-cell table:style-name="ce33" table:formula="of:=(([.H110]*60*60)+([.I110]*60)+[.J110])" office:value-type="float" office:value="102300" calcext:value-type="float">
            <text:p>102300</text:p>
          </table:table-cell>
          <table:table-cell table:style-name="ce33" table:formula="of:=([.L110]-[.K110])" office:value-type="float" office:value="3540" calcext:value-type="float">
            <text:p>3540</text:p>
          </table:table-cell>
          <table:table-cell table:number-columns-repeated="1011"/>
        </table:table-row>
        <table:table-row table:style-name="ro1">
          <table:table-cell table:style-name="ce33"/>
          <table:table-cell table:style-name="ce34" office:value-type="float" office:value="4957" calcext:value-type="float">
            <text:p>4957</text:p>
          </table:table-cell>
          <table:table-cell table:style-name="ce33"/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56" calcext:value-type="float">
            <text:p>56</text:p>
          </table:table-cell>
          <table:table-cell table:style-name="ce33"/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8" calcext:value-type="float">
            <text:p>8</text:p>
          </table:table-cell>
          <table:table-cell table:style-name="ce33" table:formula="of:=(([.D111]*60*60)+([.E111]*60)+[.F111])" office:value-type="float" office:value="102356" calcext:value-type="float">
            <text:p>102356</text:p>
          </table:table-cell>
          <table:table-cell table:style-name="ce33" table:formula="of:=(([.H111]*60*60)+([.I111]*60)+[.J111])" office:value-type="float" office:value="105368" calcext:value-type="float">
            <text:p>105368</text:p>
          </table:table-cell>
          <table:table-cell table:style-name="ce33" table:formula="of:=([.L111]-[.K111])" office:value-type="float" office:value="3012" calcext:value-type="float">
            <text:p>3012</text:p>
          </table:table-cell>
          <table:table-cell table:number-columns-repeated="1011"/>
        </table:table-row>
        <table:table-row table:style-name="ro1">
          <table:table-cell table:style-name="ce33"/>
          <table:table-cell table:style-name="ce34" office:value-type="float" office:value="4958" calcext:value-type="float">
            <text:p>4958</text:p>
          </table:table-cell>
          <table:table-cell table:style-name="ce33"/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0</text:p>
          </table:table-cell>
          <table:table-cell table:style-name="ce33"/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55" calcext:value-type="float">
            <text:p>55</text:p>
          </table:table-cell>
          <table:table-cell table:style-name="ce33" table:formula="of:=(([.D112]*60*60)+([.E112]*60)+[.F112])" office:value-type="float" office:value="105420" calcext:value-type="float">
            <text:p>105420</text:p>
          </table:table-cell>
          <table:table-cell table:style-name="ce33" table:formula="of:=(([.H112]*60*60)+([.I112]*60)+[.J112])" office:value-type="float" office:value="109075" calcext:value-type="float">
            <text:p>109075</text:p>
          </table:table-cell>
          <table:table-cell table:style-name="ce33" table:formula="of:=([.L112]-[.K112])" office:value-type="float" office:value="3655" calcext:value-type="float">
            <text:p>3655</text:p>
          </table:table-cell>
          <table:table-cell table:number-columns-repeated="1011"/>
        </table:table-row>
        <table:table-row table:style-name="ro1">
          <table:table-cell table:style-name="ce33"/>
          <table:table-cell table:style-name="ce34" office:value-type="float" office:value="4959" calcext:value-type="float">
            <text:p>4959</text:p>
          </table:table-cell>
          <table:table-cell table:style-name="ce33"/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1" calcext:value-type="float">
            <text:p>31</text:p>
          </table:table-cell>
          <table:table-cell table:style-name="ce33"/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45" calcext:value-type="float">
            <text:p>45</text:p>
          </table:table-cell>
          <table:table-cell table:style-name="ce33" table:formula="of:=(([.D113]*60*60)+([.E113]*60)+[.F113])" office:value-type="float" office:value="109111" calcext:value-type="float">
            <text:p>109111</text:p>
          </table:table-cell>
          <table:table-cell table:style-name="ce33" table:formula="of:=(([.H113]*60*60)+([.I113]*60)+[.J113])" office:value-type="float" office:value="111525" calcext:value-type="float">
            <text:p>111525</text:p>
          </table:table-cell>
          <table:table-cell table:style-name="ce33" table:formula="of:=([.L113]-[.K113])" office:value-type="float" office:value="2414" calcext:value-type="float">
            <text:p>2414</text:p>
          </table:table-cell>
          <table:table-cell table:number-columns-repeated="1011"/>
        </table:table-row>
        <table:table-row table:style-name="ro1">
          <table:table-cell table:style-name="ce33"/>
          <table:table-cell table:style-name="ce34" office:value-type="string" calcext:value-type="string">
            <text:p>Setup</text:p>
          </table:table-cell>
          <table:table-cell table:style-name="ce33"/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0" calcext:value-type="float">
            <text:p>0</text:p>
          </table:table-cell>
          <table:table-cell table:style-name="ce33" table:number-columns-repeated="4"/>
          <table:table-cell table:style-name="ce33" table:formula="of:=(([.D114]*60*60)+([.E114]*60)+[.F114])" office:value-type="float" office:value="71400" calcext:value-type="float">
            <text:p>71400</text:p>
          </table:table-cell>
          <table:table-cell table:style-name="ce33" table:number-columns-repeated="2"/>
          <table:table-cell table:number-columns-repeated="1011"/>
        </table:table-row>
        <table:table-row table:style-name="ro1">
          <table:table-cell table:style-name="ce35" office:value-type="string" calcext:value-type="string">
            <text:p>7.74 (3)</text:p>
          </table:table-cell>
          <table:table-cell table:style-name="ce52" office:value-type="string" calcext:value-type="string">
            <text:p>4948-4960</text:p>
          </table:table-cell>
          <table:table-cell table:style-name="ce63" office:value-type="string" calcext:value-type="string">
            <text:p>Total Time of runs</text:p>
          </table:table-cell>
          <table:table-cell table:style-name="ce69" table:formula="of:=([.L113]-[.K102])" office:value-type="string" office:string-value="39739" calcext:value-type="string">
            <text:p>39739</text:p>
          </table:table-cell>
          <table:table-cell table:style-name="ce74" office:value-type="string" calcext:value-type="string">
            <text:p>Total elasped time</text:p>
          </table:table-cell>
          <table:table-cell table:style-name="ce69" table:formula="of:=([.L113]-[.K114])" office:value-type="string" office:string-value="40125" calcext:value-type="string">
            <text:p>40125</text:p>
          </table:table-cell>
          <table:table-cell table:style-name="ce63"/>
          <table:table-cell table:style-name="ce35"/>
          <table:table-cell table:style-name="ce63"/>
          <table:table-cell table:style-name="ce69" table:number-columns-repeated="4"/>
          <table:table-cell table:number-columns-repeated="1011"/>
        </table:table-row>
        <table:table-row table:style-name="ro1">
          <table:table-cell table:style-name="ce37" office:value-type="float" office:value="9.808" calcext:value-type="float">
            <text:p>9.808</text:p>
          </table:table-cell>
          <table:table-cell table:style-name="ce37" office:value-type="float" office:value="4965" calcext:value-type="float">
            <text:p>4965</text:p>
          </table:table-cell>
          <table:table-cell table:style-name="ce36" table:number-columns-repeated="11"/>
          <table:table-cell table:number-columns-repeated="1011"/>
        </table:table-row>
        <table:table-row table:style-name="ro1">
          <table:table-cell table:style-name="ce36"/>
          <table:table-cell table:style-name="ce37" office:value-type="string" calcext:value-type="string">
            <text:p>Setup </text:p>
          </table:table-cell>
          <table:table-cell table:style-name="ce36"/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0" calcext:value-type="float">
            <text:p>0</text:p>
          </table:table-cell>
          <table:table-cell table:style-name="ce36" table:number-columns-repeated="7"/>
          <table:table-cell table:number-columns-repeated="1011"/>
        </table:table-row>
        <table:table-row table:style-name="ro1">
          <table:table-cell table:style-name="ce38" office:value-type="float" office:value="9.808" calcext:value-type="float">
            <text:p>9.808</text:p>
          </table:table-cell>
          <table:table-cell table:style-name="ce54" office:value-type="string" calcext:value-type="string">
            <text:p>4965-</text:p>
          </table:table-cell>
          <table:table-cell table:style-name="ce64" office:value-type="string" calcext:value-type="string">
            <text:p>Total Time of runs</text:p>
          </table:table-cell>
          <table:table-cell table:style-name="ce70" table:formula="of:=([.L116]-[.K105])" office:value-type="string" office:string-value="-83490" calcext:value-type="string">
            <text:p>-83490</text:p>
          </table:table-cell>
          <table:table-cell table:style-name="ce75" office:value-type="string" calcext:value-type="string">
            <text:p>Total elasped time</text:p>
          </table:table-cell>
          <table:table-cell table:style-name="ce70" table:formula="of:=([.L116]-[.K117])" office:value-type="string" office:string-value="0" calcext:value-type="string">
            <text:p>0</text:p>
          </table:table-cell>
          <table:table-cell table:style-name="ce64" office:value-type="string" calcext:value-type="string">
            <text:p>Total dummy</text:p>
          </table:table-cell>
          <table:table-cell table:style-name="ce70" table:formula="of:=([.L117]-[.K117])+[.M113]+[.M114]+[.M115]" office:value-type="string" office:string-value="2414" calcext:value-type="string">
            <text:p>2414</text:p>
          </table:table-cell>
          <table:table-cell table:style-name="ce64" office:value-type="string" calcext:value-type="string">
            <text:p>Total elasped minus dummy</text:p>
          </table:table-cell>
          <table:table-cell table:style-name="ce70" table:formula="of:=([.F118]-[.H118])" office:value-type="string" office:string-value="-2414" calcext:value-type="string">
            <text:p>-2414</text:p>
          </table:table-cell>
          <table:table-cell table:style-name="ce70" table:number-columns-repeated="3"/>
          <table:table-cell table:number-columns-repeated="1011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5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564" meta:object-count="0"/>
    <meta:generator>LibreOfficeDev/5.1.0.3$Linux_X86_64 LibreOffice_project/</meta:generator>
  </office:meta>
</office:document-meta>
</file>